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9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17.07mm"/>
    </style:style>
    <style:style style:name="co11" style:family="table-column">
      <style:table-column-properties fo:break-before="auto" style:column-width="15.49mm"/>
    </style:style>
    <style:style style:name="co12" style:family="table-column">
      <style:table-column-properties fo:break-before="auto" style:column-width="14.16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1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09" table:style-name="ta1">
        <table:shapes>
          <draw:frame draw:z-index="0" draw:style-name="gr1" draw:text-style-name="P1" svg:width="159.99mm" svg:height="89.99mm" svg:x="285.94mm" svg:y="0mm">
            <loext:p draw:notify-on-update-of-ranges="test209.G2:test209.G109 test209.C1:test209.C1 test209.C2:test209.C109 test209.G2:test209.G109 test209.D1:test209.D1 test209.D2:test209.D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6.01mm" svg:y="1mm">
            <loext:p draw:notify-on-update-of-ranges="test209.B2:test209.B109 test209.C1:test209.C1 test209.C2:test209.C109 test209.D1:test209.D1 test209.D2:test209.D10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5.59mm" svg:y="99.35mm">
            <loext:p draw:notify-on-update-of-ranges="test209.B2:test209.B109 test209.G1:test209.G1 test209.G2:test209.G10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5.86mm" svg:y="99.35mm">
            <loext:p draw:notify-on-update-of-ranges="test209.B2:test209.B109 test209.F1:test209.F1 test209.F2:test209.F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18</text:p>
          </table:table-cell>
          <table:table-cell office:value-type="float" office:value="0.013418" calcext:value-type="float">
            <text:p>0.013418</text:p>
          </table:table-cell>
          <table:table-cell office:value-type="float" office:value="0.009104" calcext:value-type="float">
            <text:p>0.009104</text:p>
          </table:table-cell>
          <table:table-cell office:value-type="float" office:value="0" calcext:value-type="float">
            <text:p>0</text:p>
          </table:table-cell>
          <table:table-cell office:value-type="float" office:value="187963" calcext:value-type="float">
            <text:p>1879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19</text:p>
          </table:table-cell>
          <table:table-cell office:value-type="float" office:value="0.011821" calcext:value-type="float">
            <text:p>0.011821</text:p>
          </table:table-cell>
          <table:table-cell office:value-type="float" office:value="0.004851" calcext:value-type="float">
            <text:p>0.004851</text:p>
          </table:table-cell>
          <table:table-cell office:value-type="float" office:value="0" calcext:value-type="float">
            <text:p>0</text:p>
          </table:table-cell>
          <table:table-cell office:value-type="float" office:value="112374" calcext:value-type="float">
            <text:p>1123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0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0.008158" calcext:value-type="float">
            <text:p>0.008158</text:p>
          </table:table-cell>
          <table:table-cell office:value-type="float" office:value="0" calcext:value-type="float">
            <text:p>0</text:p>
          </table:table-cell>
          <table:table-cell office:value-type="float" office:value="212852" calcext:value-type="float">
            <text:p>2128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1</text:p>
          </table:table-cell>
          <table:table-cell office:value-type="float" office:value="0.013012" calcext:value-type="float">
            <text:p>0.013012</text:p>
          </table:table-cell>
          <table:table-cell office:value-type="float" office:value="0.005892" calcext:value-type="float">
            <text:p>0.005892</text:p>
          </table:table-cell>
          <table:table-cell office:value-type="float" office:value="0" calcext:value-type="float">
            <text:p>0</text:p>
          </table:table-cell>
          <table:table-cell office:value-type="float" office:value="144553" calcext:value-type="float">
            <text:p>1445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2</text:p>
          </table:table-cell>
          <table:table-cell office:value-type="float" office:value="0.012656" calcext:value-type="float">
            <text:p>0.012656</text:p>
          </table:table-cell>
          <table:table-cell office:value-type="float" office:value="0.006255" calcext:value-type="float">
            <text:p>0.006255</text:p>
          </table:table-cell>
          <table:table-cell office:value-type="float" office:value="0" calcext:value-type="float">
            <text:p>0</text:p>
          </table:table-cell>
          <table:table-cell office:value-type="float" office:value="152417" calcext:value-type="float">
            <text:p>1524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3</text:p>
          </table:table-cell>
          <table:table-cell office:value-type="float" office:value="0.013152" calcext:value-type="float">
            <text:p>0.013152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0" calcext:value-type="float">
            <text:p>0</text:p>
          </table:table-cell>
          <table:table-cell office:value-type="float" office:value="148672" calcext:value-type="float">
            <text:p>1486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4</text:p>
          </table:table-cell>
          <table:table-cell office:value-type="float" office:value="0.013035" calcext:value-type="float">
            <text:p>0.013035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0" calcext:value-type="float">
            <text:p>0</text:p>
          </table:table-cell>
          <table:table-cell office:value-type="float" office:value="157982" calcext:value-type="float">
            <text:p>1579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5</text:p>
          </table:table-cell>
          <table:table-cell office:value-type="float" office:value="0.011644" calcext:value-type="float">
            <text:p>0.011644</text:p>
          </table:table-cell>
          <table:table-cell office:value-type="float" office:value="0.004674" calcext:value-type="float">
            <text:p>0.004674</text:p>
          </table:table-cell>
          <table:table-cell office:value-type="float" office:value="0" calcext:value-type="float">
            <text:p>0</text:p>
          </table:table-cell>
          <table:table-cell office:value-type="float" office:value="111045" calcext:value-type="float">
            <text:p>1110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6</text:p>
          </table:table-cell>
          <table:table-cell office:value-type="float" office:value="0.013242" calcext:value-type="float">
            <text:p>0.013242</text:p>
          </table:table-cell>
          <table:table-cell office:value-type="float" office:value="0.006288" calcext:value-type="float">
            <text:p>0.006288</text:p>
          </table:table-cell>
          <table:table-cell office:value-type="float" office:value="0" calcext:value-type="float">
            <text:p>0</text:p>
          </table:table-cell>
          <table:table-cell office:value-type="float" office:value="137962" calcext:value-type="float">
            <text:p>1379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7</text:p>
          </table:table-cell>
          <table:table-cell office:value-type="float" office:value="0.013311" calcext:value-type="float">
            <text:p>0.01331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" calcext:value-type="float">
            <text:p>0</text:p>
          </table:table-cell>
          <table:table-cell office:value-type="float" office:value="89363" calcext:value-type="float">
            <text:p>893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8</text:p>
          </table:table-cell>
          <table:table-cell office:value-type="float" office:value="0.013346" calcext:value-type="float">
            <text:p>0.013346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" calcext:value-type="float">
            <text:p>0</text:p>
          </table:table-cell>
          <table:table-cell office:value-type="float" office:value="165522" calcext:value-type="float">
            <text:p>1655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9</text:p>
          </table:table-cell>
          <table:table-cell office:value-type="float" office:value="0.015309" calcext:value-type="float">
            <text:p>0.015309</text:p>
          </table:table-cell>
          <table:table-cell office:value-type="float" office:value="0.006352" calcext:value-type="float">
            <text:p>0.006352</text:p>
          </table:table-cell>
          <table:table-cell office:value-type="float" office:value="0" calcext:value-type="float">
            <text:p>0</text:p>
          </table:table-cell>
          <table:table-cell office:value-type="float" office:value="151327" calcext:value-type="float">
            <text:p>15132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0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" calcext:value-type="float">
            <text:p>0</text:p>
          </table:table-cell>
          <table:table-cell office:value-type="float" office:value="146253" calcext:value-type="float">
            <text:p>14625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1</text:p>
          </table:table-cell>
          <table:table-cell office:value-type="float" office:value="0.013275" calcext:value-type="float">
            <text:p>0.013275</text:p>
          </table:table-cell>
          <table:table-cell office:value-type="float" office:value="0.005808" calcext:value-type="float">
            <text:p>0.005808</text:p>
          </table:table-cell>
          <table:table-cell office:value-type="float" office:value="0" calcext:value-type="float">
            <text:p>0</text:p>
          </table:table-cell>
          <table:table-cell office:value-type="float" office:value="148319" calcext:value-type="float">
            <text:p>1483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2</text:p>
          </table:table-cell>
          <table:table-cell office:value-type="float" office:value="0.014063" calcext:value-type="float">
            <text:p>0.014063</text:p>
          </table:table-cell>
          <table:table-cell office:value-type="float" office:value="0.005326" calcext:value-type="float">
            <text:p>0.005326</text:p>
          </table:table-cell>
          <table:table-cell office:value-type="float" office:value="0" calcext:value-type="float">
            <text:p>0</text:p>
          </table:table-cell>
          <table:table-cell office:value-type="float" office:value="132859" calcext:value-type="float">
            <text:p>1328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3</text:p>
          </table:table-cell>
          <table:table-cell office:value-type="float" office:value="0.015886" calcext:value-type="float">
            <text:p>0.015886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0" calcext:value-type="float">
            <text:p>0</text:p>
          </table:table-cell>
          <table:table-cell office:value-type="float" office:value="149223" calcext:value-type="float">
            <text:p>1492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4</text:p>
          </table:table-cell>
          <table:table-cell office:value-type="float" office:value="0.022299" calcext:value-type="float">
            <text:p>0.022299</text:p>
          </table:table-cell>
          <table:table-cell office:value-type="float" office:value="0.006647" calcext:value-type="float">
            <text:p>0.006647</text:p>
          </table:table-cell>
          <table:table-cell office:value-type="float" office:value="0" calcext:value-type="float">
            <text:p>0</text:p>
          </table:table-cell>
          <table:table-cell office:value-type="float" office:value="159469" calcext:value-type="float">
            <text:p>1594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5</text:p>
          </table:table-cell>
          <table:table-cell office:value-type="float" office:value="0.018973" calcext:value-type="float">
            <text:p>0.018973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0" calcext:value-type="float">
            <text:p>0</text:p>
          </table:table-cell>
          <table:table-cell office:value-type="float" office:value="165291" calcext:value-type="float">
            <text:p>1652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6</text:p>
          </table:table-cell>
          <table:table-cell office:value-type="float" office:value="0.020145" calcext:value-type="float">
            <text:p>0.020145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" calcext:value-type="float">
            <text:p>0</text:p>
          </table:table-cell>
          <table:table-cell office:value-type="float" office:value="138550" calcext:value-type="float">
            <text:p>138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7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007366" calcext:value-type="float">
            <text:p>0.007366</text:p>
          </table:table-cell>
          <table:table-cell office:value-type="float" office:value="0" calcext:value-type="float">
            <text:p>0</text:p>
          </table:table-cell>
          <table:table-cell office:value-type="float" office:value="173665" calcext:value-type="float">
            <text:p>1736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8</text:p>
          </table:table-cell>
          <table:table-cell office:value-type="float" office:value="0.018538" calcext:value-type="float">
            <text:p>0.018538</text:p>
          </table:table-cell>
          <table:table-cell office:value-type="float" office:value="0.005712" calcext:value-type="float">
            <text:p>0.005712</text:p>
          </table:table-cell>
          <table:table-cell office:value-type="float" office:value="0" calcext:value-type="float">
            <text:p>0</text:p>
          </table:table-cell>
          <table:table-cell office:value-type="float" office:value="143826" calcext:value-type="float">
            <text:p>14382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9</text:p>
          </table:table-cell>
          <table:table-cell office:value-type="float" office:value="0.022993" calcext:value-type="float">
            <text:p>0.022993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0" calcext:value-type="float">
            <text:p>0</text:p>
          </table:table-cell>
          <table:table-cell office:value-type="float" office:value="138724" calcext:value-type="float">
            <text:p>1387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0</text:p>
          </table:table-cell>
          <table:table-cell office:value-type="float" office:value="0.015876" calcext:value-type="float">
            <text:p>0.01587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0" calcext:value-type="float">
            <text:p>0</text:p>
          </table:table-cell>
          <table:table-cell office:value-type="float" office:value="193333" calcext:value-type="float">
            <text:p>1933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1</text:p>
          </table:table-cell>
          <table:table-cell office:value-type="float" office:value="0.015116" calcext:value-type="float">
            <text:p>0.015116</text:p>
          </table:table-cell>
          <table:table-cell office:value-type="float" office:value="0.008574" calcext:value-type="float">
            <text:p>0.008574</text:p>
          </table:table-cell>
          <table:table-cell office:value-type="float" office:value="0" calcext:value-type="float">
            <text:p>0</text:p>
          </table:table-cell>
          <table:table-cell office:value-type="float" office:value="208565" calcext:value-type="float">
            <text:p>2085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2</text:p>
          </table:table-cell>
          <table:table-cell office:value-type="float" office:value="0.016714" calcext:value-type="float">
            <text:p>0.016714</text:p>
          </table:table-cell>
          <table:table-cell office:value-type="float" office:value="0.005636" calcext:value-type="float">
            <text:p>0.005636</text:p>
          </table:table-cell>
          <table:table-cell office:value-type="float" office:value="0" calcext:value-type="float">
            <text:p>0</text:p>
          </table:table-cell>
          <table:table-cell office:value-type="float" office:value="143676" calcext:value-type="float">
            <text:p>14367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3</text:p>
          </table:table-cell>
          <table:table-cell office:value-type="float" office:value="0.014783" calcext:value-type="float">
            <text:p>0.014783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" calcext:value-type="float">
            <text:p>0</text:p>
          </table:table-cell>
          <table:table-cell office:value-type="float" office:value="125418" calcext:value-type="float">
            <text:p>1254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4</text:p>
          </table:table-cell>
          <table:table-cell office:value-type="float" office:value="0.018358" calcext:value-type="float">
            <text:p>0.018358</text:p>
          </table:table-cell>
          <table:table-cell office:value-type="float" office:value="0.005016" calcext:value-type="float">
            <text:p>0.005016</text:p>
          </table:table-cell>
          <table:table-cell office:value-type="float" office:value="0" calcext:value-type="float">
            <text:p>0</text:p>
          </table:table-cell>
          <table:table-cell office:value-type="float" office:value="130416" calcext:value-type="float">
            <text:p>1304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5</text:p>
          </table:table-cell>
          <table:table-cell office:value-type="float" office:value="0.015505" calcext:value-type="float">
            <text:p>0.015505</text:p>
          </table:table-cell>
          <table:table-cell office:value-type="float" office:value="0.007217" calcext:value-type="float">
            <text:p>0.007217</text:p>
          </table:table-cell>
          <table:table-cell office:value-type="float" office:value="0" calcext:value-type="float">
            <text:p>0</text:p>
          </table:table-cell>
          <table:table-cell office:value-type="float" office:value="174550" calcext:value-type="float">
            <text:p>17455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6</text:p>
          </table:table-cell>
          <table:table-cell office:value-type="float" office:value="0.016804" calcext:value-type="float">
            <text:p>0.016804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" calcext:value-type="float">
            <text:p>0</text:p>
          </table:table-cell>
          <table:table-cell office:value-type="float" office:value="124513" calcext:value-type="float">
            <text:p>12451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7</text:p>
          </table:table-cell>
          <table:table-cell office:value-type="float" office:value="0.017148" calcext:value-type="float">
            <text:p>0.017148</text:p>
          </table:table-cell>
          <table:table-cell office:value-type="float" office:value="0.004596" calcext:value-type="float">
            <text:p>0.004596</text:p>
          </table:table-cell>
          <table:table-cell office:value-type="float" office:value="0" calcext:value-type="float">
            <text:p>0</text:p>
          </table:table-cell>
          <table:table-cell office:value-type="float" office:value="117744" calcext:value-type="float">
            <text:p>1177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8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" calcext:value-type="float">
            <text:p>0</text:p>
          </table:table-cell>
          <table:table-cell office:value-type="float" office:value="144451" calcext:value-type="float">
            <text:p>14445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9</text:p>
          </table:table-cell>
          <table:table-cell office:value-type="float" office:value="0.016779" calcext:value-type="float">
            <text:p>0.016779</text:p>
          </table:table-cell>
          <table:table-cell office:value-type="float" office:value="0.007905" calcext:value-type="float">
            <text:p>0.007905</text:p>
          </table:table-cell>
          <table:table-cell office:value-type="float" office:value="0" calcext:value-type="float">
            <text:p>0</text:p>
          </table:table-cell>
          <table:table-cell office:value-type="float" office:value="191621" calcext:value-type="float">
            <text:p>19162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0</text:p>
          </table:table-cell>
          <table:table-cell office:value-type="float" office:value="0.026191" calcext:value-type="float">
            <text:p>0.026191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0" calcext:value-type="float">
            <text:p>0</text:p>
          </table:table-cell>
          <table:table-cell office:value-type="float" office:value="134202" calcext:value-type="float">
            <text:p>13420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1</text:p>
          </table:table-cell>
          <table:table-cell office:value-type="float" office:value="0.017131" calcext:value-type="float">
            <text:p>0.017131</text:p>
          </table:table-cell>
          <table:table-cell office:value-type="float" office:value="0.005817" calcext:value-type="float">
            <text:p>0.005817</text:p>
          </table:table-cell>
          <table:table-cell office:value-type="float" office:value="0" calcext:value-type="float">
            <text:p>0</text:p>
          </table:table-cell>
          <table:table-cell office:value-type="float" office:value="144032" calcext:value-type="float">
            <text:p>1440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06459" calcext:value-type="float">
            <text:p>0.006459</text:p>
          </table:table-cell>
          <table:table-cell office:value-type="float" office:value="0" calcext:value-type="float">
            <text:p>0</text:p>
          </table:table-cell>
          <table:table-cell office:value-type="float" office:value="163034" calcext:value-type="float">
            <text:p>1630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3</text:p>
          </table:table-cell>
          <table:table-cell office:value-type="float" office:value="0.016434" calcext:value-type="float">
            <text:p>0.016434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" calcext:value-type="float">
            <text:p>0</text:p>
          </table:table-cell>
          <table:table-cell office:value-type="float" office:value="145201" calcext:value-type="float">
            <text:p>1452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4</text:p>
          </table:table-cell>
          <table:table-cell office:value-type="float" office:value="0.017266" calcext:value-type="float">
            <text:p>0.017266</text:p>
          </table:table-cell>
          <table:table-cell office:value-type="float" office:value="0.005571" calcext:value-type="float">
            <text:p>0.005571</text:p>
          </table:table-cell>
          <table:table-cell office:value-type="float" office:value="0" calcext:value-type="float">
            <text:p>0</text:p>
          </table:table-cell>
          <table:table-cell office:value-type="float" office:value="142193" calcext:value-type="float">
            <text:p>1421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5</text:p>
          </table:table-cell>
          <table:table-cell office:value-type="float" office:value="0.014714" calcext:value-type="float">
            <text:p>0.014714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0" calcext:value-type="float">
            <text:p>0</text:p>
          </table:table-cell>
          <table:table-cell office:value-type="float" office:value="136484" calcext:value-type="float">
            <text:p>1364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6</text:p>
          </table:table-cell>
          <table:table-cell office:value-type="float" office:value="0.019037" calcext:value-type="float">
            <text:p>0.019037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0" calcext:value-type="float">
            <text:p>0</text:p>
          </table:table-cell>
          <table:table-cell office:value-type="float" office:value="134894" calcext:value-type="float">
            <text:p>1348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7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" calcext:value-type="float">
            <text:p>0</text:p>
          </table:table-cell>
          <table:table-cell office:value-type="float" office:value="108420" calcext:value-type="float">
            <text:p>1084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8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006745" calcext:value-type="float">
            <text:p>0.006745</text:p>
          </table:table-cell>
          <table:table-cell office:value-type="float" office:value="0" calcext:value-type="float">
            <text:p>0</text:p>
          </table:table-cell>
          <table:table-cell office:value-type="float" office:value="158570" calcext:value-type="float">
            <text:p>15857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9</text:p>
          </table:table-cell>
          <table:table-cell office:value-type="float" office:value="0.016399" calcext:value-type="float">
            <text:p>0.016399</text:p>
          </table:table-cell>
          <table:table-cell office:value-type="float" office:value="0.007217" calcext:value-type="float">
            <text:p>0.007217</text:p>
          </table:table-cell>
          <table:table-cell office:value-type="float" office:value="0" calcext:value-type="float">
            <text:p>0</text:p>
          </table:table-cell>
          <table:table-cell office:value-type="float" office:value="164059" calcext:value-type="float">
            <text:p>16405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0</text:p>
          </table:table-cell>
          <table:table-cell office:value-type="float" office:value="0.016398" calcext:value-type="float">
            <text:p>0.016398</text:p>
          </table:table-cell>
          <table:table-cell office:value-type="float" office:value="0.006822" calcext:value-type="float">
            <text:p>0.006822</text:p>
          </table:table-cell>
          <table:table-cell office:value-type="float" office:value="0" calcext:value-type="float">
            <text:p>0</text:p>
          </table:table-cell>
          <table:table-cell office:value-type="float" office:value="164398" calcext:value-type="float">
            <text:p>1643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1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0" calcext:value-type="float">
            <text:p>0</text:p>
          </table:table-cell>
          <table:table-cell office:value-type="float" office:value="136983" calcext:value-type="float">
            <text:p>13698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2</text:p>
          </table:table-cell>
          <table:table-cell office:value-type="float" office:value="0.034743" calcext:value-type="float">
            <text:p>0.034743</text:p>
          </table:table-cell>
          <table:table-cell office:value-type="float" office:value="0.006129" calcext:value-type="float">
            <text:p>0.006129</text:p>
          </table:table-cell>
          <table:table-cell office:value-type="float" office:value="0" calcext:value-type="float">
            <text:p>0</text:p>
          </table:table-cell>
          <table:table-cell office:value-type="float" office:value="151506" calcext:value-type="float">
            <text:p>15150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3</text:p>
          </table:table-cell>
          <table:table-cell office:value-type="float" office:value="0.017272" calcext:value-type="float">
            <text:p>0.017272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" calcext:value-type="float">
            <text:p>0</text:p>
          </table:table-cell>
          <table:table-cell office:value-type="float" office:value="142847" calcext:value-type="float">
            <text:p>14284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4</text:p>
          </table:table-cell>
          <table:table-cell office:value-type="float" office:value="0.034363" calcext:value-type="float">
            <text:p>0.034363</text:p>
          </table:table-cell>
          <table:table-cell office:value-type="float" office:value="0.006405" calcext:value-type="float">
            <text:p>0.006405</text:p>
          </table:table-cell>
          <table:table-cell office:value-type="float" office:value="0" calcext:value-type="float">
            <text:p>0</text:p>
          </table:table-cell>
          <table:table-cell office:value-type="float" office:value="152621" calcext:value-type="float">
            <text:p>1526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5</text:p>
          </table:table-cell>
          <table:table-cell office:value-type="float" office:value="0.018405" calcext:value-type="float">
            <text:p>0.018405</text:p>
          </table:table-cell>
          <table:table-cell office:value-type="float" office:value="0.006378" calcext:value-type="float">
            <text:p>0.006378</text:p>
          </table:table-cell>
          <table:table-cell office:value-type="float" office:value="0" calcext:value-type="float">
            <text:p>0</text:p>
          </table:table-cell>
          <table:table-cell office:value-type="float" office:value="154211" calcext:value-type="float">
            <text:p>15421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6</text:p>
          </table:table-cell>
          <table:table-cell office:value-type="float" office:value="0.020514" calcext:value-type="float">
            <text:p>0.020514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" calcext:value-type="float">
            <text:p>0</text:p>
          </table:table-cell>
          <table:table-cell office:value-type="float" office:value="137665" calcext:value-type="float">
            <text:p>13766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7</text:p>
          </table:table-cell>
          <table:table-cell office:value-type="float" office:value="0.022654" calcext:value-type="float">
            <text:p>0.022654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0" calcext:value-type="float">
            <text:p>0</text:p>
          </table:table-cell>
          <table:table-cell office:value-type="float" office:value="170068" calcext:value-type="float">
            <text:p>17006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8</text:p>
          </table:table-cell>
          <table:table-cell office:value-type="float" office:value="0.03664" calcext:value-type="float">
            <text:p>0.03664</text:p>
          </table:table-cell>
          <table:table-cell office:value-type="float" office:value="0.007205" calcext:value-type="float">
            <text:p>0.007205</text:p>
          </table:table-cell>
          <table:table-cell office:value-type="float" office:value="0" calcext:value-type="float">
            <text:p>0</text:p>
          </table:table-cell>
          <table:table-cell office:value-type="float" office:value="161936" calcext:value-type="float">
            <text:p>16193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9</text:p>
          </table:table-cell>
          <table:table-cell office:value-type="float" office:value="0.031954" calcext:value-type="float">
            <text:p>0.031954</text:p>
          </table:table-cell>
          <table:table-cell office:value-type="float" office:value="0.005936" calcext:value-type="float">
            <text:p>0.005936</text:p>
          </table:table-cell>
          <table:table-cell office:value-type="float" office:value="0" calcext:value-type="float">
            <text:p>0</text:p>
          </table:table-cell>
          <table:table-cell office:value-type="float" office:value="136005" calcext:value-type="float">
            <text:p>13600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0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06086" calcext:value-type="float">
            <text:p>0.006086</text:p>
          </table:table-cell>
          <table:table-cell office:value-type="float" office:value="0" calcext:value-type="float">
            <text:p>0</text:p>
          </table:table-cell>
          <table:table-cell office:value-type="float" office:value="142918" calcext:value-type="float">
            <text:p>14291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1</text:p>
          </table:table-cell>
          <table:table-cell office:value-type="float" office:value="0.018611" calcext:value-type="float">
            <text:p>0.018611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0" calcext:value-type="float">
            <text:p>0</text:p>
          </table:table-cell>
          <table:table-cell office:value-type="float" office:value="160019" calcext:value-type="float">
            <text:p>16001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2</text:p>
          </table:table-cell>
          <table:table-cell office:value-type="float" office:value="0.039954" calcext:value-type="float">
            <text:p>0.039954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0" calcext:value-type="float">
            <text:p>0</text:p>
          </table:table-cell>
          <table:table-cell office:value-type="float" office:value="135081" calcext:value-type="float">
            <text:p>13508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3</text:p>
          </table:table-cell>
          <table:table-cell office:value-type="float" office:value="0.028515" calcext:value-type="float">
            <text:p>0.028515</text:p>
          </table:table-cell>
          <table:table-cell office:value-type="float" office:value="0.005581" calcext:value-type="float">
            <text:p>0.005581</text:p>
          </table:table-cell>
          <table:table-cell office:value-type="float" office:value="0" calcext:value-type="float">
            <text:p>0</text:p>
          </table:table-cell>
          <table:table-cell office:value-type="float" office:value="130808" calcext:value-type="float">
            <text:p>1308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4</text:p>
          </table:table-cell>
          <table:table-cell office:value-type="float" office:value="0.036042" calcext:value-type="float">
            <text:p>0.036042</text:p>
          </table:table-cell>
          <table:table-cell office:value-type="float" office:value="0.006407" calcext:value-type="float">
            <text:p>0.006407</text:p>
          </table:table-cell>
          <table:table-cell office:value-type="float" office:value="0" calcext:value-type="float">
            <text:p>0</text:p>
          </table:table-cell>
          <table:table-cell office:value-type="float" office:value="151410" calcext:value-type="float">
            <text:p>1514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5</text:p>
          </table:table-cell>
          <table:table-cell office:value-type="float" office:value="0.025106" calcext:value-type="float">
            <text:p>0.025106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0" calcext:value-type="float">
            <text:p>0</text:p>
          </table:table-cell>
          <table:table-cell office:value-type="float" office:value="161490" calcext:value-type="float">
            <text:p>16149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6</text:p>
          </table:table-cell>
          <table:table-cell office:value-type="float" office:value="0.023004" calcext:value-type="float">
            <text:p>0.023004</text:p>
          </table:table-cell>
          <table:table-cell office:value-type="float" office:value="0.006864" calcext:value-type="float">
            <text:p>0.006864</text:p>
          </table:table-cell>
          <table:table-cell office:value-type="float" office:value="0" calcext:value-type="float">
            <text:p>0</text:p>
          </table:table-cell>
          <table:table-cell office:value-type="float" office:value="161606" calcext:value-type="float">
            <text:p>16160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7</text:p>
          </table:table-cell>
          <table:table-cell office:value-type="float" office:value="0.024976" calcext:value-type="float">
            <text:p>0.024976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0" calcext:value-type="float">
            <text:p>0</text:p>
          </table:table-cell>
          <table:table-cell office:value-type="float" office:value="159919" calcext:value-type="float">
            <text:p>15991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8</text:p>
          </table:table-cell>
          <table:table-cell office:value-type="float" office:value="0.023314" calcext:value-type="float">
            <text:p>0.023314</text:p>
          </table:table-cell>
          <table:table-cell office:value-type="float" office:value="0.006108" calcext:value-type="float">
            <text:p>0.006108</text:p>
          </table:table-cell>
          <table:table-cell office:value-type="float" office:value="0" calcext:value-type="float">
            <text:p>0</text:p>
          </table:table-cell>
          <table:table-cell office:value-type="float" office:value="139359" calcext:value-type="float">
            <text:p>13935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9</text:p>
          </table:table-cell>
          <table:table-cell office:value-type="float" office:value="0.028018" calcext:value-type="float">
            <text:p>0.028018</text:p>
          </table:table-cell>
          <table:table-cell office:value-type="float" office:value="0.007229" calcext:value-type="float">
            <text:p>0.007229</text:p>
          </table:table-cell>
          <table:table-cell office:value-type="float" office:value="0" calcext:value-type="float">
            <text:p>0</text:p>
          </table:table-cell>
          <table:table-cell office:value-type="float" office:value="161963" calcext:value-type="float">
            <text:p>16196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0</text:p>
          </table:table-cell>
          <table:table-cell office:value-type="float" office:value="0.037527" calcext:value-type="float">
            <text:p>0.037527</text:p>
          </table:table-cell>
          <table:table-cell office:value-type="float" office:value="0.009147" calcext:value-type="float">
            <text:p>0.009147</text:p>
          </table:table-cell>
          <table:table-cell office:value-type="float" office:value="0" calcext:value-type="float">
            <text:p>0</text:p>
          </table:table-cell>
          <table:table-cell office:value-type="float" office:value="188354" calcext:value-type="float">
            <text:p>18835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1</text:p>
          </table:table-cell>
          <table:table-cell office:value-type="float" office:value="0.081284" calcext:value-type="float">
            <text:p>0.08128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184546" calcext:value-type="float">
            <text:p>18454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2</text:p>
          </table:table-cell>
          <table:table-cell office:value-type="float" office:value="0.040403" calcext:value-type="float">
            <text:p>0.040403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" calcext:value-type="float">
            <text:p>0</text:p>
          </table:table-cell>
          <table:table-cell office:value-type="float" office:value="153958" calcext:value-type="float">
            <text:p>153958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3</text:p>
          </table:table-cell>
          <table:table-cell office:value-type="float" office:value="0.039451" calcext:value-type="float">
            <text:p>0.039451</text:p>
          </table:table-cell>
          <table:table-cell office:value-type="float" office:value="0.008522" calcext:value-type="float">
            <text:p>0.008522</text:p>
          </table:table-cell>
          <table:table-cell office:value-type="float" office:value="0" calcext:value-type="float">
            <text:p>0</text:p>
          </table:table-cell>
          <table:table-cell office:value-type="float" office:value="179833" calcext:value-type="float">
            <text:p>17983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4</text:p>
          </table:table-cell>
          <table:table-cell office:value-type="float" office:value="0.02959" calcext:value-type="float">
            <text:p>0.02959</text:p>
          </table:table-cell>
          <table:table-cell office:value-type="float" office:value="0.006125" calcext:value-type="float">
            <text:p>0.006125</text:p>
          </table:table-cell>
          <table:table-cell office:value-type="float" office:value="0" calcext:value-type="float">
            <text:p>0</text:p>
          </table:table-cell>
          <table:table-cell office:value-type="float" office:value="138134" calcext:value-type="float">
            <text:p>13813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5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" calcext:value-type="float">
            <text:p>0</text:p>
          </table:table-cell>
          <table:table-cell office:value-type="float" office:value="147312" calcext:value-type="float">
            <text:p>14731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6</text:p>
          </table:table-cell>
          <table:table-cell office:value-type="float" office:value="0.032312" calcext:value-type="float">
            <text:p>0.03231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" calcext:value-type="float">
            <text:p>0</text:p>
          </table:table-cell>
          <table:table-cell office:value-type="float" office:value="141248" calcext:value-type="float">
            <text:p>14124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7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" calcext:value-type="float">
            <text:p>0</text:p>
          </table:table-cell>
          <table:table-cell office:value-type="float" office:value="165000" calcext:value-type="float">
            <text:p>165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8</text:p>
          </table:table-cell>
          <table:table-cell office:value-type="float" office:value="0.036675" calcext:value-type="float">
            <text:p>0.036675</text:p>
          </table:table-cell>
          <table:table-cell office:value-type="float" office:value="0.006391" calcext:value-type="float">
            <text:p>0.006391</text:p>
          </table:table-cell>
          <table:table-cell office:value-type="float" office:value="0" calcext:value-type="float">
            <text:p>0</text:p>
          </table:table-cell>
          <table:table-cell office:value-type="float" office:value="140093" calcext:value-type="float">
            <text:p>14009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9</text:p>
          </table:table-cell>
          <table:table-cell office:value-type="float" office:value="0.032148" calcext:value-type="float">
            <text:p>0.032148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" calcext:value-type="float">
            <text:p>0</text:p>
          </table:table-cell>
          <table:table-cell office:value-type="float" office:value="151474" calcext:value-type="float">
            <text:p>15147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0</text:p>
          </table:table-cell>
          <table:table-cell office:value-type="float" office:value="0.034049" calcext:value-type="float">
            <text:p>0.034049</text:p>
          </table:table-cell>
          <table:table-cell office:value-type="float" office:value="0.008067" calcext:value-type="float">
            <text:p>0.008067</text:p>
          </table:table-cell>
          <table:table-cell office:value-type="float" office:value="0" calcext:value-type="float">
            <text:p>0</text:p>
          </table:table-cell>
          <table:table-cell office:value-type="float" office:value="164208" calcext:value-type="float">
            <text:p>16420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1</text:p>
          </table:table-cell>
          <table:table-cell office:value-type="float" office:value="0.030999" calcext:value-type="float">
            <text:p>0.030999</text:p>
          </table:table-cell>
          <table:table-cell office:value-type="float" office:value="0.006885" calcext:value-type="float">
            <text:p>0.006885</text:p>
          </table:table-cell>
          <table:table-cell office:value-type="float" office:value="0" calcext:value-type="float">
            <text:p>0</text:p>
          </table:table-cell>
          <table:table-cell office:value-type="float" office:value="137121" calcext:value-type="float">
            <text:p>13712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2</text:p>
          </table:table-cell>
          <table:table-cell office:value-type="float" office:value="0.031948" calcext:value-type="float">
            <text:p>0.031948</text:p>
          </table:table-cell>
          <table:table-cell office:value-type="float" office:value="0.009289" calcext:value-type="float">
            <text:p>0.009289</text:p>
          </table:table-cell>
          <table:table-cell office:value-type="float" office:value="0" calcext:value-type="float">
            <text:p>0</text:p>
          </table:table-cell>
          <table:table-cell office:value-type="float" office:value="167565" calcext:value-type="float">
            <text:p>16756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3</text:p>
          </table:table-cell>
          <table:table-cell office:value-type="float" office:value="0.044359" calcext:value-type="float">
            <text:p>0.044359</text:p>
          </table:table-cell>
          <table:table-cell office:value-type="float" office:value="0.011582" calcext:value-type="float">
            <text:p>0.011582</text:p>
          </table:table-cell>
          <table:table-cell office:value-type="float" office:value="0" calcext:value-type="float">
            <text:p>0</text:p>
          </table:table-cell>
          <table:table-cell office:value-type="float" office:value="193862" calcext:value-type="float">
            <text:p>19386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4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010387" calcext:value-type="float">
            <text:p>0.010387</text:p>
          </table:table-cell>
          <table:table-cell office:value-type="float" office:value="0" calcext:value-type="float">
            <text:p>0</text:p>
          </table:table-cell>
          <table:table-cell office:value-type="float" office:value="170815" calcext:value-type="float">
            <text:p>17081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5</text:p>
          </table:table-cell>
          <table:table-cell office:value-type="float" office:value="0.061422" calcext:value-type="float">
            <text:p>0.061422</text:p>
          </table:table-cell>
          <table:table-cell office:value-type="float" office:value="0.011281" calcext:value-type="float">
            <text:p>0.011281</text:p>
          </table:table-cell>
          <table:table-cell office:value-type="float" office:value="0" calcext:value-type="float">
            <text:p>0</text:p>
          </table:table-cell>
          <table:table-cell office:value-type="float" office:value="167948" calcext:value-type="float">
            <text:p>16794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6</text:p>
          </table:table-cell>
          <table:table-cell office:value-type="float" office:value="0.053904" calcext:value-type="float">
            <text:p>0.053904</text:p>
          </table:table-cell>
          <table:table-cell office:value-type="float" office:value="0.009842" calcext:value-type="float">
            <text:p>0.009842</text:p>
          </table:table-cell>
          <table:table-cell office:value-type="float" office:value="0" calcext:value-type="float">
            <text:p>0</text:p>
          </table:table-cell>
          <table:table-cell office:value-type="float" office:value="166568" calcext:value-type="float">
            <text:p>16656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7</text:p>
          </table:table-cell>
          <table:table-cell office:value-type="float" office:value="0.054893" calcext:value-type="float">
            <text:p>0.05489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  <table:table-cell office:value-type="float" office:value="152220" calcext:value-type="float">
            <text:p>15222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8</text:p>
          </table:table-cell>
          <table:table-cell office:value-type="float" office:value="0.110379" calcext:value-type="float">
            <text:p>0.110379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" calcext:value-type="float">
            <text:p>0</text:p>
          </table:table-cell>
          <table:table-cell office:value-type="float" office:value="187096" calcext:value-type="float">
            <text:p>187096</text:p>
          </table:table-cell>
          <table:table-cell office:value-type="float" office:value="831" calcext:value-type="float">
            <text:p>831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39</text:p>
          </table:table-cell>
          <table:table-cell office:value-type="float" office:value="0.206336" calcext:value-type="float">
            <text:p>0.206336</text:p>
          </table:table-cell>
          <table:table-cell office:value-type="float" office:value="0.015509" calcext:value-type="float">
            <text:p>0.015509</text:p>
          </table:table-cell>
          <table:table-cell office:value-type="float" office:value="0" calcext:value-type="float">
            <text:p>0</text:p>
          </table:table-cell>
          <table:table-cell office:value-type="float" office:value="148651" calcext:value-type="float">
            <text:p>148651</text:p>
          </table:table-cell>
          <table:table-cell office:value-type="float" office:value="908" calcext:value-type="float">
            <text:p>908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0</text:p>
          </table:table-cell>
          <table:table-cell office:value-type="float" office:value="0.242355" calcext:value-type="float">
            <text:p>0.242355</text:p>
          </table:table-cell>
          <table:table-cell office:value-type="float" office:value="0.013904" calcext:value-type="float">
            <text:p>0.013904</text:p>
          </table:table-cell>
          <table:table-cell office:value-type="float" office:value="0" calcext:value-type="float">
            <text:p>0</text:p>
          </table:table-cell>
          <table:table-cell office:value-type="float" office:value="167329" calcext:value-type="float">
            <text:p>1673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1</text:p>
          </table:table-cell>
          <table:table-cell office:value-type="float" office:value="0.231254" calcext:value-type="float">
            <text:p>0.231254</text:p>
          </table:table-cell>
          <table:table-cell office:value-type="float" office:value="0.009729" calcext:value-type="float">
            <text:p>0.009729</text:p>
          </table:table-cell>
          <table:table-cell office:value-type="float" office:value="0" calcext:value-type="float">
            <text:p>0</text:p>
          </table:table-cell>
          <table:table-cell office:value-type="float" office:value="154045" calcext:value-type="float">
            <text:p>154045</text:p>
          </table:table-cell>
          <table:table-cell office:value-type="float" office:value="890" calcext:value-type="float">
            <text:p>890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2</text:p>
          </table:table-cell>
          <table:table-cell office:value-type="float" office:value="4.559876" calcext:value-type="float">
            <text:p>4.559876</text:p>
          </table:table-cell>
          <table:table-cell office:value-type="float" office:value="0.006337" calcext:value-type="float">
            <text:p>0.006337</text:p>
          </table:table-cell>
          <table:table-cell office:value-type="float" office:value="0" calcext:value-type="float">
            <text:p>0</text:p>
          </table:table-cell>
          <table:table-cell office:value-type="float" office:value="114987" calcext:value-type="float">
            <text:p>114987</text:p>
          </table:table-cell>
          <table:table-cell office:value-type="float" office:value="892" calcext:value-type="float">
            <text:p>892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3</text:p>
          </table:table-cell>
          <table:table-cell office:value-type="float" office:value="4.629665" calcext:value-type="float">
            <text:p>4.629665</text:p>
          </table:table-cell>
          <table:table-cell office:value-type="float" office:value="0.008171" calcext:value-type="float">
            <text:p>0.008171</text:p>
          </table:table-cell>
          <table:table-cell office:value-type="float" office:value="0" calcext:value-type="float">
            <text:p>0</text:p>
          </table:table-cell>
          <table:table-cell office:value-type="float" office:value="147009" calcext:value-type="float">
            <text:p>147009</text:p>
          </table:table-cell>
          <table:table-cell office:value-type="float" office:value="908" calcext:value-type="float">
            <text:p>908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4</text:p>
          </table:table-cell>
          <table:table-cell office:value-type="float" office:value="5.387557" calcext:value-type="float">
            <text:p>5.387557</text:p>
          </table:table-cell>
          <table:table-cell office:value-type="float" office:value="0.006098" calcext:value-type="float">
            <text:p>0.006098</text:p>
          </table:table-cell>
          <table:table-cell office:value-type="float" office:value="0" calcext:value-type="float">
            <text:p>0</text:p>
          </table:table-cell>
          <table:table-cell office:value-type="float" office:value="118789" calcext:value-type="float">
            <text:p>118789</text:p>
          </table:table-cell>
          <table:table-cell office:value-type="float" office:value="906" calcext:value-type="float">
            <text:p>906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5</text:p>
          </table:table-cell>
          <table:table-cell office:value-type="float" office:value="4.757572" calcext:value-type="float">
            <text:p>4.757572</text:p>
          </table:table-cell>
          <table:table-cell office:value-type="float" office:value="0.011449" calcext:value-type="float">
            <text:p>0.011449</text:p>
          </table:table-cell>
          <table:table-cell office:value-type="float" office:value="0" calcext:value-type="float">
            <text:p>0</text:p>
          </table:table-cell>
          <table:table-cell office:value-type="float" office:value="185344" calcext:value-type="float">
            <text:p>185344</text:p>
          </table:table-cell>
          <table:table-cell office:value-type="float" office:value="884" calcext:value-type="float">
            <text:p>884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6</text:p>
          </table:table-cell>
          <table:table-cell office:value-type="float" office:value="5.040427" calcext:value-type="float">
            <text:p>5.040427</text:p>
          </table:table-cell>
          <table:table-cell office:value-type="float" office:value="0.007914" calcext:value-type="float">
            <text:p>0.007914</text:p>
          </table:table-cell>
          <table:table-cell office:value-type="float" office:value="0" calcext:value-type="float">
            <text:p>0</text:p>
          </table:table-cell>
          <table:table-cell office:value-type="float" office:value="148490" calcext:value-type="float">
            <text:p>148490</text:p>
          </table:table-cell>
          <table:table-cell office:value-type="float" office:value="902" calcext:value-type="float">
            <text:p>902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7</text:p>
          </table:table-cell>
          <table:table-cell office:value-type="float" office:value="4.622375" calcext:value-type="float">
            <text:p>4.622375</text:p>
          </table:table-cell>
          <table:table-cell office:value-type="float" office:value="0.008746" calcext:value-type="float">
            <text:p>0.008746</text:p>
          </table:table-cell>
          <table:table-cell office:value-type="float" office:value="0" calcext:value-type="float">
            <text:p>0</text:p>
          </table:table-cell>
          <table:table-cell office:value-type="float" office:value="139010" calcext:value-type="float">
            <text:p>139010</text:p>
          </table:table-cell>
          <table:table-cell office:value-type="float" office:value="878" calcext:value-type="float">
            <text:p>878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8</text:p>
          </table:table-cell>
          <table:table-cell office:value-type="float" office:value="4.9188" calcext:value-type="float">
            <text:p>4.9188</text:p>
          </table:table-cell>
          <table:table-cell office:value-type="float" office:value="0.007747" calcext:value-type="float">
            <text:p>0.007747</text:p>
          </table:table-cell>
          <table:table-cell office:value-type="float" office:value="0" calcext:value-type="float">
            <text:p>0</text:p>
          </table:table-cell>
          <table:table-cell office:value-type="float" office:value="147863" calcext:value-type="float">
            <text:p>147863</text:p>
          </table:table-cell>
          <table:table-cell office:value-type="float" office:value="932" calcext:value-type="float">
            <text:p>932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49</text:p>
          </table:table-cell>
          <table:table-cell office:value-type="float" office:value="4.370986" calcext:value-type="float">
            <text:p>4.370986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" calcext:value-type="float">
            <text:p>0</text:p>
          </table:table-cell>
          <table:table-cell office:value-type="float" office:value="147617" calcext:value-type="float">
            <text:p>147617</text:p>
          </table:table-cell>
          <table:table-cell office:value-type="float" office:value="889" calcext:value-type="float">
            <text:p>889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0</text:p>
          </table:table-cell>
          <table:table-cell office:value-type="float" office:value="4.65187" calcext:value-type="float">
            <text:p>4.65187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0" calcext:value-type="float">
            <text:p>0</text:p>
          </table:table-cell>
          <table:table-cell office:value-type="float" office:value="130703" calcext:value-type="float">
            <text:p>130703</text:p>
          </table:table-cell>
          <table:table-cell office:value-type="float" office:value="892" calcext:value-type="float">
            <text:p>892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1</text:p>
          </table:table-cell>
          <table:table-cell office:value-type="float" office:value="4.519597" calcext:value-type="float">
            <text:p>4.519597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0" calcext:value-type="float">
            <text:p>0</text:p>
          </table:table-cell>
          <table:table-cell office:value-type="float" office:value="140391" calcext:value-type="float">
            <text:p>140391</text:p>
          </table:table-cell>
          <table:table-cell office:value-type="float" office:value="905" calcext:value-type="float">
            <text:p>905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2</text:p>
          </table:table-cell>
          <table:table-cell office:value-type="float" office:value="4.456209" calcext:value-type="float">
            <text:p>4.456209</text:p>
          </table:table-cell>
          <table:table-cell office:value-type="float" office:value="0.007972" calcext:value-type="float">
            <text:p>0.007972</text:p>
          </table:table-cell>
          <table:table-cell office:value-type="float" office:value="0" calcext:value-type="float">
            <text:p>0</text:p>
          </table:table-cell>
          <table:table-cell office:value-type="float" office:value="138312" calcext:value-type="float">
            <text:p>138312</text:p>
          </table:table-cell>
          <table:table-cell office:value-type="float" office:value="895" calcext:value-type="float">
            <text:p>895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3</text:p>
          </table:table-cell>
          <table:table-cell office:value-type="float" office:value="3.818106" calcext:value-type="float">
            <text:p>3.818106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" calcext:value-type="float">
            <text:p>0</text:p>
          </table:table-cell>
          <table:table-cell office:value-type="float" office:value="119432" calcext:value-type="float">
            <text:p>1194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4</text:p>
          </table:table-cell>
          <table:table-cell office:value-type="float" office:value="1.11213" calcext:value-type="float">
            <text:p>1.11213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" calcext:value-type="float">
            <text:p>0</text:p>
          </table:table-cell>
          <table:table-cell office:value-type="float" office:value="30993" calcext:value-type="float">
            <text:p>30993</text:p>
          </table:table-cell>
          <table:table-cell office:value-type="float" office:value="903" calcext:value-type="float">
            <text:p>903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5</text:p>
          </table:table-cell>
          <table:table-cell office:value-type="float" office:value="0.056355" calcext:value-type="float">
            <text:p>0.05635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892" calcext:value-type="float">
            <text:p>892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6</text:p>
          </table:table-cell>
          <table:table-cell office:value-type="float" office:value="0.000104" calcext:value-type="float">
            <text:p>0.000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7</text:p>
          </table:table-cell>
          <table:table-cell office:value-type="float" office:value="0.000092" calcext:value-type="float">
            <text:p>9.2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8</text:p>
          </table:table-cell>
          <table:table-cell office:value-type="float" office:value="0.000091" calcext:value-type="float">
            <text:p>9.1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1:59</text:p>
          </table:table-cell>
          <table:table-cell office:value-type="float" office:value="0.000103" calcext:value-type="float">
            <text:p>0.000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2:00</text:p>
          </table:table-cell>
          <table:table-cell office:value-type="float" office:value="0.000082" calcext:value-type="float">
            <text:p>8.2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2:01</text:p>
          </table:table-cell>
          <table:table-cell office:value-type="float" office:value="0.000099" calcext:value-type="float">
            <text:p>9.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2:02</text:p>
          </table:table-cell>
          <table:table-cell office:value-type="float" office:value="0.000122" calcext:value-type="float">
            <text:p>0.00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2:03</text:p>
          </table:table-cell>
          <table:table-cell office:value-type="float" office:value="0.000131" calcext:value-type="float">
            <text:p>0.000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2:04</text:p>
          </table:table-cell>
          <table:table-cell office:value-type="float" office:value="0.000167" calcext:value-type="float">
            <text:p>0.000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2017-10-13</text:p>
          </table:table-cell>
          <table:table-cell office:value-type="string" calcext:value-type="string">
            <text:p>13:12:05</text:p>
          </table:table-cell>
          <table:table-cell office:value-type="float" office:value="0.000273" calcext:value-type="float">
            <text:p>0.000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9-211" table:style-name="ta1">
        <table:shapes>
          <draw:frame draw:z-index="0" draw:style-name="gr1" draw:text-style-name="P1" svg:width="159.99mm" svg:height="89.99mm" svg:x="850.1mm" svg:y="55.78mm">
            <loext:p draw:notify-on-update-of-ranges="'209-211'.G2:'209-211'.G109 '209-211'.C1:'209-211'.C1 '209-211'.C2:'209-211'.C109 '209-211'.G2:'209-211'.G109 '209-211'.D1:'209-211'.D1 '209-211'.D2:'209-211'.D10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290.89mm" svg:y="0mm">
            <loext:p draw:notify-on-update-of-ranges="'209-211'.B1:'209-211'.B1 '209-211'.B2:'209-211'.B129 '209-211'.C1:'209-211'.C1 '209-211'.C2:'209-211'.C129 '209-211'.D1:'209-211'.D1 '209-211'.D2:'209-211'.D1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125.59mm" svg:y="99.35mm">
            <loext:p draw:notify-on-update-of-ranges="'209-211'.B2:'209-211'.B129 '209-211'.F1:'209-211'.F1 '209-211'.F2:'209-211'.F1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64.32mm" svg:height="89.99mm" svg:x="291.57mm" svg:y="90.31mm">
            <loext:p draw:notify-on-update-of-ranges="'209-211'.B2:'209-211'.B129 '209-211'.G1:'209-211'.G1 '209-211'.G2:'209-211'.G12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9.99mm" svg:height="89.99mm" svg:x="126.01mm" svg:y="1mm">
            <loext:p draw:notify-on-update-of-ranges="'209-211'.G1:'209-211'.G1 '209-211'.G2:'209-211'.G129 '209-211'.C1:'209-211'.C1 '209-211'.C2:'209-211'.C129 '209-211'.G1:'209-211'.G1 '209-211'.G2:'209-211'.G129 '209-211'.D1:'209-211'.D1 '209-211'.D2:'209-211'.D1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18</text:p>
          </table:table-cell>
          <table:table-cell office:value-type="float" office:value="0.013418" calcext:value-type="float">
            <text:p>0.013418</text:p>
          </table:table-cell>
          <table:table-cell office:value-type="float" office:value="0.009104" calcext:value-type="float">
            <text:p>0.009104</text:p>
          </table:table-cell>
          <table:table-cell office:value-type="float" office:value="0" calcext:value-type="float">
            <text:p>0</text:p>
          </table:table-cell>
          <table:table-cell office:value-type="float" office:value="187963" calcext:value-type="float">
            <text:p>1879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19</text:p>
          </table:table-cell>
          <table:table-cell office:value-type="float" office:value="0.011821" calcext:value-type="float">
            <text:p>0.011821</text:p>
          </table:table-cell>
          <table:table-cell office:value-type="float" office:value="0.004851" calcext:value-type="float">
            <text:p>0.004851</text:p>
          </table:table-cell>
          <table:table-cell office:value-type="float" office:value="0" calcext:value-type="float">
            <text:p>0</text:p>
          </table:table-cell>
          <table:table-cell office:value-type="float" office:value="112374" calcext:value-type="float">
            <text:p>1123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0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0.008158" calcext:value-type="float">
            <text:p>0.008158</text:p>
          </table:table-cell>
          <table:table-cell office:value-type="float" office:value="0" calcext:value-type="float">
            <text:p>0</text:p>
          </table:table-cell>
          <table:table-cell office:value-type="float" office:value="212852" calcext:value-type="float">
            <text:p>2128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1</text:p>
          </table:table-cell>
          <table:table-cell office:value-type="float" office:value="0.013012" calcext:value-type="float">
            <text:p>0.013012</text:p>
          </table:table-cell>
          <table:table-cell office:value-type="float" office:value="0.005892" calcext:value-type="float">
            <text:p>0.005892</text:p>
          </table:table-cell>
          <table:table-cell office:value-type="float" office:value="0" calcext:value-type="float">
            <text:p>0</text:p>
          </table:table-cell>
          <table:table-cell office:value-type="float" office:value="144553" calcext:value-type="float">
            <text:p>1445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2</text:p>
          </table:table-cell>
          <table:table-cell office:value-type="float" office:value="0.012656" calcext:value-type="float">
            <text:p>0.012656</text:p>
          </table:table-cell>
          <table:table-cell office:value-type="float" office:value="0.006255" calcext:value-type="float">
            <text:p>0.006255</text:p>
          </table:table-cell>
          <table:table-cell office:value-type="float" office:value="0" calcext:value-type="float">
            <text:p>0</text:p>
          </table:table-cell>
          <table:table-cell office:value-type="float" office:value="152417" calcext:value-type="float">
            <text:p>1524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3</text:p>
          </table:table-cell>
          <table:table-cell office:value-type="float" office:value="0.013152" calcext:value-type="float">
            <text:p>0.013152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0" calcext:value-type="float">
            <text:p>0</text:p>
          </table:table-cell>
          <table:table-cell office:value-type="float" office:value="148672" calcext:value-type="float">
            <text:p>1486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4</text:p>
          </table:table-cell>
          <table:table-cell office:value-type="float" office:value="0.013035" calcext:value-type="float">
            <text:p>0.013035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0" calcext:value-type="float">
            <text:p>0</text:p>
          </table:table-cell>
          <table:table-cell office:value-type="float" office:value="157982" calcext:value-type="float">
            <text:p>1579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5</text:p>
          </table:table-cell>
          <table:table-cell office:value-type="float" office:value="0.011644" calcext:value-type="float">
            <text:p>0.011644</text:p>
          </table:table-cell>
          <table:table-cell office:value-type="float" office:value="0.004674" calcext:value-type="float">
            <text:p>0.004674</text:p>
          </table:table-cell>
          <table:table-cell office:value-type="float" office:value="0" calcext:value-type="float">
            <text:p>0</text:p>
          </table:table-cell>
          <table:table-cell office:value-type="float" office:value="111045" calcext:value-type="float">
            <text:p>1110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6</text:p>
          </table:table-cell>
          <table:table-cell office:value-type="float" office:value="0.013242" calcext:value-type="float">
            <text:p>0.013242</text:p>
          </table:table-cell>
          <table:table-cell office:value-type="float" office:value="0.006288" calcext:value-type="float">
            <text:p>0.006288</text:p>
          </table:table-cell>
          <table:table-cell office:value-type="float" office:value="0" calcext:value-type="float">
            <text:p>0</text:p>
          </table:table-cell>
          <table:table-cell office:value-type="float" office:value="137962" calcext:value-type="float">
            <text:p>1379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7</text:p>
          </table:table-cell>
          <table:table-cell office:value-type="float" office:value="0.013311" calcext:value-type="float">
            <text:p>0.01331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" calcext:value-type="float">
            <text:p>0</text:p>
          </table:table-cell>
          <table:table-cell office:value-type="float" office:value="89363" calcext:value-type="float">
            <text:p>893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8</text:p>
          </table:table-cell>
          <table:table-cell office:value-type="float" office:value="0.013346" calcext:value-type="float">
            <text:p>0.013346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" calcext:value-type="float">
            <text:p>0</text:p>
          </table:table-cell>
          <table:table-cell office:value-type="float" office:value="165522" calcext:value-type="float">
            <text:p>1655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29</text:p>
          </table:table-cell>
          <table:table-cell office:value-type="float" office:value="0.015309" calcext:value-type="float">
            <text:p>0.015309</text:p>
          </table:table-cell>
          <table:table-cell office:value-type="float" office:value="0.006352" calcext:value-type="float">
            <text:p>0.006352</text:p>
          </table:table-cell>
          <table:table-cell office:value-type="float" office:value="0" calcext:value-type="float">
            <text:p>0</text:p>
          </table:table-cell>
          <table:table-cell office:value-type="float" office:value="151327" calcext:value-type="float">
            <text:p>15132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0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" calcext:value-type="float">
            <text:p>0</text:p>
          </table:table-cell>
          <table:table-cell office:value-type="float" office:value="146253" calcext:value-type="float">
            <text:p>14625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1</text:p>
          </table:table-cell>
          <table:table-cell office:value-type="float" office:value="0.013275" calcext:value-type="float">
            <text:p>0.013275</text:p>
          </table:table-cell>
          <table:table-cell office:value-type="float" office:value="0.005808" calcext:value-type="float">
            <text:p>0.005808</text:p>
          </table:table-cell>
          <table:table-cell office:value-type="float" office:value="0" calcext:value-type="float">
            <text:p>0</text:p>
          </table:table-cell>
          <table:table-cell office:value-type="float" office:value="148319" calcext:value-type="float">
            <text:p>1483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2</text:p>
          </table:table-cell>
          <table:table-cell office:value-type="float" office:value="0.014063" calcext:value-type="float">
            <text:p>0.014063</text:p>
          </table:table-cell>
          <table:table-cell office:value-type="float" office:value="0.005326" calcext:value-type="float">
            <text:p>0.005326</text:p>
          </table:table-cell>
          <table:table-cell office:value-type="float" office:value="0" calcext:value-type="float">
            <text:p>0</text:p>
          </table:table-cell>
          <table:table-cell office:value-type="float" office:value="132859" calcext:value-type="float">
            <text:p>1328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3</text:p>
          </table:table-cell>
          <table:table-cell office:value-type="float" office:value="0.015886" calcext:value-type="float">
            <text:p>0.015886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0" calcext:value-type="float">
            <text:p>0</text:p>
          </table:table-cell>
          <table:table-cell office:value-type="float" office:value="149223" calcext:value-type="float">
            <text:p>1492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4</text:p>
          </table:table-cell>
          <table:table-cell office:value-type="float" office:value="0.022299" calcext:value-type="float">
            <text:p>0.022299</text:p>
          </table:table-cell>
          <table:table-cell office:value-type="float" office:value="0.006647" calcext:value-type="float">
            <text:p>0.006647</text:p>
          </table:table-cell>
          <table:table-cell office:value-type="float" office:value="0" calcext:value-type="float">
            <text:p>0</text:p>
          </table:table-cell>
          <table:table-cell office:value-type="float" office:value="159469" calcext:value-type="float">
            <text:p>1594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5</text:p>
          </table:table-cell>
          <table:table-cell office:value-type="float" office:value="0.018973" calcext:value-type="float">
            <text:p>0.018973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0" calcext:value-type="float">
            <text:p>0</text:p>
          </table:table-cell>
          <table:table-cell office:value-type="float" office:value="165291" calcext:value-type="float">
            <text:p>1652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6</text:p>
          </table:table-cell>
          <table:table-cell office:value-type="float" office:value="0.020145" calcext:value-type="float">
            <text:p>0.020145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" calcext:value-type="float">
            <text:p>0</text:p>
          </table:table-cell>
          <table:table-cell office:value-type="float" office:value="138550" calcext:value-type="float">
            <text:p>138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7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007366" calcext:value-type="float">
            <text:p>0.007366</text:p>
          </table:table-cell>
          <table:table-cell office:value-type="float" office:value="0" calcext:value-type="float">
            <text:p>0</text:p>
          </table:table-cell>
          <table:table-cell office:value-type="float" office:value="173665" calcext:value-type="float">
            <text:p>1736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8</text:p>
          </table:table-cell>
          <table:table-cell office:value-type="float" office:value="0.018538" calcext:value-type="float">
            <text:p>0.018538</text:p>
          </table:table-cell>
          <table:table-cell office:value-type="float" office:value="0.005712" calcext:value-type="float">
            <text:p>0.005712</text:p>
          </table:table-cell>
          <table:table-cell office:value-type="float" office:value="0" calcext:value-type="float">
            <text:p>0</text:p>
          </table:table-cell>
          <table:table-cell office:value-type="float" office:value="143826" calcext:value-type="float">
            <text:p>14382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39</text:p>
          </table:table-cell>
          <table:table-cell office:value-type="float" office:value="0.022993" calcext:value-type="float">
            <text:p>0.022993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0" calcext:value-type="float">
            <text:p>0</text:p>
          </table:table-cell>
          <table:table-cell office:value-type="float" office:value="138724" calcext:value-type="float">
            <text:p>1387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0</text:p>
          </table:table-cell>
          <table:table-cell office:value-type="float" office:value="0.015876" calcext:value-type="float">
            <text:p>0.01587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0" calcext:value-type="float">
            <text:p>0</text:p>
          </table:table-cell>
          <table:table-cell office:value-type="float" office:value="193333" calcext:value-type="float">
            <text:p>1933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1</text:p>
          </table:table-cell>
          <table:table-cell office:value-type="float" office:value="0.015116" calcext:value-type="float">
            <text:p>0.015116</text:p>
          </table:table-cell>
          <table:table-cell office:value-type="float" office:value="0.008574" calcext:value-type="float">
            <text:p>0.008574</text:p>
          </table:table-cell>
          <table:table-cell office:value-type="float" office:value="0" calcext:value-type="float">
            <text:p>0</text:p>
          </table:table-cell>
          <table:table-cell office:value-type="float" office:value="208565" calcext:value-type="float">
            <text:p>2085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2</text:p>
          </table:table-cell>
          <table:table-cell office:value-type="float" office:value="0.016714" calcext:value-type="float">
            <text:p>0.016714</text:p>
          </table:table-cell>
          <table:table-cell office:value-type="float" office:value="0.005636" calcext:value-type="float">
            <text:p>0.005636</text:p>
          </table:table-cell>
          <table:table-cell office:value-type="float" office:value="0" calcext:value-type="float">
            <text:p>0</text:p>
          </table:table-cell>
          <table:table-cell office:value-type="float" office:value="143676" calcext:value-type="float">
            <text:p>14367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3</text:p>
          </table:table-cell>
          <table:table-cell office:value-type="float" office:value="0.014783" calcext:value-type="float">
            <text:p>0.014783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" calcext:value-type="float">
            <text:p>0</text:p>
          </table:table-cell>
          <table:table-cell office:value-type="float" office:value="125418" calcext:value-type="float">
            <text:p>1254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4</text:p>
          </table:table-cell>
          <table:table-cell office:value-type="float" office:value="0.018358" calcext:value-type="float">
            <text:p>0.018358</text:p>
          </table:table-cell>
          <table:table-cell office:value-type="float" office:value="0.005016" calcext:value-type="float">
            <text:p>0.005016</text:p>
          </table:table-cell>
          <table:table-cell office:value-type="float" office:value="0" calcext:value-type="float">
            <text:p>0</text:p>
          </table:table-cell>
          <table:table-cell office:value-type="float" office:value="130416" calcext:value-type="float">
            <text:p>1304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5</text:p>
          </table:table-cell>
          <table:table-cell office:value-type="float" office:value="0.015505" calcext:value-type="float">
            <text:p>0.015505</text:p>
          </table:table-cell>
          <table:table-cell office:value-type="float" office:value="0.007217" calcext:value-type="float">
            <text:p>0.007217</text:p>
          </table:table-cell>
          <table:table-cell office:value-type="float" office:value="0" calcext:value-type="float">
            <text:p>0</text:p>
          </table:table-cell>
          <table:table-cell office:value-type="float" office:value="174550" calcext:value-type="float">
            <text:p>17455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6</text:p>
          </table:table-cell>
          <table:table-cell office:value-type="float" office:value="0.016804" calcext:value-type="float">
            <text:p>0.016804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" calcext:value-type="float">
            <text:p>0</text:p>
          </table:table-cell>
          <table:table-cell office:value-type="float" office:value="124513" calcext:value-type="float">
            <text:p>12451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7</text:p>
          </table:table-cell>
          <table:table-cell office:value-type="float" office:value="0.017148" calcext:value-type="float">
            <text:p>0.017148</text:p>
          </table:table-cell>
          <table:table-cell office:value-type="float" office:value="0.004596" calcext:value-type="float">
            <text:p>0.004596</text:p>
          </table:table-cell>
          <table:table-cell office:value-type="float" office:value="0" calcext:value-type="float">
            <text:p>0</text:p>
          </table:table-cell>
          <table:table-cell office:value-type="float" office:value="117744" calcext:value-type="float">
            <text:p>1177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8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" calcext:value-type="float">
            <text:p>0</text:p>
          </table:table-cell>
          <table:table-cell office:value-type="float" office:value="144451" calcext:value-type="float">
            <text:p>14445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49</text:p>
          </table:table-cell>
          <table:table-cell office:value-type="float" office:value="0.016779" calcext:value-type="float">
            <text:p>0.016779</text:p>
          </table:table-cell>
          <table:table-cell office:value-type="float" office:value="0.007905" calcext:value-type="float">
            <text:p>0.007905</text:p>
          </table:table-cell>
          <table:table-cell office:value-type="float" office:value="0" calcext:value-type="float">
            <text:p>0</text:p>
          </table:table-cell>
          <table:table-cell office:value-type="float" office:value="191621" calcext:value-type="float">
            <text:p>19162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0</text:p>
          </table:table-cell>
          <table:table-cell office:value-type="float" office:value="0.026191" calcext:value-type="float">
            <text:p>0.026191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0" calcext:value-type="float">
            <text:p>0</text:p>
          </table:table-cell>
          <table:table-cell office:value-type="float" office:value="134202" calcext:value-type="float">
            <text:p>13420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1</text:p>
          </table:table-cell>
          <table:table-cell office:value-type="float" office:value="0.017131" calcext:value-type="float">
            <text:p>0.017131</text:p>
          </table:table-cell>
          <table:table-cell office:value-type="float" office:value="0.005817" calcext:value-type="float">
            <text:p>0.005817</text:p>
          </table:table-cell>
          <table:table-cell office:value-type="float" office:value="0" calcext:value-type="float">
            <text:p>0</text:p>
          </table:table-cell>
          <table:table-cell office:value-type="float" office:value="144032" calcext:value-type="float">
            <text:p>1440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06459" calcext:value-type="float">
            <text:p>0.006459</text:p>
          </table:table-cell>
          <table:table-cell office:value-type="float" office:value="0" calcext:value-type="float">
            <text:p>0</text:p>
          </table:table-cell>
          <table:table-cell office:value-type="float" office:value="163034" calcext:value-type="float">
            <text:p>1630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3</text:p>
          </table:table-cell>
          <table:table-cell office:value-type="float" office:value="0.016434" calcext:value-type="float">
            <text:p>0.016434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" calcext:value-type="float">
            <text:p>0</text:p>
          </table:table-cell>
          <table:table-cell office:value-type="float" office:value="145201" calcext:value-type="float">
            <text:p>1452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4</text:p>
          </table:table-cell>
          <table:table-cell office:value-type="float" office:value="0.017266" calcext:value-type="float">
            <text:p>0.017266</text:p>
          </table:table-cell>
          <table:table-cell office:value-type="float" office:value="0.005571" calcext:value-type="float">
            <text:p>0.005571</text:p>
          </table:table-cell>
          <table:table-cell office:value-type="float" office:value="0" calcext:value-type="float">
            <text:p>0</text:p>
          </table:table-cell>
          <table:table-cell office:value-type="float" office:value="142193" calcext:value-type="float">
            <text:p>1421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5</text:p>
          </table:table-cell>
          <table:table-cell office:value-type="float" office:value="0.014714" calcext:value-type="float">
            <text:p>0.014714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0" calcext:value-type="float">
            <text:p>0</text:p>
          </table:table-cell>
          <table:table-cell office:value-type="float" office:value="136484" calcext:value-type="float">
            <text:p>1364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6</text:p>
          </table:table-cell>
          <table:table-cell office:value-type="float" office:value="0.019037" calcext:value-type="float">
            <text:p>0.019037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0" calcext:value-type="float">
            <text:p>0</text:p>
          </table:table-cell>
          <table:table-cell office:value-type="float" office:value="134894" calcext:value-type="float">
            <text:p>1348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7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" calcext:value-type="float">
            <text:p>0</text:p>
          </table:table-cell>
          <table:table-cell office:value-type="float" office:value="108420" calcext:value-type="float">
            <text:p>1084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8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006745" calcext:value-type="float">
            <text:p>0.006745</text:p>
          </table:table-cell>
          <table:table-cell office:value-type="float" office:value="0" calcext:value-type="float">
            <text:p>0</text:p>
          </table:table-cell>
          <table:table-cell office:value-type="float" office:value="158570" calcext:value-type="float">
            <text:p>15857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0:59</text:p>
          </table:table-cell>
          <table:table-cell office:value-type="float" office:value="0.016399" calcext:value-type="float">
            <text:p>0.016399</text:p>
          </table:table-cell>
          <table:table-cell office:value-type="float" office:value="0.007217" calcext:value-type="float">
            <text:p>0.007217</text:p>
          </table:table-cell>
          <table:table-cell office:value-type="float" office:value="0" calcext:value-type="float">
            <text:p>0</text:p>
          </table:table-cell>
          <table:table-cell office:value-type="float" office:value="164059" calcext:value-type="float">
            <text:p>16405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0</text:p>
          </table:table-cell>
          <table:table-cell office:value-type="float" office:value="0.016398" calcext:value-type="float">
            <text:p>0.016398</text:p>
          </table:table-cell>
          <table:table-cell office:value-type="float" office:value="0.006822" calcext:value-type="float">
            <text:p>0.006822</text:p>
          </table:table-cell>
          <table:table-cell office:value-type="float" office:value="0" calcext:value-type="float">
            <text:p>0</text:p>
          </table:table-cell>
          <table:table-cell office:value-type="float" office:value="164398" calcext:value-type="float">
            <text:p>1643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1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0" calcext:value-type="float">
            <text:p>0</text:p>
          </table:table-cell>
          <table:table-cell office:value-type="float" office:value="136983" calcext:value-type="float">
            <text:p>13698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2</text:p>
          </table:table-cell>
          <table:table-cell office:value-type="float" office:value="0.034743" calcext:value-type="float">
            <text:p>0.034743</text:p>
          </table:table-cell>
          <table:table-cell office:value-type="float" office:value="0.006129" calcext:value-type="float">
            <text:p>0.006129</text:p>
          </table:table-cell>
          <table:table-cell office:value-type="float" office:value="0" calcext:value-type="float">
            <text:p>0</text:p>
          </table:table-cell>
          <table:table-cell office:value-type="float" office:value="151506" calcext:value-type="float">
            <text:p>15150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3</text:p>
          </table:table-cell>
          <table:table-cell office:value-type="float" office:value="0.017272" calcext:value-type="float">
            <text:p>0.017272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" calcext:value-type="float">
            <text:p>0</text:p>
          </table:table-cell>
          <table:table-cell office:value-type="float" office:value="142847" calcext:value-type="float">
            <text:p>14284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4</text:p>
          </table:table-cell>
          <table:table-cell office:value-type="float" office:value="0.034363" calcext:value-type="float">
            <text:p>0.034363</text:p>
          </table:table-cell>
          <table:table-cell office:value-type="float" office:value="0.006405" calcext:value-type="float">
            <text:p>0.006405</text:p>
          </table:table-cell>
          <table:table-cell office:value-type="float" office:value="0" calcext:value-type="float">
            <text:p>0</text:p>
          </table:table-cell>
          <table:table-cell office:value-type="float" office:value="152621" calcext:value-type="float">
            <text:p>15262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5</text:p>
          </table:table-cell>
          <table:table-cell office:value-type="float" office:value="0.018405" calcext:value-type="float">
            <text:p>0.018405</text:p>
          </table:table-cell>
          <table:table-cell office:value-type="float" office:value="0.006378" calcext:value-type="float">
            <text:p>0.006378</text:p>
          </table:table-cell>
          <table:table-cell office:value-type="float" office:value="0" calcext:value-type="float">
            <text:p>0</text:p>
          </table:table-cell>
          <table:table-cell office:value-type="float" office:value="154211" calcext:value-type="float">
            <text:p>15421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6</text:p>
          </table:table-cell>
          <table:table-cell office:value-type="float" office:value="0.020514" calcext:value-type="float">
            <text:p>0.020514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" calcext:value-type="float">
            <text:p>0</text:p>
          </table:table-cell>
          <table:table-cell office:value-type="float" office:value="137665" calcext:value-type="float">
            <text:p>13766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7</text:p>
          </table:table-cell>
          <table:table-cell office:value-type="float" office:value="0.022654" calcext:value-type="float">
            <text:p>0.022654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0" calcext:value-type="float">
            <text:p>0</text:p>
          </table:table-cell>
          <table:table-cell office:value-type="float" office:value="170068" calcext:value-type="float">
            <text:p>17006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8</text:p>
          </table:table-cell>
          <table:table-cell office:value-type="float" office:value="0.03664" calcext:value-type="float">
            <text:p>0.03664</text:p>
          </table:table-cell>
          <table:table-cell office:value-type="float" office:value="0.007205" calcext:value-type="float">
            <text:p>0.007205</text:p>
          </table:table-cell>
          <table:table-cell office:value-type="float" office:value="0" calcext:value-type="float">
            <text:p>0</text:p>
          </table:table-cell>
          <table:table-cell office:value-type="float" office:value="161936" calcext:value-type="float">
            <text:p>16193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09</text:p>
          </table:table-cell>
          <table:table-cell office:value-type="float" office:value="0.031954" calcext:value-type="float">
            <text:p>0.031954</text:p>
          </table:table-cell>
          <table:table-cell office:value-type="float" office:value="0.005936" calcext:value-type="float">
            <text:p>0.005936</text:p>
          </table:table-cell>
          <table:table-cell office:value-type="float" office:value="0" calcext:value-type="float">
            <text:p>0</text:p>
          </table:table-cell>
          <table:table-cell office:value-type="float" office:value="136005" calcext:value-type="float">
            <text:p>13600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0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06086" calcext:value-type="float">
            <text:p>0.006086</text:p>
          </table:table-cell>
          <table:table-cell office:value-type="float" office:value="0" calcext:value-type="float">
            <text:p>0</text:p>
          </table:table-cell>
          <table:table-cell office:value-type="float" office:value="142918" calcext:value-type="float">
            <text:p>14291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1</text:p>
          </table:table-cell>
          <table:table-cell office:value-type="float" office:value="0.018611" calcext:value-type="float">
            <text:p>0.018611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0" calcext:value-type="float">
            <text:p>0</text:p>
          </table:table-cell>
          <table:table-cell office:value-type="float" office:value="160019" calcext:value-type="float">
            <text:p>16001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2</text:p>
          </table:table-cell>
          <table:table-cell office:value-type="float" office:value="0.039954" calcext:value-type="float">
            <text:p>0.039954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0" calcext:value-type="float">
            <text:p>0</text:p>
          </table:table-cell>
          <table:table-cell office:value-type="float" office:value="135081" calcext:value-type="float">
            <text:p>13508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3</text:p>
          </table:table-cell>
          <table:table-cell office:value-type="float" office:value="0.028515" calcext:value-type="float">
            <text:p>0.028515</text:p>
          </table:table-cell>
          <table:table-cell office:value-type="float" office:value="0.005581" calcext:value-type="float">
            <text:p>0.005581</text:p>
          </table:table-cell>
          <table:table-cell office:value-type="float" office:value="0" calcext:value-type="float">
            <text:p>0</text:p>
          </table:table-cell>
          <table:table-cell office:value-type="float" office:value="130808" calcext:value-type="float">
            <text:p>1308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4</text:p>
          </table:table-cell>
          <table:table-cell office:value-type="float" office:value="0.036042" calcext:value-type="float">
            <text:p>0.036042</text:p>
          </table:table-cell>
          <table:table-cell office:value-type="float" office:value="0.006407" calcext:value-type="float">
            <text:p>0.006407</text:p>
          </table:table-cell>
          <table:table-cell office:value-type="float" office:value="0" calcext:value-type="float">
            <text:p>0</text:p>
          </table:table-cell>
          <table:table-cell office:value-type="float" office:value="151410" calcext:value-type="float">
            <text:p>1514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5</text:p>
          </table:table-cell>
          <table:table-cell office:value-type="float" office:value="0.025106" calcext:value-type="float">
            <text:p>0.025106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0" calcext:value-type="float">
            <text:p>0</text:p>
          </table:table-cell>
          <table:table-cell office:value-type="float" office:value="161490" calcext:value-type="float">
            <text:p>16149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6</text:p>
          </table:table-cell>
          <table:table-cell office:value-type="float" office:value="0.023004" calcext:value-type="float">
            <text:p>0.023004</text:p>
          </table:table-cell>
          <table:table-cell office:value-type="float" office:value="0.006864" calcext:value-type="float">
            <text:p>0.006864</text:p>
          </table:table-cell>
          <table:table-cell office:value-type="float" office:value="0" calcext:value-type="float">
            <text:p>0</text:p>
          </table:table-cell>
          <table:table-cell office:value-type="float" office:value="161606" calcext:value-type="float">
            <text:p>16160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7</text:p>
          </table:table-cell>
          <table:table-cell office:value-type="float" office:value="0.024976" calcext:value-type="float">
            <text:p>0.024976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0" calcext:value-type="float">
            <text:p>0</text:p>
          </table:table-cell>
          <table:table-cell office:value-type="float" office:value="159919" calcext:value-type="float">
            <text:p>15991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8</text:p>
          </table:table-cell>
          <table:table-cell office:value-type="float" office:value="0.023314" calcext:value-type="float">
            <text:p>0.023314</text:p>
          </table:table-cell>
          <table:table-cell office:value-type="float" office:value="0.006108" calcext:value-type="float">
            <text:p>0.006108</text:p>
          </table:table-cell>
          <table:table-cell office:value-type="float" office:value="0" calcext:value-type="float">
            <text:p>0</text:p>
          </table:table-cell>
          <table:table-cell office:value-type="float" office:value="139359" calcext:value-type="float">
            <text:p>13935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19</text:p>
          </table:table-cell>
          <table:table-cell office:value-type="float" office:value="0.028018" calcext:value-type="float">
            <text:p>0.028018</text:p>
          </table:table-cell>
          <table:table-cell office:value-type="float" office:value="0.007229" calcext:value-type="float">
            <text:p>0.007229</text:p>
          </table:table-cell>
          <table:table-cell office:value-type="float" office:value="0" calcext:value-type="float">
            <text:p>0</text:p>
          </table:table-cell>
          <table:table-cell office:value-type="float" office:value="161963" calcext:value-type="float">
            <text:p>16196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0</text:p>
          </table:table-cell>
          <table:table-cell office:value-type="float" office:value="0.037527" calcext:value-type="float">
            <text:p>0.037527</text:p>
          </table:table-cell>
          <table:table-cell office:value-type="float" office:value="0.009147" calcext:value-type="float">
            <text:p>0.009147</text:p>
          </table:table-cell>
          <table:table-cell office:value-type="float" office:value="0" calcext:value-type="float">
            <text:p>0</text:p>
          </table:table-cell>
          <table:table-cell office:value-type="float" office:value="188354" calcext:value-type="float">
            <text:p>18835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1</text:p>
          </table:table-cell>
          <table:table-cell office:value-type="float" office:value="0.081284" calcext:value-type="float">
            <text:p>0.08128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184546" calcext:value-type="float">
            <text:p>18454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2</text:p>
          </table:table-cell>
          <table:table-cell office:value-type="float" office:value="0.040403" calcext:value-type="float">
            <text:p>0.040403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" calcext:value-type="float">
            <text:p>0</text:p>
          </table:table-cell>
          <table:table-cell office:value-type="float" office:value="153958" calcext:value-type="float">
            <text:p>153958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3</text:p>
          </table:table-cell>
          <table:table-cell office:value-type="float" office:value="0.039451" calcext:value-type="float">
            <text:p>0.039451</text:p>
          </table:table-cell>
          <table:table-cell office:value-type="float" office:value="0.008522" calcext:value-type="float">
            <text:p>0.008522</text:p>
          </table:table-cell>
          <table:table-cell office:value-type="float" office:value="0" calcext:value-type="float">
            <text:p>0</text:p>
          </table:table-cell>
          <table:table-cell office:value-type="float" office:value="179833" calcext:value-type="float">
            <text:p>17983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4</text:p>
          </table:table-cell>
          <table:table-cell office:value-type="float" office:value="0.02959" calcext:value-type="float">
            <text:p>0.02959</text:p>
          </table:table-cell>
          <table:table-cell office:value-type="float" office:value="0.006125" calcext:value-type="float">
            <text:p>0.006125</text:p>
          </table:table-cell>
          <table:table-cell office:value-type="float" office:value="0" calcext:value-type="float">
            <text:p>0</text:p>
          </table:table-cell>
          <table:table-cell office:value-type="float" office:value="138134" calcext:value-type="float">
            <text:p>13813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5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" calcext:value-type="float">
            <text:p>0</text:p>
          </table:table-cell>
          <table:table-cell office:value-type="float" office:value="147312" calcext:value-type="float">
            <text:p>14731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6</text:p>
          </table:table-cell>
          <table:table-cell office:value-type="float" office:value="0.032312" calcext:value-type="float">
            <text:p>0.03231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" calcext:value-type="float">
            <text:p>0</text:p>
          </table:table-cell>
          <table:table-cell office:value-type="float" office:value="141248" calcext:value-type="float">
            <text:p>14124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7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" calcext:value-type="float">
            <text:p>0</text:p>
          </table:table-cell>
          <table:table-cell office:value-type="float" office:value="165000" calcext:value-type="float">
            <text:p>165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8</text:p>
          </table:table-cell>
          <table:table-cell office:value-type="float" office:value="0.036675" calcext:value-type="float">
            <text:p>0.036675</text:p>
          </table:table-cell>
          <table:table-cell office:value-type="float" office:value="0.006391" calcext:value-type="float">
            <text:p>0.006391</text:p>
          </table:table-cell>
          <table:table-cell office:value-type="float" office:value="0" calcext:value-type="float">
            <text:p>0</text:p>
          </table:table-cell>
          <table:table-cell office:value-type="float" office:value="140093" calcext:value-type="float">
            <text:p>14009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29</text:p>
          </table:table-cell>
          <table:table-cell office:value-type="float" office:value="0.032148" calcext:value-type="float">
            <text:p>0.032148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" calcext:value-type="float">
            <text:p>0</text:p>
          </table:table-cell>
          <table:table-cell office:value-type="float" office:value="151474" calcext:value-type="float">
            <text:p>15147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0</text:p>
          </table:table-cell>
          <table:table-cell office:value-type="float" office:value="0.034049" calcext:value-type="float">
            <text:p>0.034049</text:p>
          </table:table-cell>
          <table:table-cell office:value-type="float" office:value="0.008067" calcext:value-type="float">
            <text:p>0.008067</text:p>
          </table:table-cell>
          <table:table-cell office:value-type="float" office:value="0" calcext:value-type="float">
            <text:p>0</text:p>
          </table:table-cell>
          <table:table-cell office:value-type="float" office:value="164208" calcext:value-type="float">
            <text:p>16420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1</text:p>
          </table:table-cell>
          <table:table-cell office:value-type="float" office:value="0.030999" calcext:value-type="float">
            <text:p>0.030999</text:p>
          </table:table-cell>
          <table:table-cell office:value-type="float" office:value="0.006885" calcext:value-type="float">
            <text:p>0.006885</text:p>
          </table:table-cell>
          <table:table-cell office:value-type="float" office:value="0" calcext:value-type="float">
            <text:p>0</text:p>
          </table:table-cell>
          <table:table-cell office:value-type="float" office:value="137121" calcext:value-type="float">
            <text:p>13712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2</text:p>
          </table:table-cell>
          <table:table-cell office:value-type="float" office:value="0.031948" calcext:value-type="float">
            <text:p>0.031948</text:p>
          </table:table-cell>
          <table:table-cell office:value-type="float" office:value="0.009289" calcext:value-type="float">
            <text:p>0.009289</text:p>
          </table:table-cell>
          <table:table-cell office:value-type="float" office:value="0" calcext:value-type="float">
            <text:p>0</text:p>
          </table:table-cell>
          <table:table-cell office:value-type="float" office:value="167565" calcext:value-type="float">
            <text:p>16756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3</text:p>
          </table:table-cell>
          <table:table-cell office:value-type="float" office:value="0.044359" calcext:value-type="float">
            <text:p>0.044359</text:p>
          </table:table-cell>
          <table:table-cell office:value-type="float" office:value="0.011582" calcext:value-type="float">
            <text:p>0.011582</text:p>
          </table:table-cell>
          <table:table-cell office:value-type="float" office:value="0" calcext:value-type="float">
            <text:p>0</text:p>
          </table:table-cell>
          <table:table-cell office:value-type="float" office:value="193862" calcext:value-type="float">
            <text:p>19386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4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010387" calcext:value-type="float">
            <text:p>0.010387</text:p>
          </table:table-cell>
          <table:table-cell office:value-type="float" office:value="0" calcext:value-type="float">
            <text:p>0</text:p>
          </table:table-cell>
          <table:table-cell office:value-type="float" office:value="170815" calcext:value-type="float">
            <text:p>17081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5</text:p>
          </table:table-cell>
          <table:table-cell office:value-type="float" office:value="0.061422" calcext:value-type="float">
            <text:p>0.061422</text:p>
          </table:table-cell>
          <table:table-cell office:value-type="float" office:value="0.011281" calcext:value-type="float">
            <text:p>0.011281</text:p>
          </table:table-cell>
          <table:table-cell office:value-type="float" office:value="0" calcext:value-type="float">
            <text:p>0</text:p>
          </table:table-cell>
          <table:table-cell office:value-type="float" office:value="167948" calcext:value-type="float">
            <text:p>16794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6</text:p>
          </table:table-cell>
          <table:table-cell office:value-type="float" office:value="0.053904" calcext:value-type="float">
            <text:p>0.053904</text:p>
          </table:table-cell>
          <table:table-cell office:value-type="float" office:value="0.009842" calcext:value-type="float">
            <text:p>0.009842</text:p>
          </table:table-cell>
          <table:table-cell office:value-type="float" office:value="0" calcext:value-type="float">
            <text:p>0</text:p>
          </table:table-cell>
          <table:table-cell office:value-type="float" office:value="166568" calcext:value-type="float">
            <text:p>16656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7</text:p>
          </table:table-cell>
          <table:table-cell office:value-type="float" office:value="0.054893" calcext:value-type="float">
            <text:p>0.05489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  <table:table-cell office:value-type="float" office:value="152220" calcext:value-type="float">
            <text:p>15222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8</text:p>
          </table:table-cell>
          <table:table-cell office:value-type="float" office:value="0.110379" calcext:value-type="float">
            <text:p>0.110379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" calcext:value-type="float">
            <text:p>0</text:p>
          </table:table-cell>
          <table:table-cell office:value-type="float" office:value="187096" calcext:value-type="float">
            <text:p>187096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39</text:p>
          </table:table-cell>
          <table:table-cell office:value-type="float" office:value="0.206336" calcext:value-type="float">
            <text:p>0.206336</text:p>
          </table:table-cell>
          <table:table-cell office:value-type="float" office:value="0.015509" calcext:value-type="float">
            <text:p>0.015509</text:p>
          </table:table-cell>
          <table:table-cell office:value-type="float" office:value="0" calcext:value-type="float">
            <text:p>0</text:p>
          </table:table-cell>
          <table:table-cell office:value-type="float" office:value="148651" calcext:value-type="float">
            <text:p>148651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0</text:p>
          </table:table-cell>
          <table:table-cell office:value-type="float" office:value="0.242355" calcext:value-type="float">
            <text:p>0.242355</text:p>
          </table:table-cell>
          <table:table-cell office:value-type="float" office:value="0.013904" calcext:value-type="float">
            <text:p>0.013904</text:p>
          </table:table-cell>
          <table:table-cell office:value-type="float" office:value="0" calcext:value-type="float">
            <text:p>0</text:p>
          </table:table-cell>
          <table:table-cell office:value-type="float" office:value="167329" calcext:value-type="float">
            <text:p>1673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1</text:p>
          </table:table-cell>
          <table:table-cell office:value-type="float" office:value="0.231254" calcext:value-type="float">
            <text:p>0.231254</text:p>
          </table:table-cell>
          <table:table-cell office:value-type="float" office:value="0.009729" calcext:value-type="float">
            <text:p>0.009729</text:p>
          </table:table-cell>
          <table:table-cell office:value-type="float" office:value="0" calcext:value-type="float">
            <text:p>0</text:p>
          </table:table-cell>
          <table:table-cell office:value-type="float" office:value="154045" calcext:value-type="float">
            <text:p>154045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2</text:p>
          </table:table-cell>
          <table:table-cell office:value-type="float" office:value="4.559876" calcext:value-type="float">
            <text:p>4.559876</text:p>
          </table:table-cell>
          <table:table-cell office:value-type="float" office:value="0.006337" calcext:value-type="float">
            <text:p>0.006337</text:p>
          </table:table-cell>
          <table:table-cell office:value-type="float" office:value="0" calcext:value-type="float">
            <text:p>0</text:p>
          </table:table-cell>
          <table:table-cell office:value-type="float" office:value="114987" calcext:value-type="float">
            <text:p>114987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3</text:p>
          </table:table-cell>
          <table:table-cell office:value-type="float" office:value="4.629665" calcext:value-type="float">
            <text:p>4.629665</text:p>
          </table:table-cell>
          <table:table-cell office:value-type="float" office:value="0.008171" calcext:value-type="float">
            <text:p>0.008171</text:p>
          </table:table-cell>
          <table:table-cell office:value-type="float" office:value="0" calcext:value-type="float">
            <text:p>0</text:p>
          </table:table-cell>
          <table:table-cell office:value-type="float" office:value="147009" calcext:value-type="float">
            <text:p>147009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4</text:p>
          </table:table-cell>
          <table:table-cell office:value-type="float" office:value="5.387557" calcext:value-type="float">
            <text:p>5.387557</text:p>
          </table:table-cell>
          <table:table-cell office:value-type="float" office:value="0.006098" calcext:value-type="float">
            <text:p>0.006098</text:p>
          </table:table-cell>
          <table:table-cell office:value-type="float" office:value="0" calcext:value-type="float">
            <text:p>0</text:p>
          </table:table-cell>
          <table:table-cell office:value-type="float" office:value="118789" calcext:value-type="float">
            <text:p>118789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5</text:p>
          </table:table-cell>
          <table:table-cell office:value-type="float" office:value="4.757572" calcext:value-type="float">
            <text:p>4.757572</text:p>
          </table:table-cell>
          <table:table-cell office:value-type="float" office:value="0.011449" calcext:value-type="float">
            <text:p>0.011449</text:p>
          </table:table-cell>
          <table:table-cell office:value-type="float" office:value="0" calcext:value-type="float">
            <text:p>0</text:p>
          </table:table-cell>
          <table:table-cell office:value-type="float" office:value="185344" calcext:value-type="float">
            <text:p>18534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6</text:p>
          </table:table-cell>
          <table:table-cell office:value-type="float" office:value="5.040427" calcext:value-type="float">
            <text:p>5.040427</text:p>
          </table:table-cell>
          <table:table-cell office:value-type="float" office:value="0.007914" calcext:value-type="float">
            <text:p>0.007914</text:p>
          </table:table-cell>
          <table:table-cell office:value-type="float" office:value="0" calcext:value-type="float">
            <text:p>0</text:p>
          </table:table-cell>
          <table:table-cell office:value-type="float" office:value="148490" calcext:value-type="float">
            <text:p>14849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7</text:p>
          </table:table-cell>
          <table:table-cell office:value-type="float" office:value="4.622375" calcext:value-type="float">
            <text:p>4.622375</text:p>
          </table:table-cell>
          <table:table-cell office:value-type="float" office:value="0.008746" calcext:value-type="float">
            <text:p>0.008746</text:p>
          </table:table-cell>
          <table:table-cell office:value-type="float" office:value="0" calcext:value-type="float">
            <text:p>0</text:p>
          </table:table-cell>
          <table:table-cell office:value-type="float" office:value="139010" calcext:value-type="float">
            <text:p>13901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8</text:p>
          </table:table-cell>
          <table:table-cell office:value-type="float" office:value="4.9188" calcext:value-type="float">
            <text:p>4.9188</text:p>
          </table:table-cell>
          <table:table-cell office:value-type="float" office:value="0.007747" calcext:value-type="float">
            <text:p>0.007747</text:p>
          </table:table-cell>
          <table:table-cell office:value-type="float" office:value="0" calcext:value-type="float">
            <text:p>0</text:p>
          </table:table-cell>
          <table:table-cell office:value-type="float" office:value="147863" calcext:value-type="float">
            <text:p>147863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49</text:p>
          </table:table-cell>
          <table:table-cell office:value-type="float" office:value="4.370986" calcext:value-type="float">
            <text:p>4.370986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" calcext:value-type="float">
            <text:p>0</text:p>
          </table:table-cell>
          <table:table-cell office:value-type="float" office:value="147617" calcext:value-type="float">
            <text:p>14761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0</text:p>
          </table:table-cell>
          <table:table-cell office:value-type="float" office:value="4.65187" calcext:value-type="float">
            <text:p>4.65187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0" calcext:value-type="float">
            <text:p>0</text:p>
          </table:table-cell>
          <table:table-cell office:value-type="float" office:value="130703" calcext:value-type="float">
            <text:p>130703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1</text:p>
          </table:table-cell>
          <table:table-cell office:value-type="float" office:value="4.519597" calcext:value-type="float">
            <text:p>4.519597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0" calcext:value-type="float">
            <text:p>0</text:p>
          </table:table-cell>
          <table:table-cell office:value-type="float" office:value="140391" calcext:value-type="float">
            <text:p>14039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2</text:p>
          </table:table-cell>
          <table:table-cell office:value-type="float" office:value="4.456209" calcext:value-type="float">
            <text:p>4.456209</text:p>
          </table:table-cell>
          <table:table-cell office:value-type="float" office:value="0.007972" calcext:value-type="float">
            <text:p>0.007972</text:p>
          </table:table-cell>
          <table:table-cell office:value-type="float" office:value="0" calcext:value-type="float">
            <text:p>0</text:p>
          </table:table-cell>
          <table:table-cell office:value-type="float" office:value="138312" calcext:value-type="float">
            <text:p>13831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3</text:p>
          </table:table-cell>
          <table:table-cell office:value-type="float" office:value="3.818106" calcext:value-type="float">
            <text:p>3.818106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" calcext:value-type="float">
            <text:p>0</text:p>
          </table:table-cell>
          <table:table-cell office:value-type="float" office:value="119432" calcext:value-type="float">
            <text:p>1194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4</text:p>
          </table:table-cell>
          <table:table-cell office:value-type="float" office:value="1.11213" calcext:value-type="float">
            <text:p>1.11213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" calcext:value-type="float">
            <text:p>0</text:p>
          </table:table-cell>
          <table:table-cell office:value-type="float" office:value="30993" calcext:value-type="float">
            <text:p>30993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5</text:p>
          </table:table-cell>
          <table:table-cell office:value-type="float" office:value="0.056355" calcext:value-type="float">
            <text:p>0.05635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6</text:p>
          </table:table-cell>
          <table:table-cell office:value-type="float" office:value="0.000104" calcext:value-type="float">
            <text:p>0.000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7</text:p>
          </table:table-cell>
          <table:table-cell office:value-type="float" office:value="0.000092" calcext:value-type="float">
            <text:p>9.2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8</text:p>
          </table:table-cell>
          <table:table-cell office:value-type="float" office:value="0.000091" calcext:value-type="float">
            <text:p>9.1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1:59</text:p>
          </table:table-cell>
          <table:table-cell office:value-type="float" office:value="0.000103" calcext:value-type="float">
            <text:p>0.000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2:00</text:p>
          </table:table-cell>
          <table:table-cell office:value-type="float" office:value="0.000082" calcext:value-type="float">
            <text:p>8.2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2:01</text:p>
          </table:table-cell>
          <table:table-cell office:value-type="float" office:value="0.000099" calcext:value-type="float">
            <text:p>9.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2:02</text:p>
          </table:table-cell>
          <table:table-cell office:value-type="float" office:value="0.000122" calcext:value-type="float">
            <text:p>0.00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2:03</text:p>
          </table:table-cell>
          <table:table-cell office:value-type="float" office:value="0.000131" calcext:value-type="float">
            <text:p>0.000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2:04</text:p>
          </table:table-cell>
          <table:table-cell office:value-type="float" office:value="0.000167" calcext:value-type="float">
            <text:p>0.000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12:05</text:p>
          </table:table-cell>
          <table:table-cell office:value-type="float" office:value="0.000273" calcext:value-type="float">
            <text:p>0.000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2</text:p>
          </table:table-cell>
          <table:table-cell office:value-type="float" office:value="0.134343" calcext:value-type="float">
            <text:p>0.134343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" calcext:value-type="float">
            <text:p>0</text:p>
          </table:table-cell>
          <table:table-cell office:value-type="float" office:value="162791" calcext:value-type="float">
            <text:p>1627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3</text:p>
          </table:table-cell>
          <table:table-cell office:value-type="float" office:value="0.102184" calcext:value-type="float">
            <text:p>0.102184</text:p>
          </table:table-cell>
          <table:table-cell office:value-type="float" office:value="0.023875" calcext:value-type="float">
            <text:p>0.023875</text:p>
          </table:table-cell>
          <table:table-cell office:value-type="float" office:value="0" calcext:value-type="float">
            <text:p>0</text:p>
          </table:table-cell>
          <table:table-cell office:value-type="float" office:value="139330" calcext:value-type="float">
            <text:p>13933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4</text:p>
          </table:table-cell>
          <table:table-cell office:value-type="float" office:value="0.041457" calcext:value-type="float">
            <text:p>0.041457</text:p>
          </table:table-cell>
          <table:table-cell office:value-type="float" office:value="0.011896" calcext:value-type="float">
            <text:p>0.011896</text:p>
          </table:table-cell>
          <table:table-cell office:value-type="float" office:value="0" calcext:value-type="float">
            <text:p>0</text:p>
          </table:table-cell>
          <table:table-cell office:value-type="float" office:value="148227" calcext:value-type="float">
            <text:p>14822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5</text:p>
          </table:table-cell>
          <table:table-cell office:value-type="float" office:value="0.057193" calcext:value-type="float">
            <text:p>0.057193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" calcext:value-type="float">
            <text:p>0</text:p>
          </table:table-cell>
          <table:table-cell office:value-type="float" office:value="156752" calcext:value-type="float">
            <text:p>15675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6</text:p>
          </table:table-cell>
          <table:table-cell office:value-type="float" office:value="0.092916" calcext:value-type="float">
            <text:p>0.092916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" calcext:value-type="float">
            <text:p>0</text:p>
          </table:table-cell>
          <table:table-cell office:value-type="float" office:value="175973" calcext:value-type="float">
            <text:p>17597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7</text:p>
          </table:table-cell>
          <table:table-cell office:value-type="float" office:value="0.123092" calcext:value-type="float">
            <text:p>0.123092</text:p>
          </table:table-cell>
          <table:table-cell office:value-type="float" office:value="0.009466" calcext:value-type="float">
            <text:p>0.009466</text:p>
          </table:table-cell>
          <table:table-cell office:value-type="float" office:value="0" calcext:value-type="float">
            <text:p>0</text:p>
          </table:table-cell>
          <table:table-cell office:value-type="float" office:value="137435" calcext:value-type="float">
            <text:p>13743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8</text:p>
          </table:table-cell>
          <table:table-cell office:value-type="float" office:value="0.066889" calcext:value-type="float">
            <text:p>0.066889</text:p>
          </table:table-cell>
          <table:table-cell office:value-type="float" office:value="0.009963" calcext:value-type="float">
            <text:p>0.009963</text:p>
          </table:table-cell>
          <table:table-cell office:value-type="float" office:value="0" calcext:value-type="float">
            <text:p>0</text:p>
          </table:table-cell>
          <table:table-cell office:value-type="float" office:value="133654" calcext:value-type="float">
            <text:p>13365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9</text:p>
          </table:table-cell>
          <table:table-cell office:value-type="float" office:value="0.067776" calcext:value-type="float">
            <text:p>0.067776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" calcext:value-type="float">
            <text:p>0</text:p>
          </table:table-cell>
          <table:table-cell office:value-type="float" office:value="160540" calcext:value-type="float">
            <text:p>16054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5:00</text:p>
          </table:table-cell>
          <table:table-cell office:value-type="float" office:value="0.064286" calcext:value-type="float">
            <text:p>0.064286</text:p>
          </table:table-cell>
          <table:table-cell office:value-type="float" office:value="0.009335" calcext:value-type="float">
            <text:p>0.009335</text:p>
          </table:table-cell>
          <table:table-cell office:value-type="float" office:value="0" calcext:value-type="float">
            <text:p>0</text:p>
          </table:table-cell>
          <table:table-cell office:value-type="float" office:value="149842" calcext:value-type="float">
            <text:p>14984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5:01</text:p>
          </table:table-cell>
          <table:table-cell office:value-type="float" office:value="0.025316" calcext:value-type="float">
            <text:p>0.025316</text:p>
          </table:table-cell>
          <table:table-cell office:value-type="float" office:value="0.006714" calcext:value-type="float">
            <text:p>0.006714</text:p>
          </table:table-cell>
          <table:table-cell office:value-type="float" office:value="0" calcext:value-type="float">
            <text:p>0</text:p>
          </table:table-cell>
          <table:table-cell office:value-type="float" office:value="142863" calcext:value-type="float">
            <text:p>14286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3</text:p>
          </table:table-cell>
          <table:table-cell office:value-type="float" office:value="0.127039" calcext:value-type="float">
            <text:p>0.127039</text:p>
          </table:table-cell>
          <table:table-cell office:value-type="float" office:value="0.037185" calcext:value-type="float">
            <text:p>0.037185</text:p>
          </table:table-cell>
          <table:table-cell office:value-type="float" office:value="0" calcext:value-type="float">
            <text:p>0</text:p>
          </table:table-cell>
          <table:table-cell office:value-type="float" office:value="232056" calcext:value-type="float">
            <text:p>2320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4</text:p>
          </table:table-cell>
          <table:table-cell office:value-type="float" office:value="3.125679" calcext:value-type="float">
            <text:p>3.125679</text:p>
          </table:table-cell>
          <table:table-cell office:value-type="float" office:value="0.044697" calcext:value-type="float">
            <text:p>0.044697</text:p>
          </table:table-cell>
          <table:table-cell office:value-type="float" office:value="0" calcext:value-type="float">
            <text:p>0</text:p>
          </table:table-cell>
          <table:table-cell office:value-type="float" office:value="135239" calcext:value-type="float">
            <text:p>13523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5</text:p>
          </table:table-cell>
          <table:table-cell office:value-type="float" office:value="10.563998" calcext:value-type="float">
            <text:p>10.563998</text:p>
          </table:table-cell>
          <table:table-cell office:value-type="float" office:value="0.04703" calcext:value-type="float">
            <text:p>0.04703</text:p>
          </table:table-cell>
          <table:table-cell office:value-type="float" office:value="0" calcext:value-type="float">
            <text:p>0</text:p>
          </table:table-cell>
          <table:table-cell office:value-type="float" office:value="129885" calcext:value-type="float">
            <text:p>12988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6</text:p>
          </table:table-cell>
          <table:table-cell office:value-type="float" office:value="12.997269" calcext:value-type="float">
            <text:p>12.997269</text:p>
          </table:table-cell>
          <table:table-cell office:value-type="float" office:value="0.022023" calcext:value-type="float">
            <text:p>0.022023</text:p>
          </table:table-cell>
          <table:table-cell office:value-type="float" office:value="0" calcext:value-type="float">
            <text:p>0</text:p>
          </table:table-cell>
          <table:table-cell office:value-type="float" office:value="110530" calcext:value-type="float">
            <text:p>11053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7</text:p>
          </table:table-cell>
          <table:table-cell office:value-type="float" office:value="12.49927" calcext:value-type="float">
            <text:p>12.49927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" calcext:value-type="float">
            <text:p>0</text:p>
          </table:table-cell>
          <table:table-cell office:value-type="float" office:value="119824" calcext:value-type="float">
            <text:p>11982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8</text:p>
          </table:table-cell>
          <table:table-cell office:value-type="float" office:value="10.038944" calcext:value-type="float">
            <text:p>10.038944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" calcext:value-type="float">
            <text:p>0</text:p>
          </table:table-cell>
          <table:table-cell office:value-type="float" office:value="95547" calcext:value-type="float">
            <text:p>95547</text:p>
          </table:table-cell>
          <table:table-cell office:value-type="float" office:value="1500" calcext:value-type="float">
            <text:p>1500</text:p>
          </table:table-cell>
        </table:table-row>
      </table:table>
      <table:table table:name="test210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2</text:p>
          </table:table-cell>
          <table:table-cell office:value-type="float" office:value="0.134343" calcext:value-type="float">
            <text:p>0.134343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" calcext:value-type="float">
            <text:p>0</text:p>
          </table:table-cell>
          <table:table-cell office:value-type="float" office:value="162791" calcext:value-type="float">
            <text:p>1627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3</text:p>
          </table:table-cell>
          <table:table-cell office:value-type="float" office:value="0.102184" calcext:value-type="float">
            <text:p>0.102184</text:p>
          </table:table-cell>
          <table:table-cell office:value-type="float" office:value="0.023875" calcext:value-type="float">
            <text:p>0.023875</text:p>
          </table:table-cell>
          <table:table-cell office:value-type="float" office:value="0" calcext:value-type="float">
            <text:p>0</text:p>
          </table:table-cell>
          <table:table-cell office:value-type="float" office:value="139330" calcext:value-type="float">
            <text:p>13933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4</text:p>
          </table:table-cell>
          <table:table-cell office:value-type="float" office:value="0.041457" calcext:value-type="float">
            <text:p>0.041457</text:p>
          </table:table-cell>
          <table:table-cell office:value-type="float" office:value="0.011896" calcext:value-type="float">
            <text:p>0.011896</text:p>
          </table:table-cell>
          <table:table-cell office:value-type="float" office:value="0" calcext:value-type="float">
            <text:p>0</text:p>
          </table:table-cell>
          <table:table-cell office:value-type="float" office:value="148227" calcext:value-type="float">
            <text:p>14822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5</text:p>
          </table:table-cell>
          <table:table-cell office:value-type="float" office:value="0.057193" calcext:value-type="float">
            <text:p>0.057193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" calcext:value-type="float">
            <text:p>0</text:p>
          </table:table-cell>
          <table:table-cell office:value-type="float" office:value="156752" calcext:value-type="float">
            <text:p>15675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6</text:p>
          </table:table-cell>
          <table:table-cell office:value-type="float" office:value="0.092916" calcext:value-type="float">
            <text:p>0.092916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" calcext:value-type="float">
            <text:p>0</text:p>
          </table:table-cell>
          <table:table-cell office:value-type="float" office:value="175973" calcext:value-type="float">
            <text:p>17597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7</text:p>
          </table:table-cell>
          <table:table-cell office:value-type="float" office:value="0.123092" calcext:value-type="float">
            <text:p>0.123092</text:p>
          </table:table-cell>
          <table:table-cell office:value-type="float" office:value="0.009466" calcext:value-type="float">
            <text:p>0.009466</text:p>
          </table:table-cell>
          <table:table-cell office:value-type="float" office:value="0" calcext:value-type="float">
            <text:p>0</text:p>
          </table:table-cell>
          <table:table-cell office:value-type="float" office:value="137435" calcext:value-type="float">
            <text:p>13743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8</text:p>
          </table:table-cell>
          <table:table-cell office:value-type="float" office:value="0.066889" calcext:value-type="float">
            <text:p>0.066889</text:p>
          </table:table-cell>
          <table:table-cell office:value-type="float" office:value="0.009963" calcext:value-type="float">
            <text:p>0.009963</text:p>
          </table:table-cell>
          <table:table-cell office:value-type="float" office:value="0" calcext:value-type="float">
            <text:p>0</text:p>
          </table:table-cell>
          <table:table-cell office:value-type="float" office:value="133654" calcext:value-type="float">
            <text:p>13365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4:59</text:p>
          </table:table-cell>
          <table:table-cell office:value-type="float" office:value="0.067776" calcext:value-type="float">
            <text:p>0.067776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" calcext:value-type="float">
            <text:p>0</text:p>
          </table:table-cell>
          <table:table-cell office:value-type="float" office:value="160540" calcext:value-type="float">
            <text:p>16054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5:00</text:p>
          </table:table-cell>
          <table:table-cell office:value-type="float" office:value="0.064286" calcext:value-type="float">
            <text:p>0.064286</text:p>
          </table:table-cell>
          <table:table-cell office:value-type="float" office:value="0.009335" calcext:value-type="float">
            <text:p>0.009335</text:p>
          </table:table-cell>
          <table:table-cell office:value-type="float" office:value="0" calcext:value-type="float">
            <text:p>0</text:p>
          </table:table-cell>
          <table:table-cell office:value-type="float" office:value="149842" calcext:value-type="float">
            <text:p>14984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25:01</text:p>
          </table:table-cell>
          <table:table-cell office:value-type="float" office:value="0.025316" calcext:value-type="float">
            <text:p>0.025316</text:p>
          </table:table-cell>
          <table:table-cell office:value-type="float" office:value="0.006714" calcext:value-type="float">
            <text:p>0.006714</text:p>
          </table:table-cell>
          <table:table-cell office:value-type="float" office:value="0" calcext:value-type="float">
            <text:p>0</text:p>
          </table:table-cell>
          <table:table-cell office:value-type="float" office:value="142863" calcext:value-type="float">
            <text:p>142863</text:p>
          </table:table-cell>
          <table:table-cell office:value-type="float" office:value="975" calcext:value-type="float">
            <text:p>975</text:p>
          </table:table-cell>
        </table:table-row>
      </table:table>
      <table:table table:name="test211" table:style-name="ta1">
        <table:table-column table:style-name="co8" table:default-cell-style-name="ce1"/>
        <table:table-column table:style-name="co9" table:default-cell-style-name="ce1"/>
        <table:table-column table:style-name="co1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3</text:p>
          </table:table-cell>
          <table:table-cell office:value-type="float" office:value="0.127039" calcext:value-type="float">
            <text:p>0.127039</text:p>
          </table:table-cell>
          <table:table-cell office:value-type="float" office:value="0.037185" calcext:value-type="float">
            <text:p>0.037185</text:p>
          </table:table-cell>
          <table:table-cell office:value-type="float" office:value="0" calcext:value-type="float">
            <text:p>0</text:p>
          </table:table-cell>
          <table:table-cell office:value-type="float" office:value="232056" calcext:value-type="float">
            <text:p>2320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4</text:p>
          </table:table-cell>
          <table:table-cell office:value-type="float" office:value="3.125679" calcext:value-type="float">
            <text:p>3.125679</text:p>
          </table:table-cell>
          <table:table-cell office:value-type="float" office:value="0.044697" calcext:value-type="float">
            <text:p>0.044697</text:p>
          </table:table-cell>
          <table:table-cell office:value-type="float" office:value="0" calcext:value-type="float">
            <text:p>0</text:p>
          </table:table-cell>
          <table:table-cell office:value-type="float" office:value="135239" calcext:value-type="float">
            <text:p>135239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5</text:p>
          </table:table-cell>
          <table:table-cell office:value-type="float" office:value="10.563998" calcext:value-type="float">
            <text:p>10.563998</text:p>
          </table:table-cell>
          <table:table-cell office:value-type="float" office:value="0.04703" calcext:value-type="float">
            <text:p>0.04703</text:p>
          </table:table-cell>
          <table:table-cell office:value-type="float" office:value="0" calcext:value-type="float">
            <text:p>0</text:p>
          </table:table-cell>
          <table:table-cell office:value-type="float" office:value="129885" calcext:value-type="float">
            <text:p>129885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6</text:p>
          </table:table-cell>
          <table:table-cell office:value-type="float" office:value="12.997269" calcext:value-type="float">
            <text:p>12.997269</text:p>
          </table:table-cell>
          <table:table-cell office:value-type="float" office:value="0.022023" calcext:value-type="float">
            <text:p>0.022023</text:p>
          </table:table-cell>
          <table:table-cell office:value-type="float" office:value="0" calcext:value-type="float">
            <text:p>0</text:p>
          </table:table-cell>
          <table:table-cell office:value-type="float" office:value="110530" calcext:value-type="float">
            <text:p>11053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7</text:p>
          </table:table-cell>
          <table:table-cell office:value-type="float" office:value="12.49927" calcext:value-type="float">
            <text:p>12.49927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" calcext:value-type="float">
            <text:p>0</text:p>
          </table:table-cell>
          <table:table-cell office:value-type="float" office:value="119824" calcext:value-type="float">
            <text:p>119824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8</text:p>
          </table:table-cell>
          <table:table-cell office:value-type="float" office:value="10.038944" calcext:value-type="float">
            <text:p>10.038944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" calcext:value-type="float">
            <text:p>0</text:p>
          </table:table-cell>
          <table:table-cell office:value-type="float" office:value="95547" calcext:value-type="float">
            <text:p>9554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49</text:p>
          </table:table-cell>
          <table:table-cell office:value-type="float" office:value="1.323671" calcext:value-type="float">
            <text:p>1.323671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" calcext:value-type="float">
            <text:p>0</text:p>
          </table:table-cell>
          <table:table-cell office:value-type="float" office:value="24658" calcext:value-type="float">
            <text:p>246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0</text:p>
          </table:table-cell>
          <table:table-cell office:value-type="float" office:value="3.453244" calcext:value-type="float">
            <text:p>3.453244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" calcext:value-type="float">
            <text:p>0</text:p>
          </table:table-cell>
          <table:table-cell office:value-type="float" office:value="30338" calcext:value-type="float">
            <text:p>3033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1</text:p>
          </table:table-cell>
          <table:table-cell office:value-type="float" office:value="1.665465" calcext:value-type="float">
            <text:p>1.66546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" calcext:value-type="float">
            <text:p>0</text:p>
          </table:table-cell>
          <table:table-cell office:value-type="float" office:value="6983" calcext:value-type="float">
            <text:p>698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2</text:p>
          </table:table-cell>
          <table:table-cell office:value-type="float" office:value="0.207009" calcext:value-type="float">
            <text:p>0.207009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3</text:p>
          </table:table-cell>
          <table:table-cell office:value-type="float" office:value="0.207642" calcext:value-type="float">
            <text:p>0.207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4</text:p>
          </table:table-cell>
          <table:table-cell office:value-type="float" office:value="0.000102" calcext:value-type="float">
            <text:p>0.000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5</text:p>
          </table:table-cell>
          <table:table-cell office:value-type="float" office:value="0.000103" calcext:value-type="float">
            <text:p>0.000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6</text:p>
          </table:table-cell>
          <table:table-cell office:value-type="float" office:value="0.000099" calcext:value-type="float">
            <text:p>9.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7</text:p>
          </table:table-cell>
          <table:table-cell office:value-type="float" office:value="0.000098" calcext:value-type="float">
            <text:p>9.8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8</text:p>
          </table:table-cell>
          <table:table-cell office:value-type="float" office:value="0.000189" calcext:value-type="float">
            <text:p>0.000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5:59</text:p>
          </table:table-cell>
          <table:table-cell office:value-type="float" office:value="0.000097" calcext:value-type="float">
            <text:p>9.7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6:00</text:p>
          </table:table-cell>
          <table:table-cell office:value-type="float" office:value="0.000073" calcext:value-type="float">
            <text:p>7.3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6:01</text:p>
          </table:table-cell>
          <table:table-cell office:value-type="float" office:value="0.066581" calcext:value-type="float">
            <text:p>0.06658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6:02</text:p>
          </table:table-cell>
          <table:table-cell office:value-type="float" office:value="0.000142" calcext:value-type="float">
            <text:p>0.000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6:03</text:p>
          </table:table-cell>
          <table:table-cell office:value-type="float" office:value="0.000156" calcext:value-type="float">
            <text:p>0.000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6:04</text:p>
          </table:table-cell>
          <table:table-cell office:value-type="float" office:value="0.000133" calcext:value-type="float">
            <text:p>0.000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6:05</text:p>
          </table:table-cell>
          <table:table-cell office:value-type="float" office:value="0.000096" calcext:value-type="float">
            <text:p>9.6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6:06</text:p>
          </table:table-cell>
          <table:table-cell office:value-type="float" office:value="0.000162" calcext:value-type="float">
            <text:p>0.000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3:36:07</text:p>
          </table:table-cell>
          <table:table-cell office:value-type="float" office:value="0.000152" calcext:value-type="float">
            <text:p>0.000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 style:data-style-name="N2" text:time-value="09:51:35.476243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02:28.251526068</dc:date>
    <meta:editing-duration>PT4M54S</meta:editing-duration>
    <meta:editing-cycles>2</meta:editing-cycles>
    <meta:generator>LibreOffice/5.4.0.3$Linux_X86_64 LibreOffice_project/7556cbc6811c9d992f4064ab9287069087d7f62c</meta:generator>
    <meta:document-statistic meta:table-count="4" meta:cell-count="19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13cm" svg:y="0.315cm" chart:style-name="ch2">
          <text:p>Response time vs load, 100-800 TPS, test 209</text:p>
        </chart:title>
        <chart:legend chart:legend-position="end" svg:x="14.001cm" svg:y="4.005cm" style:legend-expansion="high" chart:style-name="ch3"/>
        <chart:plot-area chart:style-name="ch4" table:cell-range-address="test209.G2:test209.G109 test209.C1:test209.D109" chart:data-source-has-labels="row" svg:x="1.279cm" svg:y="1.248cm" svg:width="12.402cm" svg:height="6.643cm">
          <chartooo:coordinate-region svg:x="2.191cm" svg:y="1.421cm" svg:width="11.21cm" svg:height="5.876cm"/>
          <chart:axis chart:dimension="x" chart:name="primary-x" chart:style-name="ch5">
            <chart:title svg:x="6.669cm" svg:y="8.071cm" chart:style-name="ch6">
              <text:p>Request/S</text:p>
            </chart:title>
          </chart:axis>
          <chart:axis chart:dimension="y" chart:name="primary-y" chart:style-name="ch5">
            <chart:title svg:x="0.451cm" svg:y="5.261cm" chart:style-name="ch7">
              <text:p>Seconds</text:p>
            </chart:title>
            <chart:grid chart:style-name="ch8" chart:class="major"/>
          </chart:axis>
          <chart:series chart:style-name="ch9" chart:values-cell-range-address="test209.C2:test209.C109" chart:label-cell-address="test209.C1:test209.C1" chart:class="chart:scatter">
            <chart:domain table:cell-range-address="test209.G2:test209.G109"/>
            <chart:data-point chart:repeated="81"/>
          </chart:series>
          <chart:series chart:style-name="ch10" chart:values-cell-range-address="test209.D2:test209.D109" chart:label-cell-address="test209.D1:test209.D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09.C1:test209.C1</svg:desc>
                </draw:g>
              </table:table-cell>
              <table:table-cell office:value-type="string">
                <text:p>xfertime</text:p>
                <draw:g>
                  <svg:desc>test209.D1:test20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test209.G2:test209.G109</svg:desc>
                </draw:g>
              </table:table-cell>
              <table:table-cell office:value-type="float" office:value="0.013418">
                <text:p>0.013418</text:p>
                <draw:g>
                  <svg:desc>test209.C2:test209.C109</svg:desc>
                </draw:g>
              </table:table-cell>
              <table:table-cell office:value-type="float" office:value="0.009104">
                <text:p>0.009104</text:p>
                <draw:g>
                  <svg:desc>test209.D2:test209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1821">
                <text:p>0.011821</text:p>
              </table:table-cell>
              <table:table-cell office:value-type="float" office:value="0.004851">
                <text:p>0.004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2778">
                <text:p>0.012778</text:p>
              </table:table-cell>
              <table:table-cell office:value-type="float" office:value="0.008158">
                <text:p>0.008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3012">
                <text:p>0.013012</text:p>
              </table:table-cell>
              <table:table-cell office:value-type="float" office:value="0.005892">
                <text:p>0.005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2656">
                <text:p>0.012656</text:p>
              </table:table-cell>
              <table:table-cell office:value-type="float" office:value="0.006255">
                <text:p>0.006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013152">
                <text:p>0.013152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3035">
                <text:p>0.013035</text:p>
              </table:table-cell>
              <table:table-cell office:value-type="float" office:value="0.007167">
                <text:p>0.007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11644">
                <text:p>0.011644</text:p>
              </table:table-cell>
              <table:table-cell office:value-type="float" office:value="0.004674">
                <text:p>0.004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3242">
                <text:p>0.013242</text:p>
              </table:table-cell>
              <table:table-cell office:value-type="float" office:value="0.006288">
                <text:p>0.006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13311">
                <text:p>0.01331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013346">
                <text:p>0.013346</text:p>
              </table:table-cell>
              <table:table-cell office:value-type="float" office:value="0.007339">
                <text:p>0.007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">
                <text:p>196</text:p>
              </table:table-cell>
              <table:table-cell office:value-type="float" office:value="0.015309">
                <text:p>0.015309</text:p>
              </table:table-cell>
              <table:table-cell office:value-type="float" office:value="0.006352">
                <text:p>0.006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">
                <text:p>202</text:p>
              </table:table-cell>
              <table:table-cell office:value-type="float" office:value="0.013609">
                <text:p>0.013609</text:p>
              </table:table-cell>
              <table:table-cell office:value-type="float" office:value="0.005532">
                <text:p>0.005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13275">
                <text:p>0.013275</text:p>
              </table:table-cell>
              <table:table-cell office:value-type="float" office:value="0.005808">
                <text:p>0.005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14063">
                <text:p>0.014063</text:p>
              </table:table-cell>
              <table:table-cell office:value-type="float" office:value="0.005326">
                <text:p>0.005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0.015886">
                <text:p>0.015886</text:p>
              </table:table-cell>
              <table:table-cell office:value-type="float" office:value="0.006173">
                <text:p>0.006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22299">
                <text:p>0.022299</text:p>
              </table:table-cell>
              <table:table-cell office:value-type="float" office:value="0.006647">
                <text:p>0.006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0.018973">
                <text:p>0.018973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0.020145">
                <text:p>0.020145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16968">
                <text:p>0.016968</text:p>
              </table:table-cell>
              <table:table-cell office:value-type="float" office:value="0.007366">
                <text:p>0.007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">
                <text:p>249</text:p>
              </table:table-cell>
              <table:table-cell office:value-type="float" office:value="0.018538">
                <text:p>0.018538</text:p>
              </table:table-cell>
              <table:table-cell office:value-type="float" office:value="0.005712">
                <text:p>0.005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22993">
                <text:p>0.022993</text:p>
              </table:table-cell>
              <table:table-cell office:value-type="float" office:value="0.005617">
                <text:p>0.005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15876">
                <text:p>0.015876</text:p>
              </table:table-cell>
              <table:table-cell office:value-type="float" office:value="0.007483">
                <text:p>0.007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0.015116">
                <text:p>0.015116</text:p>
              </table:table-cell>
              <table:table-cell office:value-type="float" office:value="0.008574">
                <text:p>0.008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0.016714">
                <text:p>0.016714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014783">
                <text:p>0.014783</text:p>
              </table:table-cell>
              <table:table-cell office:value-type="float" office:value="0.004745">
                <text:p>0.004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18358">
                <text:p>0.018358</text:p>
              </table:table-cell>
              <table:table-cell office:value-type="float" office:value="0.005016">
                <text:p>0.005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5505">
                <text:p>0.015505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6804">
                <text:p>0.016804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17148">
                <text:p>0.017148</text:p>
              </table:table-cell>
              <table:table-cell office:value-type="float" office:value="0.004596">
                <text:p>0.004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">
                <text:p>343</text:p>
              </table:table-cell>
              <table:table-cell office:value-type="float" office:value="0.01561">
                <text:p>0.01561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8">
                <text:p>398</text:p>
              </table:table-cell>
              <table:table-cell office:value-type="float" office:value="0.016779">
                <text:p>0.016779</text:p>
              </table:table-cell>
              <table:table-cell office:value-type="float" office:value="0.007905">
                <text:p>0.0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0.026191">
                <text:p>0.026191</text:p>
              </table:table-cell>
              <table:table-cell office:value-type="float" office:value="0.005182">
                <text:p>0.005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7131">
                <text:p>0.017131</text:p>
              </table:table-cell>
              <table:table-cell office:value-type="float" office:value="0.005817">
                <text:p>0.0058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1616">
                <text:p>0.01616</text:p>
              </table:table-cell>
              <table:table-cell office:value-type="float" office:value="0.006459">
                <text:p>0.006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16434">
                <text:p>0.016434</text:p>
              </table:table-cell>
              <table:table-cell office:value-type="float" office:value="0.005701">
                <text:p>0.0057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7266">
                <text:p>0.017266</text:p>
              </table:table-cell>
              <table:table-cell office:value-type="float" office:value="0.005571">
                <text:p>0.005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14714">
                <text:p>0.014714</text:p>
              </table:table-cell>
              <table:table-cell office:value-type="float" office:value="0.005264">
                <text:p>0.005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9037">
                <text:p>0.019037</text:p>
              </table:table-cell>
              <table:table-cell office:value-type="float" office:value="0.005115">
                <text:p>0.005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3593">
                <text:p>0.013593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">
                <text:p>444</text:p>
              </table:table-cell>
              <table:table-cell office:value-type="float" office:value="0.016108">
                <text:p>0.016108</text:p>
              </table:table-cell>
              <table:table-cell office:value-type="float" office:value="0.006745">
                <text:p>0.006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8">
                <text:p>498</text:p>
              </table:table-cell>
              <table:table-cell office:value-type="float" office:value="0.016399">
                <text:p>0.016399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  <table:table-cell office:value-type="float" office:value="0.016398">
                <text:p>0.016398</text:p>
              </table:table-cell>
              <table:table-cell office:value-type="float" office:value="0.006822">
                <text:p>0.006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0.0243">
                <text:p>0.0243</text:p>
              </table:table-cell>
              <table:table-cell office:value-type="float" office:value="0.005667">
                <text:p>0.005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  <table:table-cell office:value-type="float" office:value="0.034743">
                <text:p>0.034743</text:p>
              </table:table-cell>
              <table:table-cell office:value-type="float" office:value="0.006129">
                <text:p>0.006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  <table:table-cell office:value-type="float" office:value="0.017272">
                <text:p>0.017272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34363">
                <text:p>0.034363</text:p>
              </table:table-cell>
              <table:table-cell office:value-type="float" office:value="0.006405">
                <text:p>0.006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018405">
                <text:p>0.018405</text:p>
              </table:table-cell>
              <table:table-cell office:value-type="float" office:value="0.006378">
                <text:p>0.0063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  <table:table-cell office:value-type="float" office:value="0.020514">
                <text:p>0.020514</text:p>
              </table:table-cell>
              <table:table-cell office:value-type="float" office:value="0.00566">
                <text:p>0.00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7">
                <text:p>497</text:p>
              </table:table-cell>
              <table:table-cell office:value-type="float" office:value="0.022654">
                <text:p>0.022654</text:p>
              </table:table-cell>
              <table:table-cell office:value-type="float" office:value="0.007154">
                <text:p>0.007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4">
                <text:p>534</text:p>
              </table:table-cell>
              <table:table-cell office:value-type="float" office:value="0.03664">
                <text:p>0.03664</text:p>
              </table:table-cell>
              <table:table-cell office:value-type="float" office:value="0.007205">
                <text:p>0.007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  <table:table-cell office:value-type="float" office:value="0.031954">
                <text:p>0.031954</text:p>
              </table:table-cell>
              <table:table-cell office:value-type="float" office:value="0.005936">
                <text:p>0.005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9">
                <text:p>599</text:p>
              </table:table-cell>
              <table:table-cell office:value-type="float" office:value="0.02562">
                <text:p>0.02562</text:p>
              </table:table-cell>
              <table:table-cell office:value-type="float" office:value="0.006086">
                <text:p>0.0060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8">
                <text:p>598</text:p>
              </table:table-cell>
              <table:table-cell office:value-type="float" office:value="0.018611">
                <text:p>0.018611</text:p>
              </table:table-cell>
              <table:table-cell office:value-type="float" office:value="0.006722">
                <text:p>0.0067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0.039954">
                <text:p>0.039954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9">
                <text:p>599</text:p>
              </table:table-cell>
              <table:table-cell office:value-type="float" office:value="0.028515">
                <text:p>0.028515</text:p>
              </table:table-cell>
              <table:table-cell office:value-type="float" office:value="0.005581">
                <text:p>0.0055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  <table:table-cell office:value-type="float" office:value="0.036042">
                <text:p>0.036042</text:p>
              </table:table-cell>
              <table:table-cell office:value-type="float" office:value="0.006407">
                <text:p>0.006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  <table:table-cell office:value-type="float" office:value="0.025106">
                <text:p>0.025106</text:p>
              </table:table-cell>
              <table:table-cell office:value-type="float" office:value="0.007111">
                <text:p>0.007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8">
                <text:p>598</text:p>
              </table:table-cell>
              <table:table-cell office:value-type="float" office:value="0.023004">
                <text:p>0.023004</text:p>
              </table:table-cell>
              <table:table-cell office:value-type="float" office:value="0.006864">
                <text:p>0.006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24976">
                <text:p>0.024976</text:p>
              </table:table-cell>
              <table:table-cell office:value-type="float" office:value="0.007032">
                <text:p>0.007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0">
                <text:p>650</text:p>
              </table:table-cell>
              <table:table-cell office:value-type="float" office:value="0.023314">
                <text:p>0.023314</text:p>
              </table:table-cell>
              <table:table-cell office:value-type="float" office:value="0.006108">
                <text:p>0.006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2">
                <text:p>702</text:p>
              </table:table-cell>
              <table:table-cell office:value-type="float" office:value="0.028018">
                <text:p>0.028018</text:p>
              </table:table-cell>
              <table:table-cell office:value-type="float" office:value="0.007229">
                <text:p>0.007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">
                <text:p>699</text:p>
              </table:table-cell>
              <table:table-cell office:value-type="float" office:value="0.037527">
                <text:p>0.037527</text:p>
              </table:table-cell>
              <table:table-cell office:value-type="float" office:value="0.009147">
                <text:p>0.009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5">
                <text:p>685</text:p>
              </table:table-cell>
              <table:table-cell office:value-type="float" office:value="0.081284">
                <text:p>0.08128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3">
                <text:p>713</text:p>
              </table:table-cell>
              <table:table-cell office:value-type="float" office:value="0.040403">
                <text:p>0.040403</text:p>
              </table:table-cell>
              <table:table-cell office:value-type="float" office:value="0.008023">
                <text:p>0.0080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0">
                <text:p>690</text:p>
              </table:table-cell>
              <table:table-cell office:value-type="float" office:value="0.039451">
                <text:p>0.039451</text:p>
              </table:table-cell>
              <table:table-cell office:value-type="float" office:value="0.008522">
                <text:p>0.008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6">
                <text:p>706</text:p>
              </table:table-cell>
              <table:table-cell office:value-type="float" office:value="0.02959">
                <text:p>0.02959</text:p>
              </table:table-cell>
              <table:table-cell office:value-type="float" office:value="0.006125">
                <text:p>0.006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  <table:table-cell office:value-type="float" office:value="0.018534">
                <text:p>0.018534</text:p>
              </table:table-cell>
              <table:table-cell office:value-type="float" office:value="0.006357">
                <text:p>0.006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">
                <text:p>700</text:p>
              </table:table-cell>
              <table:table-cell office:value-type="float" office:value="0.032312">
                <text:p>0.032312</text:p>
              </table:table-cell>
              <table:table-cell office:value-type="float" office:value="0.006275">
                <text:p>0.006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2842">
                <text:p>0.02842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0.036675">
                <text:p>0.036675</text:p>
              </table:table-cell>
              <table:table-cell office:value-type="float" office:value="0.006391">
                <text:p>0.006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2">
                <text:p>802</text:p>
              </table:table-cell>
              <table:table-cell office:value-type="float" office:value="0.032148">
                <text:p>0.032148</text:p>
              </table:table-cell>
              <table:table-cell office:value-type="float" office:value="0.007565">
                <text:p>0.0075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9">
                <text:p>799</text:p>
              </table:table-cell>
              <table:table-cell office:value-type="float" office:value="0.034049">
                <text:p>0.034049</text:p>
              </table:table-cell>
              <table:table-cell office:value-type="float" office:value="0.008067">
                <text:p>0.0080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9">
                <text:p>799</text:p>
              </table:table-cell>
              <table:table-cell office:value-type="float" office:value="0.030999">
                <text:p>0.030999</text:p>
              </table:table-cell>
              <table:table-cell office:value-type="float" office:value="0.006885">
                <text:p>0.006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2">
                <text:p>792</text:p>
              </table:table-cell>
              <table:table-cell office:value-type="float" office:value="0.031948">
                <text:p>0.031948</text:p>
              </table:table-cell>
              <table:table-cell office:value-type="float" office:value="0.009289">
                <text:p>0.009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4">
                <text:p>804</text:p>
              </table:table-cell>
              <table:table-cell office:value-type="float" office:value="0.044359">
                <text:p>0.044359</text:p>
              </table:table-cell>
              <table:table-cell office:value-type="float" office:value="0.011582">
                <text:p>0.011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9">
                <text:p>799</text:p>
              </table:table-cell>
              <table:table-cell office:value-type="float" office:value="0.083972">
                <text:p>0.083972</text:p>
              </table:table-cell>
              <table:table-cell office:value-type="float" office:value="0.010387">
                <text:p>0.0103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">
                <text:p>790</text:p>
              </table:table-cell>
              <table:table-cell office:value-type="float" office:value="0.061422">
                <text:p>0.061422</text:p>
              </table:table-cell>
              <table:table-cell office:value-type="float" office:value="0.011281">
                <text:p>0.011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0">
                <text:p>810</text:p>
              </table:table-cell>
              <table:table-cell office:value-type="float" office:value="0.053904">
                <text:p>0.053904</text:p>
              </table:table-cell>
              <table:table-cell office:value-type="float" office:value="0.009842">
                <text:p>0.0098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9">
                <text:p>799</text:p>
              </table:table-cell>
              <table:table-cell office:value-type="float" office:value="0.054893">
                <text:p>0.054893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1">
                <text:p>831</text:p>
              </table:table-cell>
              <table:table-cell office:value-type="float" office:value="0.110379">
                <text:p>0.110379</text:p>
              </table:table-cell>
              <table:table-cell office:value-type="float" office:value="0.01898">
                <text:p>0.018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5cm" chart:style-name="ch2">
          <text:p>test209</text:p>
        </chart:title>
        <chart:legend chart:legend-position="end" svg:x="14.001cm" svg:y="4.005cm" style:legend-expansion="high" chart:style-name="ch3"/>
        <chart:plot-area chart:style-name="ch4" table:cell-range-address="test209.B1:test209.D109" chart:data-source-has-labels="both" svg:x="0.32cm" svg:y="1.248cm" svg:width="13.361cm" svg:height="6.643cm">
          <chartooo:coordinate-region svg:x="1.232cm" svg:y="1.248cm" svg:width="12.333cm" svg:height="5.041cm"/>
          <chart:axis chart:dimension="x" chart:name="primary-x" chart:style-name="ch5" chartooo:axis-type="auto">
            <chartooo:date-scale/>
            <chart:title svg:x="5.858cm" svg:y="8.071cm" chart:style-name="ch6">
              <text:p>Wall-clock time</text:p>
            </chart:title>
            <chart:categories table:cell-range-address="test209.B2:test209.B10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209.C2:test209.C109" chart:label-cell-address="test209.C1:test209.C1" chart:class="chart:bar">
            <chart:data-point chart:repeated="81"/>
          </chart:series>
          <chart:series chart:style-name="ch10" chart:values-cell-range-address="test209.D2:test209.D109" chart:label-cell-address="test209.D1:test209.D1" chart:class="chart:ba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09.C1:test209.C1</svg:desc>
                </draw:g>
              </table:table-cell>
              <table:table-cell office:value-type="string">
                <text:p>xfertime</text:p>
                <draw:g>
                  <svg:desc>test209.D1:test20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0:18</text:p>
                <draw:g>
                  <svg:desc>test209.B2:test209.B109</svg:desc>
                </draw:g>
              </table:table-cell>
              <table:table-cell office:value-type="float" office:value="0.013418">
                <text:p>0.013418</text:p>
                <draw:g>
                  <svg:desc>test209.C2:test209.C109</svg:desc>
                </draw:g>
              </table:table-cell>
              <table:table-cell office:value-type="float" office:value="0.009104">
                <text:p>0.009104</text:p>
                <draw:g>
                  <svg:desc>test209.D2:test209.D109</svg:desc>
                </draw:g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0.011821">
                <text:p>0.011821</text:p>
              </table:table-cell>
              <table:table-cell office:value-type="float" office:value="0.004851">
                <text:p>0.004851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0.012778">
                <text:p>0.012778</text:p>
              </table:table-cell>
              <table:table-cell office:value-type="float" office:value="0.008158">
                <text:p>0.008158</text:p>
              </table:table-cell>
            </table:table-row>
            <table:table-row>
              <table:table-cell office:value-type="string">
                <text:p>13:10:21</text:p>
              </table:table-cell>
              <table:table-cell office:value-type="float" office:value="0.013012">
                <text:p>0.013012</text:p>
              </table:table-cell>
              <table:table-cell office:value-type="float" office:value="0.005892">
                <text:p>0.005892</text:p>
              </table:table-cell>
            </table:table-row>
            <table:table-row>
              <table:table-cell office:value-type="string">
                <text:p>13:10:22</text:p>
              </table:table-cell>
              <table:table-cell office:value-type="float" office:value="0.012656">
                <text:p>0.012656</text:p>
              </table:table-cell>
              <table:table-cell office:value-type="float" office:value="0.006255">
                <text:p>0.006255</text:p>
              </table:table-cell>
            </table:table-row>
            <table:table-row>
              <table:table-cell office:value-type="string">
                <text:p>13:10:23</text:p>
              </table:table-cell>
              <table:table-cell office:value-type="float" office:value="0.013152">
                <text:p>0.013152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13:10:24</text:p>
              </table:table-cell>
              <table:table-cell office:value-type="float" office:value="0.013035">
                <text:p>0.013035</text:p>
              </table:table-cell>
              <table:table-cell office:value-type="float" office:value="0.007167">
                <text:p>0.007167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0.011644">
                <text:p>0.011644</text:p>
              </table:table-cell>
              <table:table-cell office:value-type="float" office:value="0.004674">
                <text:p>0.004674</text:p>
              </table:table-cell>
            </table:table-row>
            <table:table-row>
              <table:table-cell office:value-type="string">
                <text:p>13:10:26</text:p>
              </table:table-cell>
              <table:table-cell office:value-type="float" office:value="0.013242">
                <text:p>0.013242</text:p>
              </table:table-cell>
              <table:table-cell office:value-type="float" office:value="0.006288">
                <text:p>0.006288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0.013311">
                <text:p>0.01331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0.013346">
                <text:p>0.013346</text:p>
              </table:table-cell>
              <table:table-cell office:value-type="float" office:value="0.007339">
                <text:p>0.007339</text:p>
              </table:table-cell>
            </table:table-row>
            <table:table-row>
              <table:table-cell office:value-type="string">
                <text:p>13:10:29</text:p>
              </table:table-cell>
              <table:table-cell office:value-type="float" office:value="0.015309">
                <text:p>0.015309</text:p>
              </table:table-cell>
              <table:table-cell office:value-type="float" office:value="0.006352">
                <text:p>0.006352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0.013609">
                <text:p>0.013609</text:p>
              </table:table-cell>
              <table:table-cell office:value-type="float" office:value="0.005532">
                <text:p>0.005532</text:p>
              </table:table-cell>
            </table:table-row>
            <table:table-row>
              <table:table-cell office:value-type="string">
                <text:p>13:10:31</text:p>
              </table:table-cell>
              <table:table-cell office:value-type="float" office:value="0.013275">
                <text:p>0.013275</text:p>
              </table:table-cell>
              <table:table-cell office:value-type="float" office:value="0.005808">
                <text:p>0.005808</text:p>
              </table:table-cell>
            </table:table-row>
            <table:table-row>
              <table:table-cell office:value-type="string">
                <text:p>13:10:32</text:p>
              </table:table-cell>
              <table:table-cell office:value-type="float" office:value="0.014063">
                <text:p>0.014063</text:p>
              </table:table-cell>
              <table:table-cell office:value-type="float" office:value="0.005326">
                <text:p>0.005326</text:p>
              </table:table-cell>
            </table:table-row>
            <table:table-row>
              <table:table-cell office:value-type="string">
                <text:p>13:10:33</text:p>
              </table:table-cell>
              <table:table-cell office:value-type="float" office:value="0.015886">
                <text:p>0.015886</text:p>
              </table:table-cell>
              <table:table-cell office:value-type="float" office:value="0.006173">
                <text:p>0.006173</text:p>
              </table:table-cell>
            </table:table-row>
            <table:table-row>
              <table:table-cell office:value-type="string">
                <text:p>13:10:34</text:p>
              </table:table-cell>
              <table:table-cell office:value-type="float" office:value="0.022299">
                <text:p>0.022299</text:p>
              </table:table-cell>
              <table:table-cell office:value-type="float" office:value="0.006647">
                <text:p>0.006647</text:p>
              </table:table-cell>
            </table:table-row>
            <table:table-row>
              <table:table-cell office:value-type="string">
                <text:p>13:10:35</text:p>
              </table:table-cell>
              <table:table-cell office:value-type="float" office:value="0.018973">
                <text:p>0.018973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13:10:36</text:p>
              </table:table-cell>
              <table:table-cell office:value-type="float" office:value="0.020145">
                <text:p>0.020145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13:10:37</text:p>
              </table:table-cell>
              <table:table-cell office:value-type="float" office:value="0.016968">
                <text:p>0.016968</text:p>
              </table:table-cell>
              <table:table-cell office:value-type="float" office:value="0.007366">
                <text:p>0.007366</text:p>
              </table:table-cell>
            </table:table-row>
            <table:table-row>
              <table:table-cell office:value-type="string">
                <text:p>13:10:38</text:p>
              </table:table-cell>
              <table:table-cell office:value-type="float" office:value="0.018538">
                <text:p>0.018538</text:p>
              </table:table-cell>
              <table:table-cell office:value-type="float" office:value="0.005712">
                <text:p>0.005712</text:p>
              </table:table-cell>
            </table:table-row>
            <table:table-row>
              <table:table-cell office:value-type="string">
                <text:p>13:10:39</text:p>
              </table:table-cell>
              <table:table-cell office:value-type="float" office:value="0.022993">
                <text:p>0.022993</text:p>
              </table:table-cell>
              <table:table-cell office:value-type="float" office:value="0.005617">
                <text:p>0.005617</text:p>
              </table:table-cell>
            </table:table-row>
            <table:table-row>
              <table:table-cell office:value-type="string">
                <text:p>13:10:40</text:p>
              </table:table-cell>
              <table:table-cell office:value-type="float" office:value="0.015876">
                <text:p>0.015876</text:p>
              </table:table-cell>
              <table:table-cell office:value-type="float" office:value="0.007483">
                <text:p>0.007483</text:p>
              </table:table-cell>
            </table:table-row>
            <table:table-row>
              <table:table-cell office:value-type="string">
                <text:p>13:10:41</text:p>
              </table:table-cell>
              <table:table-cell office:value-type="float" office:value="0.015116">
                <text:p>0.015116</text:p>
              </table:table-cell>
              <table:table-cell office:value-type="float" office:value="0.008574">
                <text:p>0.008574</text:p>
              </table:table-cell>
            </table:table-row>
            <table:table-row>
              <table:table-cell office:value-type="string">
                <text:p>13:10:42</text:p>
              </table:table-cell>
              <table:table-cell office:value-type="float" office:value="0.016714">
                <text:p>0.016714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string">
                <text:p>13:10:43</text:p>
              </table:table-cell>
              <table:table-cell office:value-type="float" office:value="0.014783">
                <text:p>0.014783</text:p>
              </table:table-cell>
              <table:table-cell office:value-type="float" office:value="0.004745">
                <text:p>0.004745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0.018358">
                <text:p>0.018358</text:p>
              </table:table-cell>
              <table:table-cell office:value-type="float" office:value="0.005016">
                <text:p>0.005016</text:p>
              </table:table-cell>
            </table:table-row>
            <table:table-row>
              <table:table-cell office:value-type="string">
                <text:p>13:10:45</text:p>
              </table:table-cell>
              <table:table-cell office:value-type="float" office:value="0.015505">
                <text:p>0.015505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13:10:46</text:p>
              </table:table-cell>
              <table:table-cell office:value-type="float" office:value="0.016804">
                <text:p>0.016804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string">
                <text:p>13:10:47</text:p>
              </table:table-cell>
              <table:table-cell office:value-type="float" office:value="0.017148">
                <text:p>0.017148</text:p>
              </table:table-cell>
              <table:table-cell office:value-type="float" office:value="0.004596">
                <text:p>0.004596</text:p>
              </table:table-cell>
            </table:table-row>
            <table:table-row>
              <table:table-cell office:value-type="string">
                <text:p>13:10:48</text:p>
              </table:table-cell>
              <table:table-cell office:value-type="float" office:value="0.01561">
                <text:p>0.01561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13:10:49</text:p>
              </table:table-cell>
              <table:table-cell office:value-type="float" office:value="0.016779">
                <text:p>0.016779</text:p>
              </table:table-cell>
              <table:table-cell office:value-type="float" office:value="0.007905">
                <text:p>0.007905</text:p>
              </table:table-cell>
            </table:table-row>
            <table:table-row>
              <table:table-cell office:value-type="string">
                <text:p>13:10:50</text:p>
              </table:table-cell>
              <table:table-cell office:value-type="float" office:value="0.026191">
                <text:p>0.026191</text:p>
              </table:table-cell>
              <table:table-cell office:value-type="float" office:value="0.005182">
                <text:p>0.005182</text:p>
              </table:table-cell>
            </table:table-row>
            <table:table-row>
              <table:table-cell office:value-type="string">
                <text:p>13:10:51</text:p>
              </table:table-cell>
              <table:table-cell office:value-type="float" office:value="0.017131">
                <text:p>0.017131</text:p>
              </table:table-cell>
              <table:table-cell office:value-type="float" office:value="0.005817">
                <text:p>0.005817</text:p>
              </table:table-cell>
            </table:table-row>
            <table:table-row>
              <table:table-cell office:value-type="string">
                <text:p>13:10:52</text:p>
              </table:table-cell>
              <table:table-cell office:value-type="float" office:value="0.01616">
                <text:p>0.01616</text:p>
              </table:table-cell>
              <table:table-cell office:value-type="float" office:value="0.006459">
                <text:p>0.006459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0.016434">
                <text:p>0.016434</text:p>
              </table:table-cell>
              <table:table-cell office:value-type="float" office:value="0.005701">
                <text:p>0.005701</text:p>
              </table:table-cell>
            </table:table-row>
            <table:table-row>
              <table:table-cell office:value-type="string">
                <text:p>13:10:54</text:p>
              </table:table-cell>
              <table:table-cell office:value-type="float" office:value="0.017266">
                <text:p>0.017266</text:p>
              </table:table-cell>
              <table:table-cell office:value-type="float" office:value="0.005571">
                <text:p>0.005571</text:p>
              </table:table-cell>
            </table:table-row>
            <table:table-row>
              <table:table-cell office:value-type="string">
                <text:p>13:10:55</text:p>
              </table:table-cell>
              <table:table-cell office:value-type="float" office:value="0.014714">
                <text:p>0.014714</text:p>
              </table:table-cell>
              <table:table-cell office:value-type="float" office:value="0.005264">
                <text:p>0.005264</text:p>
              </table:table-cell>
            </table:table-row>
            <table:table-row>
              <table:table-cell office:value-type="string">
                <text:p>13:10:56</text:p>
              </table:table-cell>
              <table:table-cell office:value-type="float" office:value="0.019037">
                <text:p>0.019037</text:p>
              </table:table-cell>
              <table:table-cell office:value-type="float" office:value="0.005115">
                <text:p>0.005115</text:p>
              </table:table-cell>
            </table:table-row>
            <table:table-row>
              <table:table-cell office:value-type="string">
                <text:p>13:10:57</text:p>
              </table:table-cell>
              <table:table-cell office:value-type="float" office:value="0.013593">
                <text:p>0.013593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0.016108">
                <text:p>0.016108</text:p>
              </table:table-cell>
              <table:table-cell office:value-type="float" office:value="0.006745">
                <text:p>0.006745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0.016399">
                <text:p>0.016399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0.016398">
                <text:p>0.016398</text:p>
              </table:table-cell>
              <table:table-cell office:value-type="float" office:value="0.006822">
                <text:p>0.006822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0.0243">
                <text:p>0.0243</text:p>
              </table:table-cell>
              <table:table-cell office:value-type="float" office:value="0.005667">
                <text:p>0.005667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0.034743">
                <text:p>0.034743</text:p>
              </table:table-cell>
              <table:table-cell office:value-type="float" office:value="0.006129">
                <text:p>0.006129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0.017272">
                <text:p>0.017272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0.034363">
                <text:p>0.034363</text:p>
              </table:table-cell>
              <table:table-cell office:value-type="float" office:value="0.006405">
                <text:p>0.006405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0.018405">
                <text:p>0.018405</text:p>
              </table:table-cell>
              <table:table-cell office:value-type="float" office:value="0.006378">
                <text:p>0.006378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0.020514">
                <text:p>0.020514</text:p>
              </table:table-cell>
              <table:table-cell office:value-type="float" office:value="0.00566">
                <text:p>0.00566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0.022654">
                <text:p>0.022654</text:p>
              </table:table-cell>
              <table:table-cell office:value-type="float" office:value="0.007154">
                <text:p>0.007154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0.03664">
                <text:p>0.03664</text:p>
              </table:table-cell>
              <table:table-cell office:value-type="float" office:value="0.007205">
                <text:p>0.007205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0.031954">
                <text:p>0.031954</text:p>
              </table:table-cell>
              <table:table-cell office:value-type="float" office:value="0.005936">
                <text:p>0.005936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0.02562">
                <text:p>0.02562</text:p>
              </table:table-cell>
              <table:table-cell office:value-type="float" office:value="0.006086">
                <text:p>0.006086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0.018611">
                <text:p>0.018611</text:p>
              </table:table-cell>
              <table:table-cell office:value-type="float" office:value="0.006722">
                <text:p>0.006722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0.039954">
                <text:p>0.039954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0.028515">
                <text:p>0.028515</text:p>
              </table:table-cell>
              <table:table-cell office:value-type="float" office:value="0.005581">
                <text:p>0.005581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0.036042">
                <text:p>0.036042</text:p>
              </table:table-cell>
              <table:table-cell office:value-type="float" office:value="0.006407">
                <text:p>0.006407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0.025106">
                <text:p>0.025106</text:p>
              </table:table-cell>
              <table:table-cell office:value-type="float" office:value="0.007111">
                <text:p>0.007111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0.023004">
                <text:p>0.023004</text:p>
              </table:table-cell>
              <table:table-cell office:value-type="float" office:value="0.006864">
                <text:p>0.006864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0.024976">
                <text:p>0.024976</text:p>
              </table:table-cell>
              <table:table-cell office:value-type="float" office:value="0.007032">
                <text:p>0.007032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0.023314">
                <text:p>0.023314</text:p>
              </table:table-cell>
              <table:table-cell office:value-type="float" office:value="0.006108">
                <text:p>0.006108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0.028018">
                <text:p>0.028018</text:p>
              </table:table-cell>
              <table:table-cell office:value-type="float" office:value="0.007229">
                <text:p>0.007229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0.037527">
                <text:p>0.037527</text:p>
              </table:table-cell>
              <table:table-cell office:value-type="float" office:value="0.009147">
                <text:p>0.009147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0.081284">
                <text:p>0.08128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0.040403">
                <text:p>0.040403</text:p>
              </table:table-cell>
              <table:table-cell office:value-type="float" office:value="0.008023">
                <text:p>0.008023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0.039451">
                <text:p>0.039451</text:p>
              </table:table-cell>
              <table:table-cell office:value-type="float" office:value="0.008522">
                <text:p>0.008522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0.02959">
                <text:p>0.02959</text:p>
              </table:table-cell>
              <table:table-cell office:value-type="float" office:value="0.006125">
                <text:p>0.006125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0.018534">
                <text:p>0.018534</text:p>
              </table:table-cell>
              <table:table-cell office:value-type="float" office:value="0.006357">
                <text:p>0.006357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0.032312">
                <text:p>0.032312</text:p>
              </table:table-cell>
              <table:table-cell office:value-type="float" office:value="0.006275">
                <text:p>0.006275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0.02842">
                <text:p>0.02842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0.036675">
                <text:p>0.036675</text:p>
              </table:table-cell>
              <table:table-cell office:value-type="float" office:value="0.006391">
                <text:p>0.006391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0.032148">
                <text:p>0.032148</text:p>
              </table:table-cell>
              <table:table-cell office:value-type="float" office:value="0.007565">
                <text:p>0.007565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0.034049">
                <text:p>0.034049</text:p>
              </table:table-cell>
              <table:table-cell office:value-type="float" office:value="0.008067">
                <text:p>0.008067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0.030999">
                <text:p>0.030999</text:p>
              </table:table-cell>
              <table:table-cell office:value-type="float" office:value="0.006885">
                <text:p>0.006885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0.031948">
                <text:p>0.031948</text:p>
              </table:table-cell>
              <table:table-cell office:value-type="float" office:value="0.009289">
                <text:p>0.009289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0.044359">
                <text:p>0.044359</text:p>
              </table:table-cell>
              <table:table-cell office:value-type="float" office:value="0.011582">
                <text:p>0.011582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0.083972">
                <text:p>0.083972</text:p>
              </table:table-cell>
              <table:table-cell office:value-type="float" office:value="0.010387">
                <text:p>0.010387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0.061422">
                <text:p>0.061422</text:p>
              </table:table-cell>
              <table:table-cell office:value-type="float" office:value="0.011281">
                <text:p>0.011281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0.053904">
                <text:p>0.053904</text:p>
              </table:table-cell>
              <table:table-cell office:value-type="float" office:value="0.009842">
                <text:p>0.009842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0.054893">
                <text:p>0.054893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0.110379">
                <text:p>0.110379</text:p>
              </table:table-cell>
              <table:table-cell office:value-type="float" office:value="0.01898">
                <text:p>0.018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5cm" chart:style-name="ch2">
          <text:p>test209</text:p>
        </chart:title>
        <chart:legend chart:legend-position="end" svg:x="13.366cm" svg:y="4.227cm" style:legend-expansion="high" chart:style-name="ch3"/>
        <chart:plot-area chart:style-name="ch4" table:cell-range-address="test209.B2:test209.B109 test209.G1:test209.G109" chart:data-source-has-labels="both" svg:x="0.32cm" svg:y="1.248cm" svg:width="12.726cm" svg:height="6.643cm">
          <chartooo:coordinate-region svg:x="1.127cm" svg:y="1.248cm" svg:width="11.692cm" svg:height="5.041cm"/>
          <chart:axis chart:dimension="x" chart:name="primary-x" chart:style-name="ch5" chartooo:axis-type="auto">
            <chartooo:date-scale/>
            <chart:title svg:x="5.541cm" svg:y="8.071cm" chart:style-name="ch6">
              <text:p>Wall-clock time</text:p>
            </chart:title>
            <chart:categories table:cell-range-address="test209.B2:test209.B10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209.G2:test209.G109" chart:label-cell-address="test209.G1:test209.G1" chart:class="chart:bar"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09.G1:test20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0:18</text:p>
                <draw:g>
                  <svg:desc>test209.B2:test209.B109</svg:desc>
                </draw:g>
              </table:table-cell>
              <table:table-cell office:value-type="float" office:value="41">
                <text:p>41</text:p>
                <draw:g>
                  <svg:desc>test209.G2:test209.G109</svg:desc>
                </draw:g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:10:2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10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0: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10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:10: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:10:4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3:10: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:10: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831">
                <text:p>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5cm" chart:style-name="ch2">
          <text:p>test209</text:p>
        </chart:title>
        <chart:legend chart:legend-position="end" svg:x="14.398cm" svg:y="4.227cm" style:legend-expansion="high" chart:style-name="ch3"/>
        <chart:plot-area chart:style-name="ch4" table:cell-range-address="test209.B2:test209.B109 test209.F1:test209.F109" chart:data-source-has-labels="both" svg:x="0.32cm" svg:y="1.248cm" svg:width="13.758cm" svg:height="6.643cm">
          <chartooo:coordinate-region svg:x="1.682cm" svg:y="1.248cm" svg:width="12.351cm" svg:height="5.041cm"/>
          <chart:axis chart:dimension="x" chart:name="primary-x" chart:style-name="ch5" chartooo:axis-type="auto">
            <chartooo:date-scale/>
            <chart:title svg:x="6.057cm" svg:y="8.071cm" chart:style-name="ch6">
              <text:p>Wall-clock time</text:p>
            </chart:title>
            <chart:categories table:cell-range-address="test209.B2:test209.B10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209.F2:test209.F109" chart:label-cell-address="test209.F1:test209.F1" chart:class="chart:bar"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09.F1:test209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0:18</text:p>
                <draw:g>
                  <svg:desc>test209.B2:test209.B109</svg:desc>
                </draw:g>
              </table:table-cell>
              <table:table-cell office:value-type="float" office:value="187963">
                <text:p>187963</text:p>
                <draw:g>
                  <svg:desc>test209.F2:test209.F109</svg:desc>
                </draw:g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112374">
                <text:p>112374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212852">
                <text:p>212852</text:p>
              </table:table-cell>
            </table:table-row>
            <table:table-row>
              <table:table-cell office:value-type="string">
                <text:p>13:10:21</text:p>
              </table:table-cell>
              <table:table-cell office:value-type="float" office:value="144553">
                <text:p>144553</text:p>
              </table:table-cell>
            </table:table-row>
            <table:table-row>
              <table:table-cell office:value-type="string">
                <text:p>13:10:22</text:p>
              </table:table-cell>
              <table:table-cell office:value-type="float" office:value="152417">
                <text:p>152417</text:p>
              </table:table-cell>
            </table:table-row>
            <table:table-row>
              <table:table-cell office:value-type="string">
                <text:p>13:10:23</text:p>
              </table:table-cell>
              <table:table-cell office:value-type="float" office:value="148672">
                <text:p>148672</text:p>
              </table:table-cell>
            </table:table-row>
            <table:table-row>
              <table:table-cell office:value-type="string">
                <text:p>13:10:24</text:p>
              </table:table-cell>
              <table:table-cell office:value-type="float" office:value="157982">
                <text:p>157982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111045">
                <text:p>111045</text:p>
              </table:table-cell>
            </table:table-row>
            <table:table-row>
              <table:table-cell office:value-type="string">
                <text:p>13:10:26</text:p>
              </table:table-cell>
              <table:table-cell office:value-type="float" office:value="137962">
                <text:p>137962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89363">
                <text:p>89363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165522">
                <text:p>165522</text:p>
              </table:table-cell>
            </table:table-row>
            <table:table-row>
              <table:table-cell office:value-type="string">
                <text:p>13:10:29</text:p>
              </table:table-cell>
              <table:table-cell office:value-type="float" office:value="151327">
                <text:p>151327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146253">
                <text:p>146253</text:p>
              </table:table-cell>
            </table:table-row>
            <table:table-row>
              <table:table-cell office:value-type="string">
                <text:p>13:10:31</text:p>
              </table:table-cell>
              <table:table-cell office:value-type="float" office:value="148319">
                <text:p>148319</text:p>
              </table:table-cell>
            </table:table-row>
            <table:table-row>
              <table:table-cell office:value-type="string">
                <text:p>13:10:32</text:p>
              </table:table-cell>
              <table:table-cell office:value-type="float" office:value="132859">
                <text:p>132859</text:p>
              </table:table-cell>
            </table:table-row>
            <table:table-row>
              <table:table-cell office:value-type="string">
                <text:p>13:10:33</text:p>
              </table:table-cell>
              <table:table-cell office:value-type="float" office:value="149223">
                <text:p>149223</text:p>
              </table:table-cell>
            </table:table-row>
            <table:table-row>
              <table:table-cell office:value-type="string">
                <text:p>13:10:34</text:p>
              </table:table-cell>
              <table:table-cell office:value-type="float" office:value="159469">
                <text:p>159469</text:p>
              </table:table-cell>
            </table:table-row>
            <table:table-row>
              <table:table-cell office:value-type="string">
                <text:p>13:10:35</text:p>
              </table:table-cell>
              <table:table-cell office:value-type="float" office:value="165291">
                <text:p>165291</text:p>
              </table:table-cell>
            </table:table-row>
            <table:table-row>
              <table:table-cell office:value-type="string">
                <text:p>13:10:36</text:p>
              </table:table-cell>
              <table:table-cell office:value-type="float" office:value="138550">
                <text:p>138550</text:p>
              </table:table-cell>
            </table:table-row>
            <table:table-row>
              <table:table-cell office:value-type="string">
                <text:p>13:10:37</text:p>
              </table:table-cell>
              <table:table-cell office:value-type="float" office:value="173665">
                <text:p>173665</text:p>
              </table:table-cell>
            </table:table-row>
            <table:table-row>
              <table:table-cell office:value-type="string">
                <text:p>13:10:38</text:p>
              </table:table-cell>
              <table:table-cell office:value-type="float" office:value="143826">
                <text:p>143826</text:p>
              </table:table-cell>
            </table:table-row>
            <table:table-row>
              <table:table-cell office:value-type="string">
                <text:p>13:10:39</text:p>
              </table:table-cell>
              <table:table-cell office:value-type="float" office:value="138724">
                <text:p>138724</text:p>
              </table:table-cell>
            </table:table-row>
            <table:table-row>
              <table:table-cell office:value-type="string">
                <text:p>13:10:40</text:p>
              </table:table-cell>
              <table:table-cell office:value-type="float" office:value="193333">
                <text:p>193333</text:p>
              </table:table-cell>
            </table:table-row>
            <table:table-row>
              <table:table-cell office:value-type="string">
                <text:p>13:10:41</text:p>
              </table:table-cell>
              <table:table-cell office:value-type="float" office:value="208565">
                <text:p>208565</text:p>
              </table:table-cell>
            </table:table-row>
            <table:table-row>
              <table:table-cell office:value-type="string">
                <text:p>13:10:42</text:p>
              </table:table-cell>
              <table:table-cell office:value-type="float" office:value="143676">
                <text:p>143676</text:p>
              </table:table-cell>
            </table:table-row>
            <table:table-row>
              <table:table-cell office:value-type="string">
                <text:p>13:10:43</text:p>
              </table:table-cell>
              <table:table-cell office:value-type="float" office:value="125418">
                <text:p>125418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130416">
                <text:p>130416</text:p>
              </table:table-cell>
            </table:table-row>
            <table:table-row>
              <table:table-cell office:value-type="string">
                <text:p>13:10:45</text:p>
              </table:table-cell>
              <table:table-cell office:value-type="float" office:value="174550">
                <text:p>174550</text:p>
              </table:table-cell>
            </table:table-row>
            <table:table-row>
              <table:table-cell office:value-type="string">
                <text:p>13:10:46</text:p>
              </table:table-cell>
              <table:table-cell office:value-type="float" office:value="124513">
                <text:p>124513</text:p>
              </table:table-cell>
            </table:table-row>
            <table:table-row>
              <table:table-cell office:value-type="string">
                <text:p>13:10:47</text:p>
              </table:table-cell>
              <table:table-cell office:value-type="float" office:value="117744">
                <text:p>117744</text:p>
              </table:table-cell>
            </table:table-row>
            <table:table-row>
              <table:table-cell office:value-type="string">
                <text:p>13:10:48</text:p>
              </table:table-cell>
              <table:table-cell office:value-type="float" office:value="144451">
                <text:p>144451</text:p>
              </table:table-cell>
            </table:table-row>
            <table:table-row>
              <table:table-cell office:value-type="string">
                <text:p>13:10:49</text:p>
              </table:table-cell>
              <table:table-cell office:value-type="float" office:value="191621">
                <text:p>191621</text:p>
              </table:table-cell>
            </table:table-row>
            <table:table-row>
              <table:table-cell office:value-type="string">
                <text:p>13:10:50</text:p>
              </table:table-cell>
              <table:table-cell office:value-type="float" office:value="134202">
                <text:p>134202</text:p>
              </table:table-cell>
            </table:table-row>
            <table:table-row>
              <table:table-cell office:value-type="string">
                <text:p>13:10:51</text:p>
              </table:table-cell>
              <table:table-cell office:value-type="float" office:value="144032">
                <text:p>144032</text:p>
              </table:table-cell>
            </table:table-row>
            <table:table-row>
              <table:table-cell office:value-type="string">
                <text:p>13:10:52</text:p>
              </table:table-cell>
              <table:table-cell office:value-type="float" office:value="163034">
                <text:p>163034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145201">
                <text:p>145201</text:p>
              </table:table-cell>
            </table:table-row>
            <table:table-row>
              <table:table-cell office:value-type="string">
                <text:p>13:10:54</text:p>
              </table:table-cell>
              <table:table-cell office:value-type="float" office:value="142193">
                <text:p>142193</text:p>
              </table:table-cell>
            </table:table-row>
            <table:table-row>
              <table:table-cell office:value-type="string">
                <text:p>13:10:55</text:p>
              </table:table-cell>
              <table:table-cell office:value-type="float" office:value="136484">
                <text:p>136484</text:p>
              </table:table-cell>
            </table:table-row>
            <table:table-row>
              <table:table-cell office:value-type="string">
                <text:p>13:10:56</text:p>
              </table:table-cell>
              <table:table-cell office:value-type="float" office:value="134894">
                <text:p>134894</text:p>
              </table:table-cell>
            </table:table-row>
            <table:table-row>
              <table:table-cell office:value-type="string">
                <text:p>13:10:57</text:p>
              </table:table-cell>
              <table:table-cell office:value-type="float" office:value="108420">
                <text:p>108420</text:p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158570">
                <text:p>158570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164059">
                <text:p>164059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164398">
                <text:p>164398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136983">
                <text:p>136983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151506">
                <text:p>151506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142847">
                <text:p>142847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152621">
                <text:p>152621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154211">
                <text:p>154211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137665">
                <text:p>137665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170068">
                <text:p>170068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161936">
                <text:p>161936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136005">
                <text:p>136005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142918">
                <text:p>142918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160019">
                <text:p>160019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135081">
                <text:p>135081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130808">
                <text:p>130808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151410">
                <text:p>151410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161490">
                <text:p>161490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161606">
                <text:p>161606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159919">
                <text:p>159919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139359">
                <text:p>139359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161963">
                <text:p>161963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188354">
                <text:p>188354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184546">
                <text:p>184546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153958">
                <text:p>153958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179833">
                <text:p>179833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138134">
                <text:p>138134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147312">
                <text:p>147312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141248">
                <text:p>141248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165000">
                <text:p>165000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140093">
                <text:p>140093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151474">
                <text:p>151474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164208">
                <text:p>164208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137121">
                <text:p>137121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167565">
                <text:p>167565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193862">
                <text:p>193862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170815">
                <text:p>170815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167948">
                <text:p>167948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166568">
                <text:p>166568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152220">
                <text:p>152220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187096">
                <text:p>1870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13cm" svg:y="0.315cm" chart:style-name="ch2">
          <text:p>Response time vs load, 100-800 TPS, test 209</text:p>
        </chart:title>
        <chart:legend chart:legend-position="end" svg:x="14.001cm" svg:y="4.005cm" style:legend-expansion="high" chart:style-name="ch3"/>
        <chart:plot-area chart:style-name="ch4" table:cell-range-address="'209-211'.G2:'209-211'.G109 '209-211'.C1:'209-211'.D109" chart:data-source-has-labels="row" svg:x="1.279cm" svg:y="1.248cm" svg:width="12.402cm" svg:height="6.643cm">
          <chartooo:coordinate-region svg:x="1.715cm" svg:y="1.421cm" svg:width="11.594cm" svg:height="5.876cm"/>
          <chart:axis chart:dimension="x" chart:name="primary-x" chart:style-name="ch5">
            <chart:title svg:x="6.669cm" svg:y="8.071cm" chart:style-name="ch6">
              <text:p>Request/S</text:p>
            </chart:title>
          </chart:axis>
          <chart:axis chart:dimension="y" chart:name="primary-y" chart:style-name="ch5">
            <chart:title svg:x="0.451cm" svg:y="5.261cm" chart:style-name="ch7">
              <text:p>Seconds</text:p>
            </chart:title>
            <chart:grid chart:style-name="ch8" chart:class="major"/>
          </chart:axis>
          <chart:series chart:style-name="ch9" chart:values-cell-range-address="'209-211'.C2:'209-211'.C109" chart:label-cell-address="'209-211'.C1:'209-211'.C1" chart:class="chart:scatter">
            <chart:domain table:cell-range-address="'209-211'.G2:'209-211'.G109"/>
            <chart:data-point chart:repeated="108"/>
          </chart:series>
          <chart:series chart:style-name="ch10" chart:values-cell-range-address="'209-211'.D2:'209-211'.D109" chart:label-cell-address="'209-211'.D1:'209-211'.D1" chart:class="chart:scatter"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'209-211'.C1:'209-211'.C1</svg:desc>
                </draw:g>
              </table:table-cell>
              <table:table-cell office:value-type="string">
                <text:p>xfertime</text:p>
                <draw:g>
                  <svg:desc>'209-211'.D1:'209-21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'209-211'.G2:'209-211'.G109</svg:desc>
                </draw:g>
              </table:table-cell>
              <table:table-cell office:value-type="float" office:value="0.013418">
                <text:p>0.013418</text:p>
                <draw:g>
                  <svg:desc>'209-211'.C2:'209-211'.C109</svg:desc>
                </draw:g>
              </table:table-cell>
              <table:table-cell office:value-type="float" office:value="0.009104">
                <text:p>0.009104</text:p>
                <draw:g>
                  <svg:desc>'209-211'.D2:'209-211'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1821">
                <text:p>0.011821</text:p>
              </table:table-cell>
              <table:table-cell office:value-type="float" office:value="0.004851">
                <text:p>0.004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2778">
                <text:p>0.012778</text:p>
              </table:table-cell>
              <table:table-cell office:value-type="float" office:value="0.008158">
                <text:p>0.008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3012">
                <text:p>0.013012</text:p>
              </table:table-cell>
              <table:table-cell office:value-type="float" office:value="0.005892">
                <text:p>0.005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2656">
                <text:p>0.012656</text:p>
              </table:table-cell>
              <table:table-cell office:value-type="float" office:value="0.006255">
                <text:p>0.006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013152">
                <text:p>0.013152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3035">
                <text:p>0.013035</text:p>
              </table:table-cell>
              <table:table-cell office:value-type="float" office:value="0.007167">
                <text:p>0.007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11644">
                <text:p>0.011644</text:p>
              </table:table-cell>
              <table:table-cell office:value-type="float" office:value="0.004674">
                <text:p>0.004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3242">
                <text:p>0.013242</text:p>
              </table:table-cell>
              <table:table-cell office:value-type="float" office:value="0.006288">
                <text:p>0.006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13311">
                <text:p>0.01331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013346">
                <text:p>0.013346</text:p>
              </table:table-cell>
              <table:table-cell office:value-type="float" office:value="0.007339">
                <text:p>0.007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">
                <text:p>196</text:p>
              </table:table-cell>
              <table:table-cell office:value-type="float" office:value="0.015309">
                <text:p>0.015309</text:p>
              </table:table-cell>
              <table:table-cell office:value-type="float" office:value="0.006352">
                <text:p>0.006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">
                <text:p>202</text:p>
              </table:table-cell>
              <table:table-cell office:value-type="float" office:value="0.013609">
                <text:p>0.013609</text:p>
              </table:table-cell>
              <table:table-cell office:value-type="float" office:value="0.005532">
                <text:p>0.005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13275">
                <text:p>0.013275</text:p>
              </table:table-cell>
              <table:table-cell office:value-type="float" office:value="0.005808">
                <text:p>0.005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14063">
                <text:p>0.014063</text:p>
              </table:table-cell>
              <table:table-cell office:value-type="float" office:value="0.005326">
                <text:p>0.005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0.015886">
                <text:p>0.015886</text:p>
              </table:table-cell>
              <table:table-cell office:value-type="float" office:value="0.006173">
                <text:p>0.006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22299">
                <text:p>0.022299</text:p>
              </table:table-cell>
              <table:table-cell office:value-type="float" office:value="0.006647">
                <text:p>0.006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0.018973">
                <text:p>0.018973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0.020145">
                <text:p>0.020145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16968">
                <text:p>0.016968</text:p>
              </table:table-cell>
              <table:table-cell office:value-type="float" office:value="0.007366">
                <text:p>0.007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">
                <text:p>249</text:p>
              </table:table-cell>
              <table:table-cell office:value-type="float" office:value="0.018538">
                <text:p>0.018538</text:p>
              </table:table-cell>
              <table:table-cell office:value-type="float" office:value="0.005712">
                <text:p>0.005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22993">
                <text:p>0.022993</text:p>
              </table:table-cell>
              <table:table-cell office:value-type="float" office:value="0.005617">
                <text:p>0.005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15876">
                <text:p>0.015876</text:p>
              </table:table-cell>
              <table:table-cell office:value-type="float" office:value="0.007483">
                <text:p>0.007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0.015116">
                <text:p>0.015116</text:p>
              </table:table-cell>
              <table:table-cell office:value-type="float" office:value="0.008574">
                <text:p>0.008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0.016714">
                <text:p>0.016714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014783">
                <text:p>0.014783</text:p>
              </table:table-cell>
              <table:table-cell office:value-type="float" office:value="0.004745">
                <text:p>0.004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18358">
                <text:p>0.018358</text:p>
              </table:table-cell>
              <table:table-cell office:value-type="float" office:value="0.005016">
                <text:p>0.005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5505">
                <text:p>0.015505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6804">
                <text:p>0.016804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17148">
                <text:p>0.017148</text:p>
              </table:table-cell>
              <table:table-cell office:value-type="float" office:value="0.004596">
                <text:p>0.004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">
                <text:p>343</text:p>
              </table:table-cell>
              <table:table-cell office:value-type="float" office:value="0.01561">
                <text:p>0.01561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8">
                <text:p>398</text:p>
              </table:table-cell>
              <table:table-cell office:value-type="float" office:value="0.016779">
                <text:p>0.016779</text:p>
              </table:table-cell>
              <table:table-cell office:value-type="float" office:value="0.007905">
                <text:p>0.0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0.026191">
                <text:p>0.026191</text:p>
              </table:table-cell>
              <table:table-cell office:value-type="float" office:value="0.005182">
                <text:p>0.005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7131">
                <text:p>0.017131</text:p>
              </table:table-cell>
              <table:table-cell office:value-type="float" office:value="0.005817">
                <text:p>0.0058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1616">
                <text:p>0.01616</text:p>
              </table:table-cell>
              <table:table-cell office:value-type="float" office:value="0.006459">
                <text:p>0.006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16434">
                <text:p>0.016434</text:p>
              </table:table-cell>
              <table:table-cell office:value-type="float" office:value="0.005701">
                <text:p>0.0057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7266">
                <text:p>0.017266</text:p>
              </table:table-cell>
              <table:table-cell office:value-type="float" office:value="0.005571">
                <text:p>0.005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14714">
                <text:p>0.014714</text:p>
              </table:table-cell>
              <table:table-cell office:value-type="float" office:value="0.005264">
                <text:p>0.005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9037">
                <text:p>0.019037</text:p>
              </table:table-cell>
              <table:table-cell office:value-type="float" office:value="0.005115">
                <text:p>0.005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3593">
                <text:p>0.013593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">
                <text:p>444</text:p>
              </table:table-cell>
              <table:table-cell office:value-type="float" office:value="0.016108">
                <text:p>0.016108</text:p>
              </table:table-cell>
              <table:table-cell office:value-type="float" office:value="0.006745">
                <text:p>0.006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8">
                <text:p>498</text:p>
              </table:table-cell>
              <table:table-cell office:value-type="float" office:value="0.016399">
                <text:p>0.016399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  <table:table-cell office:value-type="float" office:value="0.016398">
                <text:p>0.016398</text:p>
              </table:table-cell>
              <table:table-cell office:value-type="float" office:value="0.006822">
                <text:p>0.006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0.0243">
                <text:p>0.0243</text:p>
              </table:table-cell>
              <table:table-cell office:value-type="float" office:value="0.005667">
                <text:p>0.005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  <table:table-cell office:value-type="float" office:value="0.034743">
                <text:p>0.034743</text:p>
              </table:table-cell>
              <table:table-cell office:value-type="float" office:value="0.006129">
                <text:p>0.006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  <table:table-cell office:value-type="float" office:value="0.017272">
                <text:p>0.017272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34363">
                <text:p>0.034363</text:p>
              </table:table-cell>
              <table:table-cell office:value-type="float" office:value="0.006405">
                <text:p>0.006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018405">
                <text:p>0.018405</text:p>
              </table:table-cell>
              <table:table-cell office:value-type="float" office:value="0.006378">
                <text:p>0.0063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  <table:table-cell office:value-type="float" office:value="0.020514">
                <text:p>0.020514</text:p>
              </table:table-cell>
              <table:table-cell office:value-type="float" office:value="0.00566">
                <text:p>0.00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7">
                <text:p>497</text:p>
              </table:table-cell>
              <table:table-cell office:value-type="float" office:value="0.022654">
                <text:p>0.022654</text:p>
              </table:table-cell>
              <table:table-cell office:value-type="float" office:value="0.007154">
                <text:p>0.007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4">
                <text:p>534</text:p>
              </table:table-cell>
              <table:table-cell office:value-type="float" office:value="0.03664">
                <text:p>0.03664</text:p>
              </table:table-cell>
              <table:table-cell office:value-type="float" office:value="0.007205">
                <text:p>0.007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  <table:table-cell office:value-type="float" office:value="0.031954">
                <text:p>0.031954</text:p>
              </table:table-cell>
              <table:table-cell office:value-type="float" office:value="0.005936">
                <text:p>0.005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9">
                <text:p>599</text:p>
              </table:table-cell>
              <table:table-cell office:value-type="float" office:value="0.02562">
                <text:p>0.02562</text:p>
              </table:table-cell>
              <table:table-cell office:value-type="float" office:value="0.006086">
                <text:p>0.0060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8">
                <text:p>598</text:p>
              </table:table-cell>
              <table:table-cell office:value-type="float" office:value="0.018611">
                <text:p>0.018611</text:p>
              </table:table-cell>
              <table:table-cell office:value-type="float" office:value="0.006722">
                <text:p>0.0067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0.039954">
                <text:p>0.039954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9">
                <text:p>599</text:p>
              </table:table-cell>
              <table:table-cell office:value-type="float" office:value="0.028515">
                <text:p>0.028515</text:p>
              </table:table-cell>
              <table:table-cell office:value-type="float" office:value="0.005581">
                <text:p>0.0055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  <table:table-cell office:value-type="float" office:value="0.036042">
                <text:p>0.036042</text:p>
              </table:table-cell>
              <table:table-cell office:value-type="float" office:value="0.006407">
                <text:p>0.006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  <table:table-cell office:value-type="float" office:value="0.025106">
                <text:p>0.025106</text:p>
              </table:table-cell>
              <table:table-cell office:value-type="float" office:value="0.007111">
                <text:p>0.007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8">
                <text:p>598</text:p>
              </table:table-cell>
              <table:table-cell office:value-type="float" office:value="0.023004">
                <text:p>0.023004</text:p>
              </table:table-cell>
              <table:table-cell office:value-type="float" office:value="0.006864">
                <text:p>0.006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24976">
                <text:p>0.024976</text:p>
              </table:table-cell>
              <table:table-cell office:value-type="float" office:value="0.007032">
                <text:p>0.007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0">
                <text:p>650</text:p>
              </table:table-cell>
              <table:table-cell office:value-type="float" office:value="0.023314">
                <text:p>0.023314</text:p>
              </table:table-cell>
              <table:table-cell office:value-type="float" office:value="0.006108">
                <text:p>0.006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2">
                <text:p>702</text:p>
              </table:table-cell>
              <table:table-cell office:value-type="float" office:value="0.028018">
                <text:p>0.028018</text:p>
              </table:table-cell>
              <table:table-cell office:value-type="float" office:value="0.007229">
                <text:p>0.007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">
                <text:p>699</text:p>
              </table:table-cell>
              <table:table-cell office:value-type="float" office:value="0.037527">
                <text:p>0.037527</text:p>
              </table:table-cell>
              <table:table-cell office:value-type="float" office:value="0.009147">
                <text:p>0.009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5">
                <text:p>685</text:p>
              </table:table-cell>
              <table:table-cell office:value-type="float" office:value="0.081284">
                <text:p>0.08128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3">
                <text:p>713</text:p>
              </table:table-cell>
              <table:table-cell office:value-type="float" office:value="0.040403">
                <text:p>0.040403</text:p>
              </table:table-cell>
              <table:table-cell office:value-type="float" office:value="0.008023">
                <text:p>0.0080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0">
                <text:p>690</text:p>
              </table:table-cell>
              <table:table-cell office:value-type="float" office:value="0.039451">
                <text:p>0.039451</text:p>
              </table:table-cell>
              <table:table-cell office:value-type="float" office:value="0.008522">
                <text:p>0.008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6">
                <text:p>706</text:p>
              </table:table-cell>
              <table:table-cell office:value-type="float" office:value="0.02959">
                <text:p>0.02959</text:p>
              </table:table-cell>
              <table:table-cell office:value-type="float" office:value="0.006125">
                <text:p>0.006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  <table:table-cell office:value-type="float" office:value="0.018534">
                <text:p>0.018534</text:p>
              </table:table-cell>
              <table:table-cell office:value-type="float" office:value="0.006357">
                <text:p>0.006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">
                <text:p>700</text:p>
              </table:table-cell>
              <table:table-cell office:value-type="float" office:value="0.032312">
                <text:p>0.032312</text:p>
              </table:table-cell>
              <table:table-cell office:value-type="float" office:value="0.006275">
                <text:p>0.006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2842">
                <text:p>0.02842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0.036675">
                <text:p>0.036675</text:p>
              </table:table-cell>
              <table:table-cell office:value-type="float" office:value="0.006391">
                <text:p>0.006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2">
                <text:p>802</text:p>
              </table:table-cell>
              <table:table-cell office:value-type="float" office:value="0.032148">
                <text:p>0.032148</text:p>
              </table:table-cell>
              <table:table-cell office:value-type="float" office:value="0.007565">
                <text:p>0.0075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9">
                <text:p>799</text:p>
              </table:table-cell>
              <table:table-cell office:value-type="float" office:value="0.034049">
                <text:p>0.034049</text:p>
              </table:table-cell>
              <table:table-cell office:value-type="float" office:value="0.008067">
                <text:p>0.0080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9">
                <text:p>799</text:p>
              </table:table-cell>
              <table:table-cell office:value-type="float" office:value="0.030999">
                <text:p>0.030999</text:p>
              </table:table-cell>
              <table:table-cell office:value-type="float" office:value="0.006885">
                <text:p>0.006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2">
                <text:p>792</text:p>
              </table:table-cell>
              <table:table-cell office:value-type="float" office:value="0.031948">
                <text:p>0.031948</text:p>
              </table:table-cell>
              <table:table-cell office:value-type="float" office:value="0.009289">
                <text:p>0.009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4">
                <text:p>804</text:p>
              </table:table-cell>
              <table:table-cell office:value-type="float" office:value="0.044359">
                <text:p>0.044359</text:p>
              </table:table-cell>
              <table:table-cell office:value-type="float" office:value="0.011582">
                <text:p>0.011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9">
                <text:p>799</text:p>
              </table:table-cell>
              <table:table-cell office:value-type="float" office:value="0.083972">
                <text:p>0.083972</text:p>
              </table:table-cell>
              <table:table-cell office:value-type="float" office:value="0.010387">
                <text:p>0.0103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">
                <text:p>790</text:p>
              </table:table-cell>
              <table:table-cell office:value-type="float" office:value="0.061422">
                <text:p>0.061422</text:p>
              </table:table-cell>
              <table:table-cell office:value-type="float" office:value="0.011281">
                <text:p>0.011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0">
                <text:p>810</text:p>
              </table:table-cell>
              <table:table-cell office:value-type="float" office:value="0.053904">
                <text:p>0.053904</text:p>
              </table:table-cell>
              <table:table-cell office:value-type="float" office:value="0.009842">
                <text:p>0.0098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9">
                <text:p>799</text:p>
              </table:table-cell>
              <table:table-cell office:value-type="float" office:value="0.054893">
                <text:p>0.054893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1">
                <text:p>831</text:p>
              </table:table-cell>
              <table:table-cell office:value-type="float" office:value="0.110379">
                <text:p>0.110379</text:p>
              </table:table-cell>
              <table:table-cell office:value-type="float" office:value="0.01898">
                <text:p>0.01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8">
                <text:p>908</text:p>
              </table:table-cell>
              <table:table-cell office:value-type="float" office:value="0.206336">
                <text:p>0.206336</text:p>
              </table:table-cell>
              <table:table-cell office:value-type="float" office:value="0.015509">
                <text:p>0.015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9">
                <text:p>899</text:p>
              </table:table-cell>
              <table:table-cell office:value-type="float" office:value="0.242355">
                <text:p>0.242355</text:p>
              </table:table-cell>
              <table:table-cell office:value-type="float" office:value="0.013904">
                <text:p>0.013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0">
                <text:p>890</text:p>
              </table:table-cell>
              <table:table-cell office:value-type="float" office:value="0.231254">
                <text:p>0.231254</text:p>
              </table:table-cell>
              <table:table-cell office:value-type="float" office:value="0.009729">
                <text:p>0.0097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">
                <text:p>892</text:p>
              </table:table-cell>
              <table:table-cell office:value-type="float" office:value="4.559876">
                <text:p>4.559876</text:p>
              </table:table-cell>
              <table:table-cell office:value-type="float" office:value="0.006337">
                <text:p>0.006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8">
                <text:p>908</text:p>
              </table:table-cell>
              <table:table-cell office:value-type="float" office:value="4.629665">
                <text:p>4.629665</text:p>
              </table:table-cell>
              <table:table-cell office:value-type="float" office:value="0.008171">
                <text:p>0.008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6">
                <text:p>906</text:p>
              </table:table-cell>
              <table:table-cell office:value-type="float" office:value="5.387557">
                <text:p>5.387557</text:p>
              </table:table-cell>
              <table:table-cell office:value-type="float" office:value="0.006098">
                <text:p>0.00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4">
                <text:p>884</text:p>
              </table:table-cell>
              <table:table-cell office:value-type="float" office:value="4.757572">
                <text:p>4.757572</text:p>
              </table:table-cell>
              <table:table-cell office:value-type="float" office:value="0.011449">
                <text:p>0.0114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2">
                <text:p>902</text:p>
              </table:table-cell>
              <table:table-cell office:value-type="float" office:value="5.040427">
                <text:p>5.040427</text:p>
              </table:table-cell>
              <table:table-cell office:value-type="float" office:value="0.007914">
                <text:p>0.007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8">
                <text:p>878</text:p>
              </table:table-cell>
              <table:table-cell office:value-type="float" office:value="4.622375">
                <text:p>4.622375</text:p>
              </table:table-cell>
              <table:table-cell office:value-type="float" office:value="0.008746">
                <text:p>0.0087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2">
                <text:p>932</text:p>
              </table:table-cell>
              <table:table-cell office:value-type="float" office:value="4.9188">
                <text:p>4.9188</text:p>
              </table:table-cell>
              <table:table-cell office:value-type="float" office:value="0.007747">
                <text:p>0.0077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">
                <text:p>889</text:p>
              </table:table-cell>
              <table:table-cell office:value-type="float" office:value="4.370986">
                <text:p>4.370986</text:p>
              </table:table-cell>
              <table:table-cell office:value-type="float" office:value="0.008988">
                <text:p>0.0089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2">
                <text:p>892</text:p>
              </table:table-cell>
              <table:table-cell office:value-type="float" office:value="4.65187">
                <text:p>4.65187</text:p>
              </table:table-cell>
              <table:table-cell office:value-type="float" office:value="0.008842">
                <text:p>0.0088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5">
                <text:p>905</text:p>
              </table:table-cell>
              <table:table-cell office:value-type="float" office:value="4.519597">
                <text:p>4.519597</text:p>
              </table:table-cell>
              <table:table-cell office:value-type="float" office:value="0.007524">
                <text:p>0.007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5">
                <text:p>895</text:p>
              </table:table-cell>
              <table:table-cell office:value-type="float" office:value="4.456209">
                <text:p>4.456209</text:p>
              </table:table-cell>
              <table:table-cell office:value-type="float" office:value="0.007972">
                <text:p>0.0079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0">
                <text:p>910</text:p>
              </table:table-cell>
              <table:table-cell office:value-type="float" office:value="3.818106">
                <text:p>3.818106</text:p>
              </table:table-cell>
              <table:table-cell office:value-type="float" office:value="0.005717">
                <text:p>0.005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3">
                <text:p>903</text:p>
              </table:table-cell>
              <table:table-cell office:value-type="float" office:value="1.11213">
                <text:p>1.11213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2">
                <text:p>892</text:p>
              </table:table-cell>
              <table:table-cell office:value-type="float" office:value="0.056355">
                <text:p>0.05635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6">
                <text:p>906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4">
                <text:p>694</text:p>
              </table:table-cell>
              <table:table-cell office:value-type="float" office:value="0.000092">
                <text:p>0.000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6">
                <text:p>366</text:p>
              </table:table-cell>
              <table:table-cell office:value-type="float" office:value="0.000091">
                <text:p>0.00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7">
                <text:p>177</text:p>
              </table:table-cell>
              <table:table-cell office:value-type="float" office:value="0.000103">
                <text:p>0.00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">
                <text:p>94</text:p>
              </table:table-cell>
              <table:table-cell office:value-type="float" office:value="0.000082">
                <text:p>0.00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">
                <text:p>44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000167">
                <text:p>0.000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000273">
                <text:p>0.0002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01cm" svg:y="0.315cm" chart:style-name="ch2">
          <text:p>Tests 209-211</text:p>
        </chart:title>
        <chart:legend chart:legend-position="end" svg:x="14.001cm" svg:y="4.005cm" style:legend-expansion="high" chart:style-name="ch3"/>
        <chart:plot-area chart:style-name="ch4" table:cell-range-address="'209-211'.B1:'209-211'.D129" chart:data-source-has-labels="both" svg:x="0.32cm" svg:y="1.248cm" svg:width="13.361cm" svg:height="7.572cm">
          <chartooo:coordinate-region svg:x="1.329cm" svg:y="1.248cm" svg:width="12.352cm" svg:height="5.969cm"/>
          <chart:axis chart:dimension="x" chart:name="primary-x" chart:style-name="ch5" chartooo:axis-type="auto">
            <chartooo:date-scale/>
            <chart:categories table:cell-range-address="'209-211'.B2:'209-211'.B1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9-211'.C2:'209-211'.C129" chart:label-cell-address="'209-211'.C1:'209-211'.C1" chart:class="chart:bar">
            <chart:data-point chart:repeated="128"/>
          </chart:series>
          <chart:series chart:style-name="ch9" chart:values-cell-range-address="'209-211'.D2:'209-211'.D129" chart:label-cell-address="'209-211'.D1:'209-211'.D1" chart:class="chart:bar"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'209-211'.C1:'209-211'.C1</svg:desc>
                </draw:g>
              </table:table-cell>
              <table:table-cell office:value-type="string">
                <text:p>xfertime</text:p>
                <draw:g>
                  <svg:desc>'209-211'.D1:'209-21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0:18</text:p>
                <draw:g>
                  <svg:desc>'209-211'.B2:'209-211'.B129</svg:desc>
                </draw:g>
              </table:table-cell>
              <table:table-cell office:value-type="float" office:value="0.013418">
                <text:p>0.013418</text:p>
                <draw:g>
                  <svg:desc>'209-211'.C2:'209-211'.C129</svg:desc>
                </draw:g>
              </table:table-cell>
              <table:table-cell office:value-type="float" office:value="0.009104">
                <text:p>0.009104</text:p>
                <draw:g>
                  <svg:desc>'209-211'.D2:'209-211'.D129</svg:desc>
                </draw:g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0.011821">
                <text:p>0.011821</text:p>
              </table:table-cell>
              <table:table-cell office:value-type="float" office:value="0.004851">
                <text:p>0.004851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0.012778">
                <text:p>0.012778</text:p>
              </table:table-cell>
              <table:table-cell office:value-type="float" office:value="0.008158">
                <text:p>0.008158</text:p>
              </table:table-cell>
            </table:table-row>
            <table:table-row>
              <table:table-cell office:value-type="string">
                <text:p>13:10:21</text:p>
              </table:table-cell>
              <table:table-cell office:value-type="float" office:value="0.013012">
                <text:p>0.013012</text:p>
              </table:table-cell>
              <table:table-cell office:value-type="float" office:value="0.005892">
                <text:p>0.005892</text:p>
              </table:table-cell>
            </table:table-row>
            <table:table-row>
              <table:table-cell office:value-type="string">
                <text:p>13:10:22</text:p>
              </table:table-cell>
              <table:table-cell office:value-type="float" office:value="0.012656">
                <text:p>0.012656</text:p>
              </table:table-cell>
              <table:table-cell office:value-type="float" office:value="0.006255">
                <text:p>0.006255</text:p>
              </table:table-cell>
            </table:table-row>
            <table:table-row>
              <table:table-cell office:value-type="string">
                <text:p>13:10:23</text:p>
              </table:table-cell>
              <table:table-cell office:value-type="float" office:value="0.013152">
                <text:p>0.013152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13:10:24</text:p>
              </table:table-cell>
              <table:table-cell office:value-type="float" office:value="0.013035">
                <text:p>0.013035</text:p>
              </table:table-cell>
              <table:table-cell office:value-type="float" office:value="0.007167">
                <text:p>0.007167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0.011644">
                <text:p>0.011644</text:p>
              </table:table-cell>
              <table:table-cell office:value-type="float" office:value="0.004674">
                <text:p>0.004674</text:p>
              </table:table-cell>
            </table:table-row>
            <table:table-row>
              <table:table-cell office:value-type="string">
                <text:p>13:10:26</text:p>
              </table:table-cell>
              <table:table-cell office:value-type="float" office:value="0.013242">
                <text:p>0.013242</text:p>
              </table:table-cell>
              <table:table-cell office:value-type="float" office:value="0.006288">
                <text:p>0.006288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0.013311">
                <text:p>0.01331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0.013346">
                <text:p>0.013346</text:p>
              </table:table-cell>
              <table:table-cell office:value-type="float" office:value="0.007339">
                <text:p>0.007339</text:p>
              </table:table-cell>
            </table:table-row>
            <table:table-row>
              <table:table-cell office:value-type="string">
                <text:p>13:10:29</text:p>
              </table:table-cell>
              <table:table-cell office:value-type="float" office:value="0.015309">
                <text:p>0.015309</text:p>
              </table:table-cell>
              <table:table-cell office:value-type="float" office:value="0.006352">
                <text:p>0.006352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0.013609">
                <text:p>0.013609</text:p>
              </table:table-cell>
              <table:table-cell office:value-type="float" office:value="0.005532">
                <text:p>0.005532</text:p>
              </table:table-cell>
            </table:table-row>
            <table:table-row>
              <table:table-cell office:value-type="string">
                <text:p>13:10:31</text:p>
              </table:table-cell>
              <table:table-cell office:value-type="float" office:value="0.013275">
                <text:p>0.013275</text:p>
              </table:table-cell>
              <table:table-cell office:value-type="float" office:value="0.005808">
                <text:p>0.005808</text:p>
              </table:table-cell>
            </table:table-row>
            <table:table-row>
              <table:table-cell office:value-type="string">
                <text:p>13:10:32</text:p>
              </table:table-cell>
              <table:table-cell office:value-type="float" office:value="0.014063">
                <text:p>0.014063</text:p>
              </table:table-cell>
              <table:table-cell office:value-type="float" office:value="0.005326">
                <text:p>0.005326</text:p>
              </table:table-cell>
            </table:table-row>
            <table:table-row>
              <table:table-cell office:value-type="string">
                <text:p>13:10:33</text:p>
              </table:table-cell>
              <table:table-cell office:value-type="float" office:value="0.015886">
                <text:p>0.015886</text:p>
              </table:table-cell>
              <table:table-cell office:value-type="float" office:value="0.006173">
                <text:p>0.006173</text:p>
              </table:table-cell>
            </table:table-row>
            <table:table-row>
              <table:table-cell office:value-type="string">
                <text:p>13:10:34</text:p>
              </table:table-cell>
              <table:table-cell office:value-type="float" office:value="0.022299">
                <text:p>0.022299</text:p>
              </table:table-cell>
              <table:table-cell office:value-type="float" office:value="0.006647">
                <text:p>0.006647</text:p>
              </table:table-cell>
            </table:table-row>
            <table:table-row>
              <table:table-cell office:value-type="string">
                <text:p>13:10:35</text:p>
              </table:table-cell>
              <table:table-cell office:value-type="float" office:value="0.018973">
                <text:p>0.018973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13:10:36</text:p>
              </table:table-cell>
              <table:table-cell office:value-type="float" office:value="0.020145">
                <text:p>0.020145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13:10:37</text:p>
              </table:table-cell>
              <table:table-cell office:value-type="float" office:value="0.016968">
                <text:p>0.016968</text:p>
              </table:table-cell>
              <table:table-cell office:value-type="float" office:value="0.007366">
                <text:p>0.007366</text:p>
              </table:table-cell>
            </table:table-row>
            <table:table-row>
              <table:table-cell office:value-type="string">
                <text:p>13:10:38</text:p>
              </table:table-cell>
              <table:table-cell office:value-type="float" office:value="0.018538">
                <text:p>0.018538</text:p>
              </table:table-cell>
              <table:table-cell office:value-type="float" office:value="0.005712">
                <text:p>0.005712</text:p>
              </table:table-cell>
            </table:table-row>
            <table:table-row>
              <table:table-cell office:value-type="string">
                <text:p>13:10:39</text:p>
              </table:table-cell>
              <table:table-cell office:value-type="float" office:value="0.022993">
                <text:p>0.022993</text:p>
              </table:table-cell>
              <table:table-cell office:value-type="float" office:value="0.005617">
                <text:p>0.005617</text:p>
              </table:table-cell>
            </table:table-row>
            <table:table-row>
              <table:table-cell office:value-type="string">
                <text:p>13:10:40</text:p>
              </table:table-cell>
              <table:table-cell office:value-type="float" office:value="0.015876">
                <text:p>0.015876</text:p>
              </table:table-cell>
              <table:table-cell office:value-type="float" office:value="0.007483">
                <text:p>0.007483</text:p>
              </table:table-cell>
            </table:table-row>
            <table:table-row>
              <table:table-cell office:value-type="string">
                <text:p>13:10:41</text:p>
              </table:table-cell>
              <table:table-cell office:value-type="float" office:value="0.015116">
                <text:p>0.015116</text:p>
              </table:table-cell>
              <table:table-cell office:value-type="float" office:value="0.008574">
                <text:p>0.008574</text:p>
              </table:table-cell>
            </table:table-row>
            <table:table-row>
              <table:table-cell office:value-type="string">
                <text:p>13:10:42</text:p>
              </table:table-cell>
              <table:table-cell office:value-type="float" office:value="0.016714">
                <text:p>0.016714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string">
                <text:p>13:10:43</text:p>
              </table:table-cell>
              <table:table-cell office:value-type="float" office:value="0.014783">
                <text:p>0.014783</text:p>
              </table:table-cell>
              <table:table-cell office:value-type="float" office:value="0.004745">
                <text:p>0.004745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0.018358">
                <text:p>0.018358</text:p>
              </table:table-cell>
              <table:table-cell office:value-type="float" office:value="0.005016">
                <text:p>0.005016</text:p>
              </table:table-cell>
            </table:table-row>
            <table:table-row>
              <table:table-cell office:value-type="string">
                <text:p>13:10:45</text:p>
              </table:table-cell>
              <table:table-cell office:value-type="float" office:value="0.015505">
                <text:p>0.015505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13:10:46</text:p>
              </table:table-cell>
              <table:table-cell office:value-type="float" office:value="0.016804">
                <text:p>0.016804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string">
                <text:p>13:10:47</text:p>
              </table:table-cell>
              <table:table-cell office:value-type="float" office:value="0.017148">
                <text:p>0.017148</text:p>
              </table:table-cell>
              <table:table-cell office:value-type="float" office:value="0.004596">
                <text:p>0.004596</text:p>
              </table:table-cell>
            </table:table-row>
            <table:table-row>
              <table:table-cell office:value-type="string">
                <text:p>13:10:48</text:p>
              </table:table-cell>
              <table:table-cell office:value-type="float" office:value="0.01561">
                <text:p>0.01561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13:10:49</text:p>
              </table:table-cell>
              <table:table-cell office:value-type="float" office:value="0.016779">
                <text:p>0.016779</text:p>
              </table:table-cell>
              <table:table-cell office:value-type="float" office:value="0.007905">
                <text:p>0.007905</text:p>
              </table:table-cell>
            </table:table-row>
            <table:table-row>
              <table:table-cell office:value-type="string">
                <text:p>13:10:50</text:p>
              </table:table-cell>
              <table:table-cell office:value-type="float" office:value="0.026191">
                <text:p>0.026191</text:p>
              </table:table-cell>
              <table:table-cell office:value-type="float" office:value="0.005182">
                <text:p>0.005182</text:p>
              </table:table-cell>
            </table:table-row>
            <table:table-row>
              <table:table-cell office:value-type="string">
                <text:p>13:10:51</text:p>
              </table:table-cell>
              <table:table-cell office:value-type="float" office:value="0.017131">
                <text:p>0.017131</text:p>
              </table:table-cell>
              <table:table-cell office:value-type="float" office:value="0.005817">
                <text:p>0.005817</text:p>
              </table:table-cell>
            </table:table-row>
            <table:table-row>
              <table:table-cell office:value-type="string">
                <text:p>13:10:52</text:p>
              </table:table-cell>
              <table:table-cell office:value-type="float" office:value="0.01616">
                <text:p>0.01616</text:p>
              </table:table-cell>
              <table:table-cell office:value-type="float" office:value="0.006459">
                <text:p>0.006459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0.016434">
                <text:p>0.016434</text:p>
              </table:table-cell>
              <table:table-cell office:value-type="float" office:value="0.005701">
                <text:p>0.005701</text:p>
              </table:table-cell>
            </table:table-row>
            <table:table-row>
              <table:table-cell office:value-type="string">
                <text:p>13:10:54</text:p>
              </table:table-cell>
              <table:table-cell office:value-type="float" office:value="0.017266">
                <text:p>0.017266</text:p>
              </table:table-cell>
              <table:table-cell office:value-type="float" office:value="0.005571">
                <text:p>0.005571</text:p>
              </table:table-cell>
            </table:table-row>
            <table:table-row>
              <table:table-cell office:value-type="string">
                <text:p>13:10:55</text:p>
              </table:table-cell>
              <table:table-cell office:value-type="float" office:value="0.014714">
                <text:p>0.014714</text:p>
              </table:table-cell>
              <table:table-cell office:value-type="float" office:value="0.005264">
                <text:p>0.005264</text:p>
              </table:table-cell>
            </table:table-row>
            <table:table-row>
              <table:table-cell office:value-type="string">
                <text:p>13:10:56</text:p>
              </table:table-cell>
              <table:table-cell office:value-type="float" office:value="0.019037">
                <text:p>0.019037</text:p>
              </table:table-cell>
              <table:table-cell office:value-type="float" office:value="0.005115">
                <text:p>0.005115</text:p>
              </table:table-cell>
            </table:table-row>
            <table:table-row>
              <table:table-cell office:value-type="string">
                <text:p>13:10:57</text:p>
              </table:table-cell>
              <table:table-cell office:value-type="float" office:value="0.013593">
                <text:p>0.013593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0.016108">
                <text:p>0.016108</text:p>
              </table:table-cell>
              <table:table-cell office:value-type="float" office:value="0.006745">
                <text:p>0.006745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0.016399">
                <text:p>0.016399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0.016398">
                <text:p>0.016398</text:p>
              </table:table-cell>
              <table:table-cell office:value-type="float" office:value="0.006822">
                <text:p>0.006822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0.0243">
                <text:p>0.0243</text:p>
              </table:table-cell>
              <table:table-cell office:value-type="float" office:value="0.005667">
                <text:p>0.005667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0.034743">
                <text:p>0.034743</text:p>
              </table:table-cell>
              <table:table-cell office:value-type="float" office:value="0.006129">
                <text:p>0.006129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0.017272">
                <text:p>0.017272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0.034363">
                <text:p>0.034363</text:p>
              </table:table-cell>
              <table:table-cell office:value-type="float" office:value="0.006405">
                <text:p>0.006405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0.018405">
                <text:p>0.018405</text:p>
              </table:table-cell>
              <table:table-cell office:value-type="float" office:value="0.006378">
                <text:p>0.006378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0.020514">
                <text:p>0.020514</text:p>
              </table:table-cell>
              <table:table-cell office:value-type="float" office:value="0.00566">
                <text:p>0.00566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0.022654">
                <text:p>0.022654</text:p>
              </table:table-cell>
              <table:table-cell office:value-type="float" office:value="0.007154">
                <text:p>0.007154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0.03664">
                <text:p>0.03664</text:p>
              </table:table-cell>
              <table:table-cell office:value-type="float" office:value="0.007205">
                <text:p>0.007205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0.031954">
                <text:p>0.031954</text:p>
              </table:table-cell>
              <table:table-cell office:value-type="float" office:value="0.005936">
                <text:p>0.005936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0.02562">
                <text:p>0.02562</text:p>
              </table:table-cell>
              <table:table-cell office:value-type="float" office:value="0.006086">
                <text:p>0.006086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0.018611">
                <text:p>0.018611</text:p>
              </table:table-cell>
              <table:table-cell office:value-type="float" office:value="0.006722">
                <text:p>0.006722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0.039954">
                <text:p>0.039954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0.028515">
                <text:p>0.028515</text:p>
              </table:table-cell>
              <table:table-cell office:value-type="float" office:value="0.005581">
                <text:p>0.005581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0.036042">
                <text:p>0.036042</text:p>
              </table:table-cell>
              <table:table-cell office:value-type="float" office:value="0.006407">
                <text:p>0.006407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0.025106">
                <text:p>0.025106</text:p>
              </table:table-cell>
              <table:table-cell office:value-type="float" office:value="0.007111">
                <text:p>0.007111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0.023004">
                <text:p>0.023004</text:p>
              </table:table-cell>
              <table:table-cell office:value-type="float" office:value="0.006864">
                <text:p>0.006864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0.024976">
                <text:p>0.024976</text:p>
              </table:table-cell>
              <table:table-cell office:value-type="float" office:value="0.007032">
                <text:p>0.007032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0.023314">
                <text:p>0.023314</text:p>
              </table:table-cell>
              <table:table-cell office:value-type="float" office:value="0.006108">
                <text:p>0.006108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0.028018">
                <text:p>0.028018</text:p>
              </table:table-cell>
              <table:table-cell office:value-type="float" office:value="0.007229">
                <text:p>0.007229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0.037527">
                <text:p>0.037527</text:p>
              </table:table-cell>
              <table:table-cell office:value-type="float" office:value="0.009147">
                <text:p>0.009147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0.081284">
                <text:p>0.08128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0.040403">
                <text:p>0.040403</text:p>
              </table:table-cell>
              <table:table-cell office:value-type="float" office:value="0.008023">
                <text:p>0.008023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0.039451">
                <text:p>0.039451</text:p>
              </table:table-cell>
              <table:table-cell office:value-type="float" office:value="0.008522">
                <text:p>0.008522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0.02959">
                <text:p>0.02959</text:p>
              </table:table-cell>
              <table:table-cell office:value-type="float" office:value="0.006125">
                <text:p>0.006125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0.018534">
                <text:p>0.018534</text:p>
              </table:table-cell>
              <table:table-cell office:value-type="float" office:value="0.006357">
                <text:p>0.006357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0.032312">
                <text:p>0.032312</text:p>
              </table:table-cell>
              <table:table-cell office:value-type="float" office:value="0.006275">
                <text:p>0.006275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0.02842">
                <text:p>0.02842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0.036675">
                <text:p>0.036675</text:p>
              </table:table-cell>
              <table:table-cell office:value-type="float" office:value="0.006391">
                <text:p>0.006391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0.032148">
                <text:p>0.032148</text:p>
              </table:table-cell>
              <table:table-cell office:value-type="float" office:value="0.007565">
                <text:p>0.007565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0.034049">
                <text:p>0.034049</text:p>
              </table:table-cell>
              <table:table-cell office:value-type="float" office:value="0.008067">
                <text:p>0.008067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0.030999">
                <text:p>0.030999</text:p>
              </table:table-cell>
              <table:table-cell office:value-type="float" office:value="0.006885">
                <text:p>0.006885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0.031948">
                <text:p>0.031948</text:p>
              </table:table-cell>
              <table:table-cell office:value-type="float" office:value="0.009289">
                <text:p>0.009289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0.044359">
                <text:p>0.044359</text:p>
              </table:table-cell>
              <table:table-cell office:value-type="float" office:value="0.011582">
                <text:p>0.011582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0.083972">
                <text:p>0.083972</text:p>
              </table:table-cell>
              <table:table-cell office:value-type="float" office:value="0.010387">
                <text:p>0.010387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0.061422">
                <text:p>0.061422</text:p>
              </table:table-cell>
              <table:table-cell office:value-type="float" office:value="0.011281">
                <text:p>0.011281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0.053904">
                <text:p>0.053904</text:p>
              </table:table-cell>
              <table:table-cell office:value-type="float" office:value="0.009842">
                <text:p>0.009842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0.054893">
                <text:p>0.054893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0.110379">
                <text:p>0.110379</text:p>
              </table:table-cell>
              <table:table-cell office:value-type="float" office:value="0.01898">
                <text:p>0.01898</text:p>
              </table:table-cell>
            </table:table-row>
            <table:table-row>
              <table:table-cell office:value-type="string">
                <text:p>13:11:39</text:p>
              </table:table-cell>
              <table:table-cell office:value-type="float" office:value="0.206336">
                <text:p>0.206336</text:p>
              </table:table-cell>
              <table:table-cell office:value-type="float" office:value="0.015509">
                <text:p>0.015509</text:p>
              </table:table-cell>
            </table:table-row>
            <table:table-row>
              <table:table-cell office:value-type="string">
                <text:p>13:11:40</text:p>
              </table:table-cell>
              <table:table-cell office:value-type="float" office:value="0.242355">
                <text:p>0.242355</text:p>
              </table:table-cell>
              <table:table-cell office:value-type="float" office:value="0.013904">
                <text:p>0.013904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0.231254">
                <text:p>0.231254</text:p>
              </table:table-cell>
              <table:table-cell office:value-type="float" office:value="0.009729">
                <text:p>0.009729</text:p>
              </table:table-cell>
            </table:table-row>
            <table:table-row>
              <table:table-cell office:value-type="string">
                <text:p>13:11:42</text:p>
              </table:table-cell>
              <table:table-cell office:value-type="float" office:value="4.559876">
                <text:p>4.559876</text:p>
              </table:table-cell>
              <table:table-cell office:value-type="float" office:value="0.006337">
                <text:p>0.006337</text:p>
              </table:table-cell>
            </table:table-row>
            <table:table-row>
              <table:table-cell office:value-type="string">
                <text:p>13:11:43</text:p>
              </table:table-cell>
              <table:table-cell office:value-type="float" office:value="4.629665">
                <text:p>4.629665</text:p>
              </table:table-cell>
              <table:table-cell office:value-type="float" office:value="0.008171">
                <text:p>0.008171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5.387557">
                <text:p>5.387557</text:p>
              </table:table-cell>
              <table:table-cell office:value-type="float" office:value="0.006098">
                <text:p>0.006098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4.757572">
                <text:p>4.757572</text:p>
              </table:table-cell>
              <table:table-cell office:value-type="float" office:value="0.011449">
                <text:p>0.011449</text:p>
              </table:table-cell>
            </table:table-row>
            <table:table-row>
              <table:table-cell office:value-type="string">
                <text:p>13:11:46</text:p>
              </table:table-cell>
              <table:table-cell office:value-type="float" office:value="5.040427">
                <text:p>5.040427</text:p>
              </table:table-cell>
              <table:table-cell office:value-type="float" office:value="0.007914">
                <text:p>0.007914</text:p>
              </table:table-cell>
            </table:table-row>
            <table:table-row>
              <table:table-cell office:value-type="string">
                <text:p>13:11:47</text:p>
              </table:table-cell>
              <table:table-cell office:value-type="float" office:value="4.622375">
                <text:p>4.622375</text:p>
              </table:table-cell>
              <table:table-cell office:value-type="float" office:value="0.008746">
                <text:p>0.008746</text:p>
              </table:table-cell>
            </table:table-row>
            <table:table-row>
              <table:table-cell office:value-type="string">
                <text:p>13:11:48</text:p>
              </table:table-cell>
              <table:table-cell office:value-type="float" office:value="4.9188">
                <text:p>4.9188</text:p>
              </table:table-cell>
              <table:table-cell office:value-type="float" office:value="0.007747">
                <text:p>0.007747</text:p>
              </table:table-cell>
            </table:table-row>
            <table:table-row>
              <table:table-cell office:value-type="string">
                <text:p>13:11:49</text:p>
              </table:table-cell>
              <table:table-cell office:value-type="float" office:value="4.370986">
                <text:p>4.370986</text:p>
              </table:table-cell>
              <table:table-cell office:value-type="float" office:value="0.008988">
                <text:p>0.008988</text:p>
              </table:table-cell>
            </table:table-row>
            <table:table-row>
              <table:table-cell office:value-type="string">
                <text:p>13:11:50</text:p>
              </table:table-cell>
              <table:table-cell office:value-type="float" office:value="4.65187">
                <text:p>4.65187</text:p>
              </table:table-cell>
              <table:table-cell office:value-type="float" office:value="0.008842">
                <text:p>0.008842</text:p>
              </table:table-cell>
            </table:table-row>
            <table:table-row>
              <table:table-cell office:value-type="string">
                <text:p>13:11:51</text:p>
              </table:table-cell>
              <table:table-cell office:value-type="float" office:value="4.519597">
                <text:p>4.519597</text:p>
              </table:table-cell>
              <table:table-cell office:value-type="float" office:value="0.007524">
                <text:p>0.007524</text:p>
              </table:table-cell>
            </table:table-row>
            <table:table-row>
              <table:table-cell office:value-type="string">
                <text:p>13:11:52</text:p>
              </table:table-cell>
              <table:table-cell office:value-type="float" office:value="4.456209">
                <text:p>4.456209</text:p>
              </table:table-cell>
              <table:table-cell office:value-type="float" office:value="0.007972">
                <text:p>0.007972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3.818106">
                <text:p>3.818106</text:p>
              </table:table-cell>
              <table:table-cell office:value-type="float" office:value="0.005717">
                <text:p>0.005717</text:p>
              </table:table-cell>
            </table:table-row>
            <table:table-row>
              <table:table-cell office:value-type="string">
                <text:p>13:11:54</text:p>
              </table:table-cell>
              <table:table-cell office:value-type="float" office:value="1.11213">
                <text:p>1.11213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13:11:55</text:p>
              </table:table-cell>
              <table:table-cell office:value-type="float" office:value="0.056355">
                <text:p>0.05635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3:11:56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1:57</text:p>
              </table:table-cell>
              <table:table-cell office:value-type="float" office:value="0.000092">
                <text:p>0.000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1:58</text:p>
              </table:table-cell>
              <table:table-cell office:value-type="float" office:value="0.000091">
                <text:p>0.00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1:59</text:p>
              </table:table-cell>
              <table:table-cell office:value-type="float" office:value="0.000103">
                <text:p>0.00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0</text:p>
              </table:table-cell>
              <table:table-cell office:value-type="float" office:value="0.000082">
                <text:p>0.00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1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2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3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4</text:p>
              </table:table-cell>
              <table:table-cell office:value-type="float" office:value="0.000167">
                <text:p>0.000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5</text:p>
              </table:table-cell>
              <table:table-cell office:value-type="float" office:value="0.000273">
                <text:p>0.00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24:52</text:p>
              </table:table-cell>
              <table:table-cell office:value-type="float" office:value="0.134343">
                <text:p>0.134343</text:p>
              </table:table-cell>
              <table:table-cell office:value-type="float" office:value="0.026171">
                <text:p>0.026171</text:p>
              </table:table-cell>
            </table:table-row>
            <table:table-row>
              <table:table-cell office:value-type="string">
                <text:p>13:24:53</text:p>
              </table:table-cell>
              <table:table-cell office:value-type="float" office:value="0.102184">
                <text:p>0.102184</text:p>
              </table:table-cell>
              <table:table-cell office:value-type="float" office:value="0.023875">
                <text:p>0.023875</text:p>
              </table:table-cell>
            </table:table-row>
            <table:table-row>
              <table:table-cell office:value-type="string">
                <text:p>13:24:54</text:p>
              </table:table-cell>
              <table:table-cell office:value-type="float" office:value="0.041457">
                <text:p>0.041457</text:p>
              </table:table-cell>
              <table:table-cell office:value-type="float" office:value="0.011896">
                <text:p>0.011896</text:p>
              </table:table-cell>
            </table:table-row>
            <table:table-row>
              <table:table-cell office:value-type="string">
                <text:p>13:24:55</text:p>
              </table:table-cell>
              <table:table-cell office:value-type="float" office:value="0.057193">
                <text:p>0.057193</text:p>
              </table:table-cell>
              <table:table-cell office:value-type="float" office:value="0.012204">
                <text:p>0.012204</text:p>
              </table:table-cell>
            </table:table-row>
            <table:table-row>
              <table:table-cell office:value-type="string">
                <text:p>13:24:56</text:p>
              </table:table-cell>
              <table:table-cell office:value-type="float" office:value="0.092916">
                <text:p>0.092916</text:p>
              </table:table-cell>
              <table:table-cell office:value-type="float" office:value="0.01461">
                <text:p>0.01461</text:p>
              </table:table-cell>
            </table:table-row>
            <table:table-row>
              <table:table-cell office:value-type="string">
                <text:p>13:24:57</text:p>
              </table:table-cell>
              <table:table-cell office:value-type="float" office:value="0.123092">
                <text:p>0.123092</text:p>
              </table:table-cell>
              <table:table-cell office:value-type="float" office:value="0.009466">
                <text:p>0.009466</text:p>
              </table:table-cell>
            </table:table-row>
            <table:table-row>
              <table:table-cell office:value-type="string">
                <text:p>13:24:58</text:p>
              </table:table-cell>
              <table:table-cell office:value-type="float" office:value="0.066889">
                <text:p>0.066889</text:p>
              </table:table-cell>
              <table:table-cell office:value-type="float" office:value="0.009963">
                <text:p>0.009963</text:p>
              </table:table-cell>
            </table:table-row>
            <table:table-row>
              <table:table-cell office:value-type="string">
                <text:p>13:24:59</text:p>
              </table:table-cell>
              <table:table-cell office:value-type="float" office:value="0.067776">
                <text:p>0.067776</text:p>
              </table:table-cell>
              <table:table-cell office:value-type="float" office:value="0.011121">
                <text:p>0.011121</text:p>
              </table:table-cell>
            </table:table-row>
            <table:table-row>
              <table:table-cell office:value-type="string">
                <text:p>13:25:00</text:p>
              </table:table-cell>
              <table:table-cell office:value-type="float" office:value="0.064286">
                <text:p>0.064286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13:25:01</text:p>
              </table:table-cell>
              <table:table-cell office:value-type="float" office:value="0.025316">
                <text:p>0.025316</text:p>
              </table:table-cell>
              <table:table-cell office:value-type="float" office:value="0.006714">
                <text:p>0.006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35:43</text:p>
              </table:table-cell>
              <table:table-cell office:value-type="float" office:value="0.127039">
                <text:p>0.127039</text:p>
              </table:table-cell>
              <table:table-cell office:value-type="float" office:value="0.037185">
                <text:p>0.037185</text:p>
              </table:table-cell>
            </table:table-row>
            <table:table-row>
              <table:table-cell office:value-type="string">
                <text:p>13:35:44</text:p>
              </table:table-cell>
              <table:table-cell office:value-type="float" office:value="3.125679">
                <text:p>3.125679</text:p>
              </table:table-cell>
              <table:table-cell office:value-type="float" office:value="0.044697">
                <text:p>0.044697</text:p>
              </table:table-cell>
            </table:table-row>
            <table:table-row>
              <table:table-cell office:value-type="string">
                <text:p>13:35:45</text:p>
              </table:table-cell>
              <table:table-cell office:value-type="float" office:value="10.563998">
                <text:p>10.563998</text:p>
              </table:table-cell>
              <table:table-cell office:value-type="float" office:value="0.04703">
                <text:p>0.04703</text:p>
              </table:table-cell>
            </table:table-row>
            <table:table-row>
              <table:table-cell office:value-type="string">
                <text:p>13:35:46</text:p>
              </table:table-cell>
              <table:table-cell office:value-type="float" office:value="12.997269">
                <text:p>12.997269</text:p>
              </table:table-cell>
              <table:table-cell office:value-type="float" office:value="0.022023">
                <text:p>0.022023</text:p>
              </table:table-cell>
            </table:table-row>
            <table:table-row>
              <table:table-cell office:value-type="string">
                <text:p>13:35:47</text:p>
              </table:table-cell>
              <table:table-cell office:value-type="float" office:value="12.49927">
                <text:p>12.49927</text:p>
              </table:table-cell>
              <table:table-cell office:value-type="float" office:value="0.009063">
                <text:p>0.009063</text:p>
              </table:table-cell>
            </table:table-row>
            <table:table-row>
              <table:table-cell office:value-type="string">
                <text:p>13:35:48</text:p>
              </table:table-cell>
              <table:table-cell office:value-type="float" office:value="10.038944">
                <text:p>10.038944</text:p>
              </table:table-cell>
              <table:table-cell office:value-type="float" office:value="0.004527">
                <text:p>0.0045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01cm" svg:y="0.315cm" chart:style-name="ch2">
          <text:p>Tests 209-211</text:p>
        </chart:title>
        <chart:legend chart:legend-position="end" svg:x="14.398cm" svg:y="4.227cm" style:legend-expansion="high" chart:style-name="ch3"/>
        <chart:plot-area chart:style-name="ch4" table:cell-range-address="'209-211'.B2:'209-211'.B129 '209-211'.F1:'209-211'.F129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'209-211'.B2:'209-211'.B1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9-211'.F2:'209-211'.F129" chart:label-cell-address="'209-211'.F1:'209-211'.F1" chart:class="chart:bar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'209-211'.F1:'209-211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0:18</text:p>
                <draw:g>
                  <svg:desc>'209-211'.B2:'209-211'.B129</svg:desc>
                </draw:g>
              </table:table-cell>
              <table:table-cell office:value-type="float" office:value="187963">
                <text:p>187963</text:p>
                <draw:g>
                  <svg:desc>'209-211'.F2:'209-211'.F129</svg:desc>
                </draw:g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112374">
                <text:p>112374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212852">
                <text:p>212852</text:p>
              </table:table-cell>
            </table:table-row>
            <table:table-row>
              <table:table-cell office:value-type="string">
                <text:p>13:10:21</text:p>
              </table:table-cell>
              <table:table-cell office:value-type="float" office:value="144553">
                <text:p>144553</text:p>
              </table:table-cell>
            </table:table-row>
            <table:table-row>
              <table:table-cell office:value-type="string">
                <text:p>13:10:22</text:p>
              </table:table-cell>
              <table:table-cell office:value-type="float" office:value="152417">
                <text:p>152417</text:p>
              </table:table-cell>
            </table:table-row>
            <table:table-row>
              <table:table-cell office:value-type="string">
                <text:p>13:10:23</text:p>
              </table:table-cell>
              <table:table-cell office:value-type="float" office:value="148672">
                <text:p>148672</text:p>
              </table:table-cell>
            </table:table-row>
            <table:table-row>
              <table:table-cell office:value-type="string">
                <text:p>13:10:24</text:p>
              </table:table-cell>
              <table:table-cell office:value-type="float" office:value="157982">
                <text:p>157982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111045">
                <text:p>111045</text:p>
              </table:table-cell>
            </table:table-row>
            <table:table-row>
              <table:table-cell office:value-type="string">
                <text:p>13:10:26</text:p>
              </table:table-cell>
              <table:table-cell office:value-type="float" office:value="137962">
                <text:p>137962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89363">
                <text:p>89363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165522">
                <text:p>165522</text:p>
              </table:table-cell>
            </table:table-row>
            <table:table-row>
              <table:table-cell office:value-type="string">
                <text:p>13:10:29</text:p>
              </table:table-cell>
              <table:table-cell office:value-type="float" office:value="151327">
                <text:p>151327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146253">
                <text:p>146253</text:p>
              </table:table-cell>
            </table:table-row>
            <table:table-row>
              <table:table-cell office:value-type="string">
                <text:p>13:10:31</text:p>
              </table:table-cell>
              <table:table-cell office:value-type="float" office:value="148319">
                <text:p>148319</text:p>
              </table:table-cell>
            </table:table-row>
            <table:table-row>
              <table:table-cell office:value-type="string">
                <text:p>13:10:32</text:p>
              </table:table-cell>
              <table:table-cell office:value-type="float" office:value="132859">
                <text:p>132859</text:p>
              </table:table-cell>
            </table:table-row>
            <table:table-row>
              <table:table-cell office:value-type="string">
                <text:p>13:10:33</text:p>
              </table:table-cell>
              <table:table-cell office:value-type="float" office:value="149223">
                <text:p>149223</text:p>
              </table:table-cell>
            </table:table-row>
            <table:table-row>
              <table:table-cell office:value-type="string">
                <text:p>13:10:34</text:p>
              </table:table-cell>
              <table:table-cell office:value-type="float" office:value="159469">
                <text:p>159469</text:p>
              </table:table-cell>
            </table:table-row>
            <table:table-row>
              <table:table-cell office:value-type="string">
                <text:p>13:10:35</text:p>
              </table:table-cell>
              <table:table-cell office:value-type="float" office:value="165291">
                <text:p>165291</text:p>
              </table:table-cell>
            </table:table-row>
            <table:table-row>
              <table:table-cell office:value-type="string">
                <text:p>13:10:36</text:p>
              </table:table-cell>
              <table:table-cell office:value-type="float" office:value="138550">
                <text:p>138550</text:p>
              </table:table-cell>
            </table:table-row>
            <table:table-row>
              <table:table-cell office:value-type="string">
                <text:p>13:10:37</text:p>
              </table:table-cell>
              <table:table-cell office:value-type="float" office:value="173665">
                <text:p>173665</text:p>
              </table:table-cell>
            </table:table-row>
            <table:table-row>
              <table:table-cell office:value-type="string">
                <text:p>13:10:38</text:p>
              </table:table-cell>
              <table:table-cell office:value-type="float" office:value="143826">
                <text:p>143826</text:p>
              </table:table-cell>
            </table:table-row>
            <table:table-row>
              <table:table-cell office:value-type="string">
                <text:p>13:10:39</text:p>
              </table:table-cell>
              <table:table-cell office:value-type="float" office:value="138724">
                <text:p>138724</text:p>
              </table:table-cell>
            </table:table-row>
            <table:table-row>
              <table:table-cell office:value-type="string">
                <text:p>13:10:40</text:p>
              </table:table-cell>
              <table:table-cell office:value-type="float" office:value="193333">
                <text:p>193333</text:p>
              </table:table-cell>
            </table:table-row>
            <table:table-row>
              <table:table-cell office:value-type="string">
                <text:p>13:10:41</text:p>
              </table:table-cell>
              <table:table-cell office:value-type="float" office:value="208565">
                <text:p>208565</text:p>
              </table:table-cell>
            </table:table-row>
            <table:table-row>
              <table:table-cell office:value-type="string">
                <text:p>13:10:42</text:p>
              </table:table-cell>
              <table:table-cell office:value-type="float" office:value="143676">
                <text:p>143676</text:p>
              </table:table-cell>
            </table:table-row>
            <table:table-row>
              <table:table-cell office:value-type="string">
                <text:p>13:10:43</text:p>
              </table:table-cell>
              <table:table-cell office:value-type="float" office:value="125418">
                <text:p>125418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130416">
                <text:p>130416</text:p>
              </table:table-cell>
            </table:table-row>
            <table:table-row>
              <table:table-cell office:value-type="string">
                <text:p>13:10:45</text:p>
              </table:table-cell>
              <table:table-cell office:value-type="float" office:value="174550">
                <text:p>174550</text:p>
              </table:table-cell>
            </table:table-row>
            <table:table-row>
              <table:table-cell office:value-type="string">
                <text:p>13:10:46</text:p>
              </table:table-cell>
              <table:table-cell office:value-type="float" office:value="124513">
                <text:p>124513</text:p>
              </table:table-cell>
            </table:table-row>
            <table:table-row>
              <table:table-cell office:value-type="string">
                <text:p>13:10:47</text:p>
              </table:table-cell>
              <table:table-cell office:value-type="float" office:value="117744">
                <text:p>117744</text:p>
              </table:table-cell>
            </table:table-row>
            <table:table-row>
              <table:table-cell office:value-type="string">
                <text:p>13:10:48</text:p>
              </table:table-cell>
              <table:table-cell office:value-type="float" office:value="144451">
                <text:p>144451</text:p>
              </table:table-cell>
            </table:table-row>
            <table:table-row>
              <table:table-cell office:value-type="string">
                <text:p>13:10:49</text:p>
              </table:table-cell>
              <table:table-cell office:value-type="float" office:value="191621">
                <text:p>191621</text:p>
              </table:table-cell>
            </table:table-row>
            <table:table-row>
              <table:table-cell office:value-type="string">
                <text:p>13:10:50</text:p>
              </table:table-cell>
              <table:table-cell office:value-type="float" office:value="134202">
                <text:p>134202</text:p>
              </table:table-cell>
            </table:table-row>
            <table:table-row>
              <table:table-cell office:value-type="string">
                <text:p>13:10:51</text:p>
              </table:table-cell>
              <table:table-cell office:value-type="float" office:value="144032">
                <text:p>144032</text:p>
              </table:table-cell>
            </table:table-row>
            <table:table-row>
              <table:table-cell office:value-type="string">
                <text:p>13:10:52</text:p>
              </table:table-cell>
              <table:table-cell office:value-type="float" office:value="163034">
                <text:p>163034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145201">
                <text:p>145201</text:p>
              </table:table-cell>
            </table:table-row>
            <table:table-row>
              <table:table-cell office:value-type="string">
                <text:p>13:10:54</text:p>
              </table:table-cell>
              <table:table-cell office:value-type="float" office:value="142193">
                <text:p>142193</text:p>
              </table:table-cell>
            </table:table-row>
            <table:table-row>
              <table:table-cell office:value-type="string">
                <text:p>13:10:55</text:p>
              </table:table-cell>
              <table:table-cell office:value-type="float" office:value="136484">
                <text:p>136484</text:p>
              </table:table-cell>
            </table:table-row>
            <table:table-row>
              <table:table-cell office:value-type="string">
                <text:p>13:10:56</text:p>
              </table:table-cell>
              <table:table-cell office:value-type="float" office:value="134894">
                <text:p>134894</text:p>
              </table:table-cell>
            </table:table-row>
            <table:table-row>
              <table:table-cell office:value-type="string">
                <text:p>13:10:57</text:p>
              </table:table-cell>
              <table:table-cell office:value-type="float" office:value="108420">
                <text:p>108420</text:p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158570">
                <text:p>158570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164059">
                <text:p>164059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164398">
                <text:p>164398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136983">
                <text:p>136983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151506">
                <text:p>151506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142847">
                <text:p>142847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152621">
                <text:p>152621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154211">
                <text:p>154211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137665">
                <text:p>137665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170068">
                <text:p>170068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161936">
                <text:p>161936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136005">
                <text:p>136005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142918">
                <text:p>142918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160019">
                <text:p>160019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135081">
                <text:p>135081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130808">
                <text:p>130808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151410">
                <text:p>151410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161490">
                <text:p>161490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161606">
                <text:p>161606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159919">
                <text:p>159919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139359">
                <text:p>139359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161963">
                <text:p>161963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188354">
                <text:p>188354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184546">
                <text:p>184546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153958">
                <text:p>153958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179833">
                <text:p>179833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138134">
                <text:p>138134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147312">
                <text:p>147312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141248">
                <text:p>141248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165000">
                <text:p>165000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140093">
                <text:p>140093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151474">
                <text:p>151474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164208">
                <text:p>164208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137121">
                <text:p>137121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167565">
                <text:p>167565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193862">
                <text:p>193862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170815">
                <text:p>170815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167948">
                <text:p>167948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166568">
                <text:p>166568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152220">
                <text:p>152220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187096">
                <text:p>187096</text:p>
              </table:table-cell>
            </table:table-row>
            <table:table-row>
              <table:table-cell office:value-type="string">
                <text:p>13:11:39</text:p>
              </table:table-cell>
              <table:table-cell office:value-type="float" office:value="148651">
                <text:p>148651</text:p>
              </table:table-cell>
            </table:table-row>
            <table:table-row>
              <table:table-cell office:value-type="string">
                <text:p>13:11:40</text:p>
              </table:table-cell>
              <table:table-cell office:value-type="float" office:value="167329">
                <text:p>167329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154045">
                <text:p>154045</text:p>
              </table:table-cell>
            </table:table-row>
            <table:table-row>
              <table:table-cell office:value-type="string">
                <text:p>13:11:42</text:p>
              </table:table-cell>
              <table:table-cell office:value-type="float" office:value="114987">
                <text:p>114987</text:p>
              </table:table-cell>
            </table:table-row>
            <table:table-row>
              <table:table-cell office:value-type="string">
                <text:p>13:11:43</text:p>
              </table:table-cell>
              <table:table-cell office:value-type="float" office:value="147009">
                <text:p>147009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118789">
                <text:p>118789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185344">
                <text:p>185344</text:p>
              </table:table-cell>
            </table:table-row>
            <table:table-row>
              <table:table-cell office:value-type="string">
                <text:p>13:11:46</text:p>
              </table:table-cell>
              <table:table-cell office:value-type="float" office:value="148490">
                <text:p>148490</text:p>
              </table:table-cell>
            </table:table-row>
            <table:table-row>
              <table:table-cell office:value-type="string">
                <text:p>13:11:47</text:p>
              </table:table-cell>
              <table:table-cell office:value-type="float" office:value="139010">
                <text:p>139010</text:p>
              </table:table-cell>
            </table:table-row>
            <table:table-row>
              <table:table-cell office:value-type="string">
                <text:p>13:11:48</text:p>
              </table:table-cell>
              <table:table-cell office:value-type="float" office:value="147863">
                <text:p>147863</text:p>
              </table:table-cell>
            </table:table-row>
            <table:table-row>
              <table:table-cell office:value-type="string">
                <text:p>13:11:49</text:p>
              </table:table-cell>
              <table:table-cell office:value-type="float" office:value="147617">
                <text:p>147617</text:p>
              </table:table-cell>
            </table:table-row>
            <table:table-row>
              <table:table-cell office:value-type="string">
                <text:p>13:11:50</text:p>
              </table:table-cell>
              <table:table-cell office:value-type="float" office:value="130703">
                <text:p>130703</text:p>
              </table:table-cell>
            </table:table-row>
            <table:table-row>
              <table:table-cell office:value-type="string">
                <text:p>13:11:51</text:p>
              </table:table-cell>
              <table:table-cell office:value-type="float" office:value="140391">
                <text:p>140391</text:p>
              </table:table-cell>
            </table:table-row>
            <table:table-row>
              <table:table-cell office:value-type="string">
                <text:p>13:11:52</text:p>
              </table:table-cell>
              <table:table-cell office:value-type="float" office:value="138312">
                <text:p>138312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119432">
                <text:p>119432</text:p>
              </table:table-cell>
            </table:table-row>
            <table:table-row>
              <table:table-cell office:value-type="string">
                <text:p>13:11:54</text:p>
              </table:table-cell>
              <table:table-cell office:value-type="float" office:value="30993">
                <text:p>30993</text:p>
              </table:table-cell>
            </table:table-row>
            <table:table-row>
              <table:table-cell office:value-type="string">
                <text:p>13:11:5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:11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1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1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1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24:52</text:p>
              </table:table-cell>
              <table:table-cell office:value-type="float" office:value="162791">
                <text:p>162791</text:p>
              </table:table-cell>
            </table:table-row>
            <table:table-row>
              <table:table-cell office:value-type="string">
                <text:p>13:24:53</text:p>
              </table:table-cell>
              <table:table-cell office:value-type="float" office:value="139330">
                <text:p>139330</text:p>
              </table:table-cell>
            </table:table-row>
            <table:table-row>
              <table:table-cell office:value-type="string">
                <text:p>13:24:54</text:p>
              </table:table-cell>
              <table:table-cell office:value-type="float" office:value="148227">
                <text:p>148227</text:p>
              </table:table-cell>
            </table:table-row>
            <table:table-row>
              <table:table-cell office:value-type="string">
                <text:p>13:24:55</text:p>
              </table:table-cell>
              <table:table-cell office:value-type="float" office:value="156752">
                <text:p>156752</text:p>
              </table:table-cell>
            </table:table-row>
            <table:table-row>
              <table:table-cell office:value-type="string">
                <text:p>13:24:56</text:p>
              </table:table-cell>
              <table:table-cell office:value-type="float" office:value="175973">
                <text:p>175973</text:p>
              </table:table-cell>
            </table:table-row>
            <table:table-row>
              <table:table-cell office:value-type="string">
                <text:p>13:24:57</text:p>
              </table:table-cell>
              <table:table-cell office:value-type="float" office:value="137435">
                <text:p>137435</text:p>
              </table:table-cell>
            </table:table-row>
            <table:table-row>
              <table:table-cell office:value-type="string">
                <text:p>13:24:58</text:p>
              </table:table-cell>
              <table:table-cell office:value-type="float" office:value="133654">
                <text:p>133654</text:p>
              </table:table-cell>
            </table:table-row>
            <table:table-row>
              <table:table-cell office:value-type="string">
                <text:p>13:24:59</text:p>
              </table:table-cell>
              <table:table-cell office:value-type="float" office:value="160540">
                <text:p>160540</text:p>
              </table:table-cell>
            </table:table-row>
            <table:table-row>
              <table:table-cell office:value-type="string">
                <text:p>13:25:00</text:p>
              </table:table-cell>
              <table:table-cell office:value-type="float" office:value="149842">
                <text:p>149842</text:p>
              </table:table-cell>
            </table:table-row>
            <table:table-row>
              <table:table-cell office:value-type="string">
                <text:p>13:25:01</text:p>
              </table:table-cell>
              <table:table-cell office:value-type="float" office:value="142863">
                <text:p>142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35:43</text:p>
              </table:table-cell>
              <table:table-cell office:value-type="float" office:value="232056">
                <text:p>232056</text:p>
              </table:table-cell>
            </table:table-row>
            <table:table-row>
              <table:table-cell office:value-type="string">
                <text:p>13:35:44</text:p>
              </table:table-cell>
              <table:table-cell office:value-type="float" office:value="135239">
                <text:p>135239</text:p>
              </table:table-cell>
            </table:table-row>
            <table:table-row>
              <table:table-cell office:value-type="string">
                <text:p>13:35:45</text:p>
              </table:table-cell>
              <table:table-cell office:value-type="float" office:value="129885">
                <text:p>129885</text:p>
              </table:table-cell>
            </table:table-row>
            <table:table-row>
              <table:table-cell office:value-type="string">
                <text:p>13:35:46</text:p>
              </table:table-cell>
              <table:table-cell office:value-type="float" office:value="110530">
                <text:p>110530</text:p>
              </table:table-cell>
            </table:table-row>
            <table:table-row>
              <table:table-cell office:value-type="string">
                <text:p>13:35:47</text:p>
              </table:table-cell>
              <table:table-cell office:value-type="float" office:value="119824">
                <text:p>119824</text:p>
              </table:table-cell>
            </table:table-row>
            <table:table-row>
              <table:table-cell office:value-type="string">
                <text:p>13:35:48</text:p>
              </table:table-cell>
              <table:table-cell office:value-type="float" office:value="95547">
                <text:p>955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33cm" svg:height="9cm" xlink:href=".." xlink:type="simple" chart:class="chart:bar" chart:style-name="ch1">
        <chart:title svg:x="6.717cm" svg:y="0.315cm" chart:style-name="ch2">
          <text:p>Tests 209-211</text:p>
        </chart:title>
        <chart:legend chart:legend-position="end" svg:x="13.799cm" svg:y="4.227cm" style:legend-expansion="high" chart:style-name="ch3"/>
        <chart:plot-area chart:style-name="ch4" table:cell-range-address="'209-211'.B2:'209-211'.B129 '209-211'.G1:'209-211'.G129" chart:data-source-has-labels="both" svg:x="0.328cm" svg:y="1.248cm" svg:width="13.143cm" svg:height="7.572cm">
          <chartooo:coordinate-region svg:x="1.339cm" svg:y="1.248cm" svg:width="12.132cm" svg:height="5.97cm"/>
          <chart:axis chart:dimension="x" chart:name="primary-x" chart:style-name="ch5" chartooo:axis-type="auto">
            <chartooo:date-scale/>
            <chart:categories table:cell-range-address="'209-211'.B2:'209-211'.B1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9-211'.G2:'209-211'.G129" chart:label-cell-address="'209-211'.G1:'209-211'.G1" chart:class="chart:bar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'209-211'.G1:'209-21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0:18</text:p>
                <draw:g>
                  <svg:desc>'209-211'.B2:'209-211'.B129</svg:desc>
                </draw:g>
              </table:table-cell>
              <table:table-cell office:value-type="float" office:value="41">
                <text:p>41</text:p>
                <draw:g>
                  <svg:desc>'209-211'.G2:'209-211'.G129</svg:desc>
                </draw:g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:10:2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10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0: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10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10:3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:10: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10:4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:10:4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3:10: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:10: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3:11:3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3:11:4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3:11:42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3:11:4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3:11:4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3:11:4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3:11:48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3:11:49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3:11:5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3:11:5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3:11:5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3:11:5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3:11:5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3:11:5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3:11:5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3:11:5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3:11:5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:12: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:12: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:12: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:12: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:12: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:12: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24:5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:24: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3:24:5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3:24:5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3:24:5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3:24:5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3:24:5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3:24:59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3:25:0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3:25:0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:35: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:35:4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:35:4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:35:4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:35:4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:35:48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726cm" svg:y="0.315cm" chart:style-name="ch2">
          <text:p>scattergram</text:p>
        </chart:title>
        <chart:legend chart:legend-position="end" svg:x="14.001cm" svg:y="4.005cm" style:legend-expansion="high" chart:style-name="ch3"/>
        <chart:plot-area chart:style-name="ch4" table:cell-range-address="'209-211'.G1:'209-211'.G129 '209-211'.C1:'209-211'.D129" chart:data-source-has-labels="row" svg:x="1.279cm" svg:y="1.248cm" svg:width="12.402cm" svg:height="6.643cm">
          <chartooo:coordinate-region svg:x="1.715cm" svg:y="1.421cm" svg:width="11.409cm" svg:height="5.876cm"/>
          <chart:axis chart:dimension="x" chart:name="primary-x" chart:style-name="ch5">
            <chart:title svg:x="6.523cm" svg:y="8.071cm" chart:style-name="ch6">
              <text:p>Load, Req/S</text:p>
            </chart:title>
          </chart:axis>
          <chart:axis chart:dimension="y" chart:name="primary-y" chart:style-name="ch5">
            <chart:title svg:x="0.451cm" svg:y="4.732cm" chart:style-name="ch7">
              <text:p>S</text:p>
            </chart:title>
            <chart:grid chart:style-name="ch8" chart:class="major"/>
          </chart:axis>
          <chart:series chart:style-name="ch9" chart:values-cell-range-address="'209-211'.C2:'209-211'.C129" chart:label-cell-address="'209-211'.C1:'209-211'.C1" chart:class="chart:scatter">
            <chart:domain table:cell-range-address="'209-211'.G2:'209-211'.G129"/>
            <chart:data-point chart:repeated="128"/>
          </chart:series>
          <chart:series chart:style-name="ch10" chart:values-cell-range-address="'209-211'.D2:'209-211'.D129" chart:label-cell-address="'209-211'.D1:'209-211'.D1" chart:class="chart:scatter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'209-211'.C1:'209-211'.C1</svg:desc>
                </draw:g>
              </table:table-cell>
              <table:table-cell office:value-type="string">
                <text:p>xfertime</text:p>
                <draw:g>
                  <svg:desc>'209-211'.D1:'209-21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'209-211'.G2:'209-211'.G129</svg:desc>
                </draw:g>
              </table:table-cell>
              <table:table-cell office:value-type="float" office:value="0.013418">
                <text:p>0.013418</text:p>
                <draw:g>
                  <svg:desc>'209-211'.C2:'209-211'.C129</svg:desc>
                </draw:g>
              </table:table-cell>
              <table:table-cell office:value-type="float" office:value="0.009104">
                <text:p>0.009104</text:p>
                <draw:g>
                  <svg:desc>'209-211'.D2:'209-211'.D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1821">
                <text:p>0.011821</text:p>
              </table:table-cell>
              <table:table-cell office:value-type="float" office:value="0.004851">
                <text:p>0.004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2778">
                <text:p>0.012778</text:p>
              </table:table-cell>
              <table:table-cell office:value-type="float" office:value="0.008158">
                <text:p>0.008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3012">
                <text:p>0.013012</text:p>
              </table:table-cell>
              <table:table-cell office:value-type="float" office:value="0.005892">
                <text:p>0.005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2656">
                <text:p>0.012656</text:p>
              </table:table-cell>
              <table:table-cell office:value-type="float" office:value="0.006255">
                <text:p>0.006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013152">
                <text:p>0.013152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3035">
                <text:p>0.013035</text:p>
              </table:table-cell>
              <table:table-cell office:value-type="float" office:value="0.007167">
                <text:p>0.007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11644">
                <text:p>0.011644</text:p>
              </table:table-cell>
              <table:table-cell office:value-type="float" office:value="0.004674">
                <text:p>0.004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3242">
                <text:p>0.013242</text:p>
              </table:table-cell>
              <table:table-cell office:value-type="float" office:value="0.006288">
                <text:p>0.006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13311">
                <text:p>0.01331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013346">
                <text:p>0.013346</text:p>
              </table:table-cell>
              <table:table-cell office:value-type="float" office:value="0.007339">
                <text:p>0.007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">
                <text:p>196</text:p>
              </table:table-cell>
              <table:table-cell office:value-type="float" office:value="0.015309">
                <text:p>0.015309</text:p>
              </table:table-cell>
              <table:table-cell office:value-type="float" office:value="0.006352">
                <text:p>0.006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">
                <text:p>202</text:p>
              </table:table-cell>
              <table:table-cell office:value-type="float" office:value="0.013609">
                <text:p>0.013609</text:p>
              </table:table-cell>
              <table:table-cell office:value-type="float" office:value="0.005532">
                <text:p>0.005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13275">
                <text:p>0.013275</text:p>
              </table:table-cell>
              <table:table-cell office:value-type="float" office:value="0.005808">
                <text:p>0.005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14063">
                <text:p>0.014063</text:p>
              </table:table-cell>
              <table:table-cell office:value-type="float" office:value="0.005326">
                <text:p>0.005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0.015886">
                <text:p>0.015886</text:p>
              </table:table-cell>
              <table:table-cell office:value-type="float" office:value="0.006173">
                <text:p>0.006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22299">
                <text:p>0.022299</text:p>
              </table:table-cell>
              <table:table-cell office:value-type="float" office:value="0.006647">
                <text:p>0.006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0.018973">
                <text:p>0.018973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0.020145">
                <text:p>0.020145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16968">
                <text:p>0.016968</text:p>
              </table:table-cell>
              <table:table-cell office:value-type="float" office:value="0.007366">
                <text:p>0.007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">
                <text:p>249</text:p>
              </table:table-cell>
              <table:table-cell office:value-type="float" office:value="0.018538">
                <text:p>0.018538</text:p>
              </table:table-cell>
              <table:table-cell office:value-type="float" office:value="0.005712">
                <text:p>0.005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22993">
                <text:p>0.022993</text:p>
              </table:table-cell>
              <table:table-cell office:value-type="float" office:value="0.005617">
                <text:p>0.005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15876">
                <text:p>0.015876</text:p>
              </table:table-cell>
              <table:table-cell office:value-type="float" office:value="0.007483">
                <text:p>0.007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0.015116">
                <text:p>0.015116</text:p>
              </table:table-cell>
              <table:table-cell office:value-type="float" office:value="0.008574">
                <text:p>0.008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0.016714">
                <text:p>0.016714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014783">
                <text:p>0.014783</text:p>
              </table:table-cell>
              <table:table-cell office:value-type="float" office:value="0.004745">
                <text:p>0.004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18358">
                <text:p>0.018358</text:p>
              </table:table-cell>
              <table:table-cell office:value-type="float" office:value="0.005016">
                <text:p>0.005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5505">
                <text:p>0.015505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6804">
                <text:p>0.016804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17148">
                <text:p>0.017148</text:p>
              </table:table-cell>
              <table:table-cell office:value-type="float" office:value="0.004596">
                <text:p>0.004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">
                <text:p>343</text:p>
              </table:table-cell>
              <table:table-cell office:value-type="float" office:value="0.01561">
                <text:p>0.01561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8">
                <text:p>398</text:p>
              </table:table-cell>
              <table:table-cell office:value-type="float" office:value="0.016779">
                <text:p>0.016779</text:p>
              </table:table-cell>
              <table:table-cell office:value-type="float" office:value="0.007905">
                <text:p>0.0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0.026191">
                <text:p>0.026191</text:p>
              </table:table-cell>
              <table:table-cell office:value-type="float" office:value="0.005182">
                <text:p>0.005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7131">
                <text:p>0.017131</text:p>
              </table:table-cell>
              <table:table-cell office:value-type="float" office:value="0.005817">
                <text:p>0.0058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1616">
                <text:p>0.01616</text:p>
              </table:table-cell>
              <table:table-cell office:value-type="float" office:value="0.006459">
                <text:p>0.006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16434">
                <text:p>0.016434</text:p>
              </table:table-cell>
              <table:table-cell office:value-type="float" office:value="0.005701">
                <text:p>0.0057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7266">
                <text:p>0.017266</text:p>
              </table:table-cell>
              <table:table-cell office:value-type="float" office:value="0.005571">
                <text:p>0.005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14714">
                <text:p>0.014714</text:p>
              </table:table-cell>
              <table:table-cell office:value-type="float" office:value="0.005264">
                <text:p>0.005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9037">
                <text:p>0.019037</text:p>
              </table:table-cell>
              <table:table-cell office:value-type="float" office:value="0.005115">
                <text:p>0.005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3593">
                <text:p>0.013593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">
                <text:p>444</text:p>
              </table:table-cell>
              <table:table-cell office:value-type="float" office:value="0.016108">
                <text:p>0.016108</text:p>
              </table:table-cell>
              <table:table-cell office:value-type="float" office:value="0.006745">
                <text:p>0.006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8">
                <text:p>498</text:p>
              </table:table-cell>
              <table:table-cell office:value-type="float" office:value="0.016399">
                <text:p>0.016399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  <table:table-cell office:value-type="float" office:value="0.016398">
                <text:p>0.016398</text:p>
              </table:table-cell>
              <table:table-cell office:value-type="float" office:value="0.006822">
                <text:p>0.006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0.0243">
                <text:p>0.0243</text:p>
              </table:table-cell>
              <table:table-cell office:value-type="float" office:value="0.005667">
                <text:p>0.005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  <table:table-cell office:value-type="float" office:value="0.034743">
                <text:p>0.034743</text:p>
              </table:table-cell>
              <table:table-cell office:value-type="float" office:value="0.006129">
                <text:p>0.006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  <table:table-cell office:value-type="float" office:value="0.017272">
                <text:p>0.017272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34363">
                <text:p>0.034363</text:p>
              </table:table-cell>
              <table:table-cell office:value-type="float" office:value="0.006405">
                <text:p>0.006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018405">
                <text:p>0.018405</text:p>
              </table:table-cell>
              <table:table-cell office:value-type="float" office:value="0.006378">
                <text:p>0.0063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  <table:table-cell office:value-type="float" office:value="0.020514">
                <text:p>0.020514</text:p>
              </table:table-cell>
              <table:table-cell office:value-type="float" office:value="0.00566">
                <text:p>0.00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7">
                <text:p>497</text:p>
              </table:table-cell>
              <table:table-cell office:value-type="float" office:value="0.022654">
                <text:p>0.022654</text:p>
              </table:table-cell>
              <table:table-cell office:value-type="float" office:value="0.007154">
                <text:p>0.007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4">
                <text:p>534</text:p>
              </table:table-cell>
              <table:table-cell office:value-type="float" office:value="0.03664">
                <text:p>0.03664</text:p>
              </table:table-cell>
              <table:table-cell office:value-type="float" office:value="0.007205">
                <text:p>0.007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  <table:table-cell office:value-type="float" office:value="0.031954">
                <text:p>0.031954</text:p>
              </table:table-cell>
              <table:table-cell office:value-type="float" office:value="0.005936">
                <text:p>0.005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9">
                <text:p>599</text:p>
              </table:table-cell>
              <table:table-cell office:value-type="float" office:value="0.02562">
                <text:p>0.02562</text:p>
              </table:table-cell>
              <table:table-cell office:value-type="float" office:value="0.006086">
                <text:p>0.0060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8">
                <text:p>598</text:p>
              </table:table-cell>
              <table:table-cell office:value-type="float" office:value="0.018611">
                <text:p>0.018611</text:p>
              </table:table-cell>
              <table:table-cell office:value-type="float" office:value="0.006722">
                <text:p>0.0067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0.039954">
                <text:p>0.039954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9">
                <text:p>599</text:p>
              </table:table-cell>
              <table:table-cell office:value-type="float" office:value="0.028515">
                <text:p>0.028515</text:p>
              </table:table-cell>
              <table:table-cell office:value-type="float" office:value="0.005581">
                <text:p>0.0055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  <table:table-cell office:value-type="float" office:value="0.036042">
                <text:p>0.036042</text:p>
              </table:table-cell>
              <table:table-cell office:value-type="float" office:value="0.006407">
                <text:p>0.006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  <table:table-cell office:value-type="float" office:value="0.025106">
                <text:p>0.025106</text:p>
              </table:table-cell>
              <table:table-cell office:value-type="float" office:value="0.007111">
                <text:p>0.007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8">
                <text:p>598</text:p>
              </table:table-cell>
              <table:table-cell office:value-type="float" office:value="0.023004">
                <text:p>0.023004</text:p>
              </table:table-cell>
              <table:table-cell office:value-type="float" office:value="0.006864">
                <text:p>0.006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24976">
                <text:p>0.024976</text:p>
              </table:table-cell>
              <table:table-cell office:value-type="float" office:value="0.007032">
                <text:p>0.007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0">
                <text:p>650</text:p>
              </table:table-cell>
              <table:table-cell office:value-type="float" office:value="0.023314">
                <text:p>0.023314</text:p>
              </table:table-cell>
              <table:table-cell office:value-type="float" office:value="0.006108">
                <text:p>0.006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2">
                <text:p>702</text:p>
              </table:table-cell>
              <table:table-cell office:value-type="float" office:value="0.028018">
                <text:p>0.028018</text:p>
              </table:table-cell>
              <table:table-cell office:value-type="float" office:value="0.007229">
                <text:p>0.007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">
                <text:p>699</text:p>
              </table:table-cell>
              <table:table-cell office:value-type="float" office:value="0.037527">
                <text:p>0.037527</text:p>
              </table:table-cell>
              <table:table-cell office:value-type="float" office:value="0.009147">
                <text:p>0.009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5">
                <text:p>685</text:p>
              </table:table-cell>
              <table:table-cell office:value-type="float" office:value="0.081284">
                <text:p>0.08128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3">
                <text:p>713</text:p>
              </table:table-cell>
              <table:table-cell office:value-type="float" office:value="0.040403">
                <text:p>0.040403</text:p>
              </table:table-cell>
              <table:table-cell office:value-type="float" office:value="0.008023">
                <text:p>0.0080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0">
                <text:p>690</text:p>
              </table:table-cell>
              <table:table-cell office:value-type="float" office:value="0.039451">
                <text:p>0.039451</text:p>
              </table:table-cell>
              <table:table-cell office:value-type="float" office:value="0.008522">
                <text:p>0.008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6">
                <text:p>706</text:p>
              </table:table-cell>
              <table:table-cell office:value-type="float" office:value="0.02959">
                <text:p>0.02959</text:p>
              </table:table-cell>
              <table:table-cell office:value-type="float" office:value="0.006125">
                <text:p>0.006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  <table:table-cell office:value-type="float" office:value="0.018534">
                <text:p>0.018534</text:p>
              </table:table-cell>
              <table:table-cell office:value-type="float" office:value="0.006357">
                <text:p>0.006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">
                <text:p>700</text:p>
              </table:table-cell>
              <table:table-cell office:value-type="float" office:value="0.032312">
                <text:p>0.032312</text:p>
              </table:table-cell>
              <table:table-cell office:value-type="float" office:value="0.006275">
                <text:p>0.006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2842">
                <text:p>0.02842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0.036675">
                <text:p>0.036675</text:p>
              </table:table-cell>
              <table:table-cell office:value-type="float" office:value="0.006391">
                <text:p>0.006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2">
                <text:p>802</text:p>
              </table:table-cell>
              <table:table-cell office:value-type="float" office:value="0.032148">
                <text:p>0.032148</text:p>
              </table:table-cell>
              <table:table-cell office:value-type="float" office:value="0.007565">
                <text:p>0.0075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9">
                <text:p>799</text:p>
              </table:table-cell>
              <table:table-cell office:value-type="float" office:value="0.034049">
                <text:p>0.034049</text:p>
              </table:table-cell>
              <table:table-cell office:value-type="float" office:value="0.008067">
                <text:p>0.0080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9">
                <text:p>799</text:p>
              </table:table-cell>
              <table:table-cell office:value-type="float" office:value="0.030999">
                <text:p>0.030999</text:p>
              </table:table-cell>
              <table:table-cell office:value-type="float" office:value="0.006885">
                <text:p>0.006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2">
                <text:p>792</text:p>
              </table:table-cell>
              <table:table-cell office:value-type="float" office:value="0.031948">
                <text:p>0.031948</text:p>
              </table:table-cell>
              <table:table-cell office:value-type="float" office:value="0.009289">
                <text:p>0.009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4">
                <text:p>804</text:p>
              </table:table-cell>
              <table:table-cell office:value-type="float" office:value="0.044359">
                <text:p>0.044359</text:p>
              </table:table-cell>
              <table:table-cell office:value-type="float" office:value="0.011582">
                <text:p>0.011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9">
                <text:p>799</text:p>
              </table:table-cell>
              <table:table-cell office:value-type="float" office:value="0.083972">
                <text:p>0.083972</text:p>
              </table:table-cell>
              <table:table-cell office:value-type="float" office:value="0.010387">
                <text:p>0.0103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">
                <text:p>790</text:p>
              </table:table-cell>
              <table:table-cell office:value-type="float" office:value="0.061422">
                <text:p>0.061422</text:p>
              </table:table-cell>
              <table:table-cell office:value-type="float" office:value="0.011281">
                <text:p>0.011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0">
                <text:p>810</text:p>
              </table:table-cell>
              <table:table-cell office:value-type="float" office:value="0.053904">
                <text:p>0.053904</text:p>
              </table:table-cell>
              <table:table-cell office:value-type="float" office:value="0.009842">
                <text:p>0.0098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9">
                <text:p>799</text:p>
              </table:table-cell>
              <table:table-cell office:value-type="float" office:value="0.054893">
                <text:p>0.054893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1">
                <text:p>831</text:p>
              </table:table-cell>
              <table:table-cell office:value-type="float" office:value="0.110379">
                <text:p>0.110379</text:p>
              </table:table-cell>
              <table:table-cell office:value-type="float" office:value="0.01898">
                <text:p>0.01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8">
                <text:p>908</text:p>
              </table:table-cell>
              <table:table-cell office:value-type="float" office:value="0.206336">
                <text:p>0.206336</text:p>
              </table:table-cell>
              <table:table-cell office:value-type="float" office:value="0.015509">
                <text:p>0.015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9">
                <text:p>899</text:p>
              </table:table-cell>
              <table:table-cell office:value-type="float" office:value="0.242355">
                <text:p>0.242355</text:p>
              </table:table-cell>
              <table:table-cell office:value-type="float" office:value="0.013904">
                <text:p>0.013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0">
                <text:p>890</text:p>
              </table:table-cell>
              <table:table-cell office:value-type="float" office:value="0.231254">
                <text:p>0.231254</text:p>
              </table:table-cell>
              <table:table-cell office:value-type="float" office:value="0.009729">
                <text:p>0.0097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">
                <text:p>892</text:p>
              </table:table-cell>
              <table:table-cell office:value-type="float" office:value="4.559876">
                <text:p>4.559876</text:p>
              </table:table-cell>
              <table:table-cell office:value-type="float" office:value="0.006337">
                <text:p>0.006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8">
                <text:p>908</text:p>
              </table:table-cell>
              <table:table-cell office:value-type="float" office:value="4.629665">
                <text:p>4.629665</text:p>
              </table:table-cell>
              <table:table-cell office:value-type="float" office:value="0.008171">
                <text:p>0.008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6">
                <text:p>906</text:p>
              </table:table-cell>
              <table:table-cell office:value-type="float" office:value="5.387557">
                <text:p>5.387557</text:p>
              </table:table-cell>
              <table:table-cell office:value-type="float" office:value="0.006098">
                <text:p>0.00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4">
                <text:p>884</text:p>
              </table:table-cell>
              <table:table-cell office:value-type="float" office:value="4.757572">
                <text:p>4.757572</text:p>
              </table:table-cell>
              <table:table-cell office:value-type="float" office:value="0.011449">
                <text:p>0.0114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2">
                <text:p>902</text:p>
              </table:table-cell>
              <table:table-cell office:value-type="float" office:value="5.040427">
                <text:p>5.040427</text:p>
              </table:table-cell>
              <table:table-cell office:value-type="float" office:value="0.007914">
                <text:p>0.007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8">
                <text:p>878</text:p>
              </table:table-cell>
              <table:table-cell office:value-type="float" office:value="4.622375">
                <text:p>4.622375</text:p>
              </table:table-cell>
              <table:table-cell office:value-type="float" office:value="0.008746">
                <text:p>0.0087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2">
                <text:p>932</text:p>
              </table:table-cell>
              <table:table-cell office:value-type="float" office:value="4.9188">
                <text:p>4.9188</text:p>
              </table:table-cell>
              <table:table-cell office:value-type="float" office:value="0.007747">
                <text:p>0.0077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">
                <text:p>889</text:p>
              </table:table-cell>
              <table:table-cell office:value-type="float" office:value="4.370986">
                <text:p>4.370986</text:p>
              </table:table-cell>
              <table:table-cell office:value-type="float" office:value="0.008988">
                <text:p>0.0089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2">
                <text:p>892</text:p>
              </table:table-cell>
              <table:table-cell office:value-type="float" office:value="4.65187">
                <text:p>4.65187</text:p>
              </table:table-cell>
              <table:table-cell office:value-type="float" office:value="0.008842">
                <text:p>0.0088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5">
                <text:p>905</text:p>
              </table:table-cell>
              <table:table-cell office:value-type="float" office:value="4.519597">
                <text:p>4.519597</text:p>
              </table:table-cell>
              <table:table-cell office:value-type="float" office:value="0.007524">
                <text:p>0.007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5">
                <text:p>895</text:p>
              </table:table-cell>
              <table:table-cell office:value-type="float" office:value="4.456209">
                <text:p>4.456209</text:p>
              </table:table-cell>
              <table:table-cell office:value-type="float" office:value="0.007972">
                <text:p>0.0079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0">
                <text:p>910</text:p>
              </table:table-cell>
              <table:table-cell office:value-type="float" office:value="3.818106">
                <text:p>3.818106</text:p>
              </table:table-cell>
              <table:table-cell office:value-type="float" office:value="0.005717">
                <text:p>0.005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3">
                <text:p>903</text:p>
              </table:table-cell>
              <table:table-cell office:value-type="float" office:value="1.11213">
                <text:p>1.11213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2">
                <text:p>892</text:p>
              </table:table-cell>
              <table:table-cell office:value-type="float" office:value="0.056355">
                <text:p>0.05635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6">
                <text:p>906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4">
                <text:p>694</text:p>
              </table:table-cell>
              <table:table-cell office:value-type="float" office:value="0.000092">
                <text:p>0.000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6">
                <text:p>366</text:p>
              </table:table-cell>
              <table:table-cell office:value-type="float" office:value="0.000091">
                <text:p>0.00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7">
                <text:p>177</text:p>
              </table:table-cell>
              <table:table-cell office:value-type="float" office:value="0.000103">
                <text:p>0.00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">
                <text:p>94</text:p>
              </table:table-cell>
              <table:table-cell office:value-type="float" office:value="0.000082">
                <text:p>0.00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">
                <text:p>44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000167">
                <text:p>0.000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000273">
                <text:p>0.00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0.134343">
                <text:p>0.134343</text:p>
              </table:table-cell>
              <table:table-cell office:value-type="float" office:value="0.026171">
                <text:p>0.026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4">
                <text:p>1024</text:p>
              </table:table-cell>
              <table:table-cell office:value-type="float" office:value="0.102184">
                <text:p>0.102184</text:p>
              </table:table-cell>
              <table:table-cell office:value-type="float" office:value="0.023875">
                <text:p>0.023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8">
                <text:p>998</text:p>
              </table:table-cell>
              <table:table-cell office:value-type="float" office:value="0.041457">
                <text:p>0.041457</text:p>
              </table:table-cell>
              <table:table-cell office:value-type="float" office:value="0.011896">
                <text:p>0.0118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6">
                <text:p>996</text:p>
              </table:table-cell>
              <table:table-cell office:value-type="float" office:value="0.057193">
                <text:p>0.057193</text:p>
              </table:table-cell>
              <table:table-cell office:value-type="float" office:value="0.012204">
                <text:p>0.0122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7">
                <text:p>987</text:p>
              </table:table-cell>
              <table:table-cell office:value-type="float" office:value="0.092916">
                <text:p>0.092916</text:p>
              </table:table-cell>
              <table:table-cell office:value-type="float" office:value="0.01461">
                <text:p>0.014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3">
                <text:p>993</text:p>
              </table:table-cell>
              <table:table-cell office:value-type="float" office:value="0.123092">
                <text:p>0.123092</text:p>
              </table:table-cell>
              <table:table-cell office:value-type="float" office:value="0.009466">
                <text:p>0.0094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68">
                <text:p>968</text:p>
              </table:table-cell>
              <table:table-cell office:value-type="float" office:value="0.066889">
                <text:p>0.066889</text:p>
              </table:table-cell>
              <table:table-cell office:value-type="float" office:value="0.009963">
                <text:p>0.009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8">
                <text:p>988</text:p>
              </table:table-cell>
              <table:table-cell office:value-type="float" office:value="0.067776">
                <text:p>0.067776</text:p>
              </table:table-cell>
              <table:table-cell office:value-type="float" office:value="0.011121">
                <text:p>0.0111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4">
                <text:p>994</text:p>
              </table:table-cell>
              <table:table-cell office:value-type="float" office:value="0.064286">
                <text:p>0.064286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5">
                <text:p>975</text:p>
              </table:table-cell>
              <table:table-cell office:value-type="float" office:value="0.025316">
                <text:p>0.025316</text:p>
              </table:table-cell>
              <table:table-cell office:value-type="float" office:value="0.006714">
                <text:p>0.006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0.127039">
                <text:p>0.127039</text:p>
              </table:table-cell>
              <table:table-cell office:value-type="float" office:value="0.037185">
                <text:p>0.0371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00">
                <text:p>1500</text:p>
              </table:table-cell>
              <table:table-cell office:value-type="float" office:value="3.125679">
                <text:p>3.125679</text:p>
              </table:table-cell>
              <table:table-cell office:value-type="float" office:value="0.044697">
                <text:p>0.044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0">
                <text:p>1500</text:p>
              </table:table-cell>
              <table:table-cell office:value-type="float" office:value="10.563998">
                <text:p>10.563998</text:p>
              </table:table-cell>
              <table:table-cell office:value-type="float" office:value="0.04703">
                <text:p>0.047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00">
                <text:p>1500</text:p>
              </table:table-cell>
              <table:table-cell office:value-type="float" office:value="12.997269">
                <text:p>12.997269</text:p>
              </table:table-cell>
              <table:table-cell office:value-type="float" office:value="0.022023">
                <text:p>0.0220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0">
                <text:p>1500</text:p>
              </table:table-cell>
              <table:table-cell office:value-type="float" office:value="12.49927">
                <text:p>12.49927</text:p>
              </table:table-cell>
              <table:table-cell office:value-type="float" office:value="0.009063">
                <text:p>0.009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0">
                <text:p>1500</text:p>
              </table:table-cell>
              <table:table-cell office:value-type="float" office:value="10.038944">
                <text:p>10.038944</text:p>
              </table:table-cell>
              <table:table-cell office:value-type="float" office:value="0.004527">
                <text:p>0.0045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